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7312in" style:use-optimal-column-width="false"/>
    </style:style>
    <style:style style:name="TableColumn3" style:family="table-column">
      <style:table-column-properties style:column-width="1.7312in" style:use-optimal-column-width="false"/>
    </style:style>
    <style:style style:name="TableColumn4" style:family="table-column">
      <style:table-column-properties style:column-width="1.7312in" style:use-optimal-column-width="false"/>
    </style:style>
    <style:style style:name="TableColumn5" style:family="table-column">
      <style:table-column-properties style:column-width="1.7312in" style:use-optimal-column-width="false"/>
    </style:style>
    <style:style style:name="Table1" style:family="table" style:master-page-name="MP0">
      <style:table-properties style:width="6.925in" fo:margin-left="-0.009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27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TableColumn29" style:family="table-column">
      <style:table-column-properties style:column-width="0.693in" style:use-optimal-column-width="false"/>
    </style:style>
    <style:style style:name="TableColumn30" style:family="table-column">
      <style:table-column-properties style:column-width="0.6923in" style:use-optimal-column-width="false"/>
    </style:style>
    <style:style style:name="TableColumn31" style:family="table-column">
      <style:table-column-properties style:column-width="0.6923in" style:use-optimal-column-width="false"/>
    </style:style>
    <style:style style:name="TableColumn32" style:family="table-column">
      <style:table-column-properties style:column-width="0.6923in" style:use-optimal-column-width="false"/>
    </style:style>
    <style:style style:name="TableColumn33" style:family="table-column">
      <style:table-column-properties style:column-width="0.6923in" style:use-optimal-column-width="false"/>
    </style:style>
    <style:style style:name="TableColumn34" style:family="table-column">
      <style:table-column-properties style:column-width="0.6923in" style:use-optimal-column-width="false"/>
    </style:style>
    <style:style style:name="TableColumn35" style:family="table-column">
      <style:table-column-properties style:column-width="0.6923in" style:use-optimal-column-width="false"/>
    </style:style>
    <style:style style:name="TableColumn36" style:family="table-column">
      <style:table-column-properties style:column-width="0.6923in" style:use-optimal-column-width="false"/>
    </style:style>
    <style:style style:name="TableColumn37" style:family="table-column">
      <style:table-column-properties style:column-width="0.6923in" style:use-optimal-column-width="false"/>
    </style:style>
    <style:style style:name="TableColumn38" style:family="table-column">
      <style:table-column-properties style:column-width="0.693in" style:use-optimal-column-width="false"/>
    </style:style>
    <style:style style:name="Table28" style:family="table">
      <style:table-properties style:width="6.925in" fo:margin-left="-0.009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84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TableColumn86" style:family="table-column">
      <style:table-column-properties style:column-width="0.9888in" style:use-optimal-column-width="false"/>
    </style:style>
    <style:style style:name="TableColumn87" style:family="table-column">
      <style:table-column-properties style:column-width="0.9888in" style:use-optimal-column-width="false"/>
    </style:style>
    <style:style style:name="TableColumn88" style:family="table-column">
      <style:table-column-properties style:column-width="0.9888in" style:use-optimal-column-width="false"/>
    </style:style>
    <style:style style:name="TableColumn89" style:family="table-column">
      <style:table-column-properties style:column-width="0.9895in" style:use-optimal-column-width="false"/>
    </style:style>
    <style:style style:name="TableColumn90" style:family="table-column">
      <style:table-column-properties style:column-width="0.9895in" style:use-optimal-column-width="false"/>
    </style:style>
    <style:style style:name="TableColumn91" style:family="table-column">
      <style:table-column-properties style:column-width="0.9895in" style:use-optimal-column-width="false"/>
    </style:style>
    <style:style style:name="TableColumn92" style:family="table-column">
      <style:table-column-properties style:column-width="0.9895in" style:use-optimal-column-width="false"/>
    </style:style>
    <style:style style:name="Table85" style:family="table">
      <style:table-properties style:width="6.925in" fo:margin-left="-0.009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>
        <style:tab-stops>
          <style:tab-stop style:type="left" style:position="0.302in"/>
        </style:tab-stops>
      </style:paragraph-properties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126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TableColumn128" style:family="table-column">
      <style:table-column-properties style:column-width="0.8652in" style:use-optimal-column-width="false"/>
    </style:style>
    <style:style style:name="TableColumn129" style:family="table-column">
      <style:table-column-properties style:column-width="0.8659in" style:use-optimal-column-width="false"/>
    </style:style>
    <style:style style:name="TableColumn130" style:family="table-column">
      <style:table-column-properties style:column-width="0.8652in" style:use-optimal-column-width="false"/>
    </style:style>
    <style:style style:name="TableColumn131" style:family="table-column">
      <style:table-column-properties style:column-width="0.8659in" style:use-optimal-column-width="false"/>
    </style:style>
    <style:style style:name="TableColumn132" style:family="table-column">
      <style:table-column-properties style:column-width="0.8652in" style:use-optimal-column-width="false"/>
    </style:style>
    <style:style style:name="TableColumn133" style:family="table-column">
      <style:table-column-properties style:column-width="0.8659in" style:use-optimal-column-width="false"/>
    </style:style>
    <style:style style:name="TableColumn134" style:family="table-column">
      <style:table-column-properties style:column-width="0.8652in" style:use-optimal-column-width="false"/>
    </style:style>
    <style:style style:name="TableColumn135" style:family="table-column">
      <style:table-column-properties style:column-width="0.8659in" style:use-optimal-column-width="false"/>
    </style:style>
    <style:style style:name="Table127" style:family="table">
      <style:table-properties style:width="6.925in" fo:margin-left="-0.009in" table:align="lef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173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TableColumn175" style:family="table-column">
      <style:table-column-properties style:column-width="1.1541in" style:use-optimal-column-width="false"/>
    </style:style>
    <style:style style:name="TableColumn176" style:family="table-column">
      <style:table-column-properties style:column-width="1.1541in" style:use-optimal-column-width="false"/>
    </style:style>
    <style:style style:name="TableColumn177" style:family="table-column">
      <style:table-column-properties style:column-width="1.1541in" style:use-optimal-column-width="false"/>
    </style:style>
    <style:style style:name="TableColumn178" style:family="table-column">
      <style:table-column-properties style:column-width="1.1541in" style:use-optimal-column-width="false"/>
    </style:style>
    <style:style style:name="TableColumn179" style:family="table-column">
      <style:table-column-properties style:column-width="1.1541in" style:use-optimal-column-width="false"/>
    </style:style>
    <style:style style:name="TableColumn180" style:family="table-column">
      <style:table-column-properties style:column-width="1.1541in" style:use-optimal-column-width="false"/>
    </style:style>
    <style:style style:name="Table174" style:family="table">
      <style:table-properties style:width="6.925in" fo:margin-left="-0.009in" table:align="lef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P210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TableColumn212" style:family="table-column">
      <style:table-column-properties style:column-width="1.1875in" style:use-optimal-column-width="false"/>
    </style:style>
    <style:style style:name="TableColumn213" style:family="table-column">
      <style:table-column-properties style:column-width="1.1875in" style:use-optimal-column-width="false"/>
    </style:style>
    <style:style style:name="Table211" style:family="table">
      <style:table-properties style:width="2.375in" fo:margin-left="-0.009in" table:align="lef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217" style:family="table-cell">
      <style:table-cell-properties fo:border-top="0.0034in solid #000000" fo:border-left="none" fo:border-bottom="0.0034in solid #000000" fo:border-right="0.0069in solid #000000" style:writing-mode="lr-tb" fo:padding-top="0in" fo:padding-left="0.0069in" fo:padding-bottom="0in" fo:padding-right="0.0069in"/>
    </style:style>
    <style:style style:name="P218" style:parent-style-name="TableContents" style:family="paragraph">
      <style:paragraph-properties fo:text-align="center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22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22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P229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TableColumn231" style:family="table-column">
      <style:table-column-properties style:column-width="1.3854in" style:use-optimal-column-width="false"/>
    </style:style>
    <style:style style:name="TableColumn232" style:family="table-column">
      <style:table-column-properties style:column-width="1.3854in" style:use-optimal-column-width="false"/>
    </style:style>
    <style:style style:name="TableColumn233" style:family="table-column">
      <style:table-column-properties style:column-width="1.3847in" style:use-optimal-column-width="false"/>
    </style:style>
    <style:style style:name="TableColumn234" style:family="table-column">
      <style:table-column-properties style:column-width="1.3847in" style:use-optimal-column-width="false"/>
    </style:style>
    <style:style style:name="TableColumn235" style:family="table-column">
      <style:table-column-properties style:column-width="1.3847in" style:use-optimal-column-width="false"/>
    </style:style>
    <style:style style:name="Table230" style:family="table">
      <style:table-properties style:width="6.925in" fo:margin-left="-0.009in" table:align="lef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P261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TableColumn263" style:family="table-column">
      <style:table-column-properties style:column-width="1.1541in" style:use-optimal-column-width="false"/>
    </style:style>
    <style:style style:name="TableColumn264" style:family="table-column">
      <style:table-column-properties style:column-width="1.1541in" style:use-optimal-column-width="false"/>
    </style:style>
    <style:style style:name="TableColumn265" style:family="table-column">
      <style:table-column-properties style:column-width="1.1541in" style:use-optimal-column-width="false"/>
    </style:style>
    <style:style style:name="TableColumn266" style:family="table-column">
      <style:table-column-properties style:column-width="1.1541in" style:use-optimal-column-width="false"/>
    </style:style>
    <style:style style:name="TableColumn267" style:family="table-column">
      <style:table-column-properties style:column-width="1.1541in" style:use-optimal-column-width="false"/>
    </style:style>
    <style:style style:name="TableColumn268" style:family="table-column">
      <style:table-column-properties style:column-width="1.1541in" style:use-optimal-column-width="false"/>
    </style:style>
    <style:style style:name="Table262" style:family="table">
      <style:table-properties style:width="6.925in" fo:margin-left="-0.009in" table:align="lef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style:font-name-asian="Times New Roman" style:font-name-complex="Times New Roman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P298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TableColumn300" style:family="table-column">
      <style:table-column-properties style:column-width="1.3854in" style:use-optimal-column-width="false"/>
    </style:style>
    <style:style style:name="TableColumn301" style:family="table-column">
      <style:table-column-properties style:column-width="1.3854in" style:use-optimal-column-width="false"/>
    </style:style>
    <style:style style:name="TableColumn302" style:family="table-column">
      <style:table-column-properties style:column-width="1.3847in" style:use-optimal-column-width="false"/>
    </style:style>
    <style:style style:name="TableColumn303" style:family="table-column">
      <style:table-column-properties style:column-width="1.3847in" style:use-optimal-column-width="false"/>
    </style:style>
    <style:style style:name="TableColumn304" style:family="table-column">
      <style:table-column-properties style:column-width="1.3847in" style:use-optimal-column-width="false"/>
    </style:style>
    <style:style style:name="Table299" style:family="table">
      <style:table-properties style:width="6.925in" fo:margin-left="-0.009in" table:align="lef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-asian="Times New Roman" style:font-name-complex="Times New Roman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P330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TableColumn332" style:family="table-column">
      <style:table-column-properties style:column-width="1.3854in" style:use-optimal-column-width="false"/>
    </style:style>
    <style:style style:name="TableColumn333" style:family="table-column">
      <style:table-column-properties style:column-width="1.3854in" style:use-optimal-column-width="false"/>
    </style:style>
    <style:style style:name="TableColumn334" style:family="table-column">
      <style:table-column-properties style:column-width="1.3847in" style:use-optimal-column-width="false"/>
    </style:style>
    <style:style style:name="TableColumn335" style:family="table-column">
      <style:table-column-properties style:column-width="1.3847in" style:use-optimal-column-width="false"/>
    </style:style>
    <style:style style:name="TableColumn336" style:family="table-column">
      <style:table-column-properties style:column-width="1.3847in" style:use-optimal-column-width="false"/>
    </style:style>
    <style:style style:name="Table331" style:family="table">
      <style:table-properties style:width="6.925in" fo:margin-left="-0.009in" table:align="lef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-asian="Times New Roman" style:font-name-complex="Times New Roman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362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P363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P364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P365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366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367" style:parent-style-name="DefaultParagraphFont" style:family="text">
      <style:text-properties style:font-name-asian="Times New Roman" style:font-name-complex="Times New Roman" fo:color="#000000"/>
    </style:style>
    <style:style style:name="P368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P369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P370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371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372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P373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374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375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P376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377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378" style:parent-style-name="Textbody" style:family="paragraph">
      <style:paragraph-properties fo:line-height="100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379" style:parent-style-name="Textbody" style:family="paragraph">
      <style:paragraph-properties fo:line-height="100%">
        <style:tab-stops>
          <style:tab-stop style:type="left" style:position="0.302in"/>
        </style:tab-stops>
      </style:paragraph-properties>
    </style:style>
    <style:style style:name="T380" style:parent-style-name="DefaultParagraphFont" style:family="text">
      <style:text-properties fo:font-weight="bold" style:font-weight-asian="bold" style:font-weight-complex="bold" fo:color="#000000"/>
    </style:style>
    <style:style style:name="T381" style:parent-style-name="DefaultParagraphFont" style:family="text">
      <style:text-properties fo:color="#000000"/>
    </style:style>
    <style:style style:name="T382" style:parent-style-name="DefaultParagraphFont" style:family="text"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T383" style:parent-style-name="DefaultParagraphFont" style:family="text">
      <style:text-properties style:font-name="Liberation Serif" fo:font-size="11pt" style:font-size-asian="11pt" style:font-size-complex="11pt"/>
    </style:style>
    <style:style style:name="P384" style:parent-style-name="Standard" style:family="paragraph">
      <style:text-properties fo:font-size="10pt" style:font-size-asian="10pt" style:font-size-complex="10pt"/>
    </style:style>
    <style:style style:name="P385" style:parent-style-name="Standard" style:family="paragraph">
      <style:text-properties fo:font-size="10pt" style:font-size-asian="10pt" style:font-size-complex="10pt"/>
    </style:style>
    <style:style style:name="T386" style:parent-style-name="DefaultParagraphFont" style:family="text">
      <style:text-properties style:font-name="Liberation Serif" fo:font-size="11pt" style:font-size-asian="11pt" style:font-size-complex="11pt"/>
    </style:style>
    <style:style style:name="T387" style:parent-style-name="DefaultParagraphFont" style:family="text"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T388" style:parent-style-name="DefaultParagraphFont" style:family="text">
      <style:text-properties style:font-name="Liberation Serif" fo:font-size="11pt" style:font-size-asian="11pt" style:font-size-complex="11pt"/>
    </style:style>
    <style:style style:name="T389" style:parent-style-name="DefaultParagraphFont" style:family="text">
      <style:text-properties style:font-name="Liberation Serif" fo:font-size="11pt" style:font-size-asian="11pt" style:font-size-complex="11pt"/>
    </style:style>
    <style:style style:name="T390" style:parent-style-name="DefaultParagraphFont" style:family="text"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T391" style:parent-style-name="DefaultParagraphFont" style:family="text">
      <style:text-properties style:font-name="Liberation Serif" fo:font-size="11pt" style:font-size-asian="11pt" style:font-size-complex="11pt"/>
    </style:style>
    <style:style style:name="T392" style:parent-style-name="DefaultParagraphFont" style:family="text">
      <style:text-properties style:font-name="Liberation Serif" fo:font-size="11pt" style:font-size-asian="11pt" style:font-size-complex="11pt"/>
    </style:style>
    <style:style style:name="T393" style:parent-style-name="DefaultParagraphFont" style:family="text"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T394" style:parent-style-name="DefaultParagraphFont" style:family="text">
      <style:text-properties style:font-name="Liberation Serif" fo:font-size="11pt" style:font-size-asian="11pt" style:font-size-complex="11pt"/>
    </style:style>
    <style:style style:name="T395" style:parent-style-name="DefaultParagraphFont" style:family="text">
      <style:text-properties style:font-name="Liberation Serif" fo:font-size="11pt" style:font-size-asian="11pt" style:font-size-complex="11pt"/>
    </style:style>
    <style:style style:name="T396" style:parent-style-name="DefaultParagraphFont" style:family="text"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T397" style:parent-style-name="DefaultParagraphFont" style:family="text">
      <style:text-properties style:font-name="Liberation Serif" fo:font-size="11pt" style:font-size-asian="11pt" style:font-size-complex="11pt"/>
    </style:style>
    <style:style style:name="P398" style:parent-style-name="Textbody" style:family="paragraph">
      <style:paragraph-properties fo:line-height="100%">
        <style:tab-stops>
          <style:tab-stop style:type="left" style:position="0.302in"/>
        </style:tab-stops>
      </style:paragraph-properties>
      <style:text-properties fo:color="#000000" fo:font-size="11pt" style:font-size-asian="11pt" style:font-size-complex="11pt"/>
    </style:style>
    <style:style style:name="T399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00" style:parent-style-name="DefaultParagraphFont" style:family="text">
      <style:text-properties style:font-name="Liberation Serif" fo:font-size="12pt" style:font-size-asian="12pt" style:font-size-complex="12pt"/>
    </style:style>
    <style:style style:name="T401" style:parent-style-name="DefaultParagraphFont" style:family="text">
      <style:text-properties style:font-name="Liberation Serif" fo:font-size="12pt" style:font-size-asian="12pt" style:font-size-complex="12pt"/>
    </style:style>
    <style:style style:name="T402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03" style:parent-style-name="DefaultParagraphFont" style:family="text">
      <style:text-properties style:font-name="Liberation Serif" fo:font-size="12pt" style:font-size-asian="12pt" style:font-size-complex="12pt"/>
    </style:style>
    <style:style style:name="P404" style:parent-style-name="PreformattedText" style:family="paragraph">
      <style:text-properties style:font-name="Liberation Serif"/>
    </style:style>
    <style:style style:name="P405" style:parent-style-name="PreformattedText" style:family="paragraph">
      <style:text-properties style:font-name="Liberation Serif"/>
    </style:style>
    <style:style style:name="T406" style:parent-style-name="DefaultParagraphFont" style:family="text">
      <style:text-properties style:font-name="Liberation Serif"/>
    </style:style>
    <style:style style:name="T407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08" style:parent-style-name="DefaultParagraphFont" style:family="text">
      <style:text-properties style:font-name="Liberation Serif" fo:font-size="12pt" style:font-size-asian="12pt" style:font-size-complex="12pt"/>
    </style:style>
    <style:style style:name="T409" style:parent-style-name="DefaultParagraphFont" style:family="text">
      <style:text-properties style:font-name="Liberation Serif" fo:font-size="12pt" style:font-size-asian="12pt" style:font-size-complex="12pt"/>
    </style:style>
    <style:style style:name="T410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11" style:parent-style-name="DefaultParagraphFont" style:family="text">
      <style:text-properties style:font-name="Liberation Serif" fo:font-size="12pt" style:font-size-asian="12pt" style:font-size-complex="12pt"/>
    </style:style>
    <style:style style:name="T412" style:parent-style-name="DefaultParagraphFont" style:family="text">
      <style:text-properties style:font-name="Liberation Serif" fo:font-size="12pt" style:font-size-asian="12pt" style:font-size-complex="12pt"/>
    </style:style>
    <style:style style:name="T413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14" style:parent-style-name="DefaultParagraphFont" style:family="text">
      <style:text-properties style:font-name="Liberation Serif" fo:font-size="12pt" style:font-size-asian="12pt" style:font-size-complex="12pt"/>
    </style:style>
    <style:style style:name="T415" style:parent-style-name="DefaultParagraphFont" style:family="text">
      <style:text-properties style:font-name="Liberation Serif" fo:font-size="12pt" style:font-size-asian="12pt" style:font-size-complex="12pt"/>
    </style:style>
    <style:style style:name="T416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17" style:parent-style-name="DefaultParagraphFont" style:family="text">
      <style:text-properties style:font-name="Liberation Serif" fo:font-size="12pt" style:font-size-asian="12pt" style:font-size-complex="12pt"/>
    </style:style>
    <style:style style:name="P418" style:parent-style-name="Textbody" style:family="paragraph">
      <style:paragraph-properties fo:line-height="100%">
        <style:tab-stops>
          <style:tab-stop style:type="left" style:position="0.302in"/>
        </style:tab-stops>
      </style:paragraph-properties>
      <style:text-properties fo:color="#000000" fo:font-size="11pt" style:font-size-asian="11pt" style:font-size-complex="11pt"/>
    </style:style>
    <style:style style:name="P419" style:parent-style-name="Textbody" style:family="paragraph">
      <style:paragraph-properties fo:line-height="100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T420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21" style:parent-style-name="DefaultParagraphFont" style:family="text">
      <style:text-properties style:font-name="Liberation Serif" fo:font-size="12pt" style:font-size-asian="12pt" style:font-size-complex="12pt"/>
    </style:style>
    <style:style style:name="T422" style:parent-style-name="DefaultParagraphFont" style:family="text">
      <style:text-properties style:font-name="Liberation Serif" fo:font-size="12pt" style:font-size-asian="12pt" style:font-size-complex="12pt"/>
    </style:style>
    <style:style style:name="T423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24" style:parent-style-name="DefaultParagraphFont" style:family="text">
      <style:text-properties style:font-name="Liberation Serif" fo:font-size="12pt" style:font-size-asian="12pt" style:font-size-complex="12pt"/>
    </style:style>
    <style:style style:name="T425" style:parent-style-name="DefaultParagraphFont" style:family="text">
      <style:text-properties style:font-name="Liberation Serif" fo:font-size="12pt" style:font-size-asian="12pt" style:font-size-complex="12pt"/>
    </style:style>
    <style:style style:name="T426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27" style:parent-style-name="DefaultParagraphFont" style:family="text">
      <style:text-properties style:font-name="Liberation Serif" fo:font-size="12pt" style:font-size-asian="12pt" style:font-size-complex="12pt"/>
    </style:style>
    <style:style style:name="T428" style:parent-style-name="DefaultParagraphFont" style:family="text">
      <style:text-properties style:font-name="Liberation Serif" fo:font-size="12pt" style:font-size-asian="12pt" style:font-size-complex="12pt"/>
    </style:style>
    <style:style style:name="T429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30" style:parent-style-name="DefaultParagraphFont" style:family="text">
      <style:text-properties style:font-name="Liberation Serif" fo:font-size="12pt" style:font-size-asian="12pt" style:font-size-complex="12pt"/>
    </style:style>
    <style:style style:name="T431" style:parent-style-name="DefaultParagraphFont" style:family="text">
      <style:text-properties style:font-name="Liberation Serif" fo:font-size="12pt" style:font-size-asian="12pt" style:font-size-complex="12pt"/>
    </style:style>
    <style:style style:name="T432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33" style:parent-style-name="DefaultParagraphFont" style:family="text">
      <style:text-properties style:font-name="Liberation Serif" fo:font-size="12pt" style:font-size-asian="12pt" style:font-size-complex="12pt"/>
    </style:style>
    <style:style style:name="P434" style:parent-style-name="PreformattedText" style:family="paragraph">
      <style:text-properties style:font-name="Liberation Serif"/>
    </style:style>
    <style:style style:name="P435" style:parent-style-name="PreformattedText" style:family="paragraph">
      <style:text-properties style:font-name="Liberation Serif"/>
    </style:style>
    <style:style style:name="P436" style:parent-style-name="PreformattedText" style:family="paragraph">
      <style:text-properties style:font-name="Liberation Serif"/>
    </style:style>
    <style:style style:name="P437" style:parent-style-name="Textbody" style:family="paragraph">
      <style:paragraph-properties fo:line-height="100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438" style:parent-style-name="Textbody" style:family="paragraph">
      <style:paragraph-properties fo:line-height="100%">
        <style:tab-stops>
          <style:tab-stop style:type="left" style:position="0.302in"/>
        </style:tab-stops>
      </style:paragraph-properties>
    </style:style>
    <style:style style:name="T439" style:parent-style-name="DefaultParagraphFont" style:family="text">
      <style:text-properties fo:font-weight="bold" style:font-weight-asian="bold" style:font-weight-complex="bold" fo:color="#000000"/>
    </style:style>
    <style:style style:name="T440" style:parent-style-name="DefaultParagraphFont" style:family="text">
      <style:text-properties fo:color="#000000"/>
    </style:style>
    <style:style style:name="P441" style:parent-style-name="Textbody" style:family="paragraph">
      <style:paragraph-properties fo:line-height="100%">
        <style:tab-stops>
          <style:tab-stop style:type="left" style:position="0.302in"/>
        </style:tab-stops>
      </style:paragraph-properties>
      <style:text-properties fo:color="#000000"/>
    </style:style>
    <style:style style:name="P442" style:parent-style-name="Textbody" style:family="paragraph">
      <style:paragraph-properties fo:line-height="100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T443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44" style:parent-style-name="DefaultParagraphFont" style:family="text">
      <style:text-properties style:font-name="Liberation Serif" fo:font-size="12pt" style:font-size-asian="12pt" style:font-size-complex="12pt"/>
    </style:style>
    <style:style style:name="T445" style:parent-style-name="DefaultParagraphFont" style:family="text">
      <style:text-properties style:font-name="Liberation Serif" fo:font-size="12pt" style:font-size-asian="12pt" style:font-size-complex="12pt"/>
    </style:style>
    <style:style style:name="T446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47" style:parent-style-name="DefaultParagraphFont" style:family="text">
      <style:text-properties style:font-name="Liberation Serif" fo:font-size="12pt" style:font-size-asian="12pt" style:font-size-complex="12pt"/>
    </style:style>
    <style:style style:name="P448" style:parent-style-name="PreformattedText" style:family="paragraph">
      <style:text-properties style:font-name="Liberation Serif"/>
    </style:style>
    <style:style style:name="P449" style:parent-style-name="PreformattedText" style:family="paragraph">
      <style:text-properties style:font-name="Liberation Serif"/>
    </style:style>
    <style:style style:name="T450" style:parent-style-name="DefaultParagraphFont" style:family="text">
      <style:text-properties style:font-name="Liberation Serif"/>
    </style:style>
    <style:style style:name="T451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52" style:parent-style-name="DefaultParagraphFont" style:family="text">
      <style:text-properties style:font-name="Liberation Serif" fo:font-size="12pt" style:font-size-asian="12pt" style:font-size-complex="12pt"/>
    </style:style>
    <style:style style:name="P453" style:parent-style-name="PreformattedText" style:family="paragraph">
      <style:text-properties style:font-name="Liberation Serif"/>
    </style:style>
    <style:style style:name="P454" style:parent-style-name="PreformattedText" style:family="paragraph">
      <style:text-properties style:font-name="Liberation Serif"/>
    </style:style>
    <style:style style:name="T455" style:parent-style-name="DefaultParagraphFont" style:family="text">
      <style:text-properties style:font-name="Liberation Serif"/>
    </style:style>
    <style:style style:name="T456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57" style:parent-style-name="DefaultParagraphFont" style:family="text">
      <style:text-properties style:font-name="Liberation Serif" fo:font-size="12pt" style:font-size-asian="12pt" style:font-size-complex="12pt"/>
    </style:style>
    <style:style style:name="T458" style:parent-style-name="DefaultParagraphFont" style:family="text">
      <style:text-properties style:font-name="Liberation Serif" fo:font-size="12pt" style:font-size-asian="12pt" style:font-size-complex="12pt"/>
    </style:style>
    <style:style style:name="T459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60" style:parent-style-name="DefaultParagraphFont" style:family="text">
      <style:text-properties style:font-name="Liberation Serif" fo:font-size="12pt" style:font-size-asian="12pt" style:font-size-complex="12pt"/>
    </style:style>
    <style:style style:name="T461" style:parent-style-name="DefaultParagraphFont" style:family="text">
      <style:text-properties style:font-name="Liberation Serif" fo:font-size="12pt" style:font-size-asian="12pt" style:font-size-complex="12pt"/>
    </style:style>
    <style:style style:name="T462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63" style:parent-style-name="DefaultParagraphFont" style:family="text">
      <style:text-properties style:font-name="Liberation Serif" fo:font-size="12pt" style:font-size-asian="12pt" style:font-size-complex="12pt"/>
    </style:style>
    <style:style style:name="P464" style:parent-style-name="Textbody" style:family="paragraph">
      <style:paragraph-properties fo:line-height="100%">
        <style:tab-stops>
          <style:tab-stop style:type="left" style:position="0.302in"/>
        </style:tab-stops>
      </style:paragraph-properties>
      <style:text-properties fo:color="#000000"/>
    </style:style>
    <style:style style:name="P465" style:parent-style-name="Textbody" style:family="paragraph">
      <style:paragraph-properties fo:line-height="100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466" style:parent-style-name="Textbody" style:family="paragraph">
      <style:paragraph-properties fo:line-height="100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467" style:parent-style-name="Textbody" style:family="paragraph">
      <style:paragraph-properties fo:text-align="justify" fo:line-height="100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T468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69" style:parent-style-name="DefaultParagraphFont" style:family="text">
      <style:text-properties style:font-name="Liberation Serif" fo:font-size="12pt" style:font-size-asian="12pt" style:font-size-complex="12pt"/>
    </style:style>
    <style:style style:name="T470" style:parent-style-name="DefaultParagraphFont" style:family="text">
      <style:text-properties style:font-name="Liberation Serif" fo:font-size="12pt" style:font-size-asian="12pt" style:font-size-complex="12pt"/>
    </style:style>
    <style:style style:name="T471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72" style:parent-style-name="DefaultParagraphFont" style:family="text">
      <style:text-properties style:font-name="Liberation Serif" fo:font-size="12pt" style:font-size-asian="12pt" style:font-size-complex="12pt"/>
    </style:style>
    <style:style style:name="TableColumn474" style:family="table-column">
      <style:table-column-properties style:column-width="0.8541in" style:use-optimal-column-width="false"/>
    </style:style>
    <style:style style:name="TableColumn475" style:family="table-column">
      <style:table-column-properties style:column-width="0.9895in" style:use-optimal-column-width="false"/>
    </style:style>
    <style:style style:name="TableColumn476" style:family="table-column">
      <style:table-column-properties style:column-width="0.9895in" style:use-optimal-column-width="false"/>
    </style:style>
    <style:style style:name="TableColumn477" style:family="table-column">
      <style:table-column-properties style:column-width="0.9895in" style:use-optimal-column-width="false"/>
    </style:style>
    <style:style style:name="TableColumn478" style:family="table-column">
      <style:table-column-properties style:column-width="0.9895in" style:use-optimal-column-width="false"/>
    </style:style>
    <style:style style:name="TableColumn479" style:family="table-column">
      <style:table-column-properties style:column-width="0.9895in" style:use-optimal-column-width="false"/>
    </style:style>
    <style:style style:name="TableColumn480" style:family="table-column">
      <style:table-column-properties style:column-width="0.9958in" style:use-optimal-column-width="false"/>
    </style:style>
    <style:style style:name="Table473" style:family="table">
      <style:table-properties style:width="6.7979in" fo:margin-left="0.1395in" table:align="left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4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4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4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4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4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49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Row496" style:family="table-row">
      <style:table-row-properties style:min-row-height="0.4812in" style:use-optimal-row-height="false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paragraph-properties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paragraph-properties>
        <style:tab-stops>
          <style:tab-stop style:type="left" style:position="0.302in"/>
        </style:tab-stops>
      </style:paragraph-properties>
    </style:style>
    <style:style style:name="TableCell5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511" style:parent-style-name="DefaultParagraphFont" style:family="text">
      <style:text-properties style:font-name="Liberation Serif" fo:font-size="12pt" style:font-size-asian="12pt" style:font-size-complex="12pt"/>
    </style:style>
    <style:style style:name="T512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513" style:parent-style-name="DefaultParagraphFont" style:family="text">
      <style:text-properties style:font-name="Liberation Serif" fo:font-size="12pt" style:font-size-asian="12pt" style:font-size-complex="12pt"/>
    </style:style>
    <style:style style:name="T514" style:parent-style-name="DefaultParagraphFont" style:family="text">
      <style:text-properties style:font-name="Liberation Serif" fo:font-size="12pt" style:font-size-asian="12pt" style:font-size-complex="12pt"/>
    </style:style>
    <style:style style:name="T515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516" style:parent-style-name="DefaultParagraphFont" style:family="text">
      <style:text-properties style:font-name="Liberation Serif" fo:font-size="12pt" style:font-size-asian="12pt" style:font-size-complex="12pt"/>
    </style:style>
    <style:style style:name="T517" style:parent-style-name="DefaultParagraphFont" style:family="text">
      <style:text-properties style:font-name="Liberation Serif" fo:font-size="12pt" style:font-size-asian="12pt" style:font-size-complex="12pt"/>
    </style:style>
    <style:style style:name="T518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519" style:parent-style-name="DefaultParagraphFont" style:family="text">
      <style:text-properties style:font-name="Liberation Serif" fo:font-size="12pt" style:font-size-asian="12pt" style:font-size-complex="12pt"/>
    </style:style>
    <style:style style:name="T520" style:parent-style-name="DefaultParagraphFont" style:family="text">
      <style:text-properties style:font-name="Liberation Serif" fo:font-size="12pt" style:font-size-asian="12pt" style:font-size-complex="12pt"/>
    </style:style>
    <style:style style:name="T521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522" style:parent-style-name="DefaultParagraphFont" style:family="text">
      <style:text-properties style:font-name="Liberation Serif" fo:font-size="12pt" style:font-size-asian="12pt" style:font-size-complex="12pt"/>
    </style:style>
    <style:style style:name="P523" style:parent-style-name="PreformattedText" style:family="paragraph">
      <style:text-properties style:font-name="Liberation Serif" fo:font-size="12pt" style:font-size-asian="12pt" style:font-size-complex="12pt"/>
    </style:style>
    <style:style style:name="T52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525" style:parent-style-name="DefaultParagraphFont" style:family="text">
      <style:text-properties style:font-name="Liberation Serif" fo:font-size="12pt" style:font-size-asian="12pt" style:font-size-complex="12pt"/>
    </style:style>
    <style:style style:name="T526" style:parent-style-name="DefaultParagraphFont" style:family="text">
      <style:text-properties style:font-name="Liberation Serif" fo:font-size="12pt" style:font-size-asian="12pt" style:font-size-complex="12pt"/>
    </style:style>
    <style:style style:name="T527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528" style:parent-style-name="DefaultParagraphFont" style:family="text">
      <style:text-properties style:font-name="Liberation Serif" fo:font-size="12pt" style:font-size-asian="12pt" style:font-size-complex="12pt"/>
    </style:style>
    <style:style style:name="TableColumn530" style:family="table-column">
      <style:table-column-properties style:column-width="0.8541in" style:use-optimal-column-width="false"/>
    </style:style>
    <style:style style:name="TableColumn531" style:family="table-column">
      <style:table-column-properties style:column-width="0.9895in" style:use-optimal-column-width="false"/>
    </style:style>
    <style:style style:name="TableColumn532" style:family="table-column">
      <style:table-column-properties style:column-width="0.9895in" style:use-optimal-column-width="false"/>
    </style:style>
    <style:style style:name="TableColumn533" style:family="table-column">
      <style:table-column-properties style:column-width="0.9895in" style:use-optimal-column-width="false"/>
    </style:style>
    <style:style style:name="TableColumn534" style:family="table-column">
      <style:table-column-properties style:column-width="0.9895in" style:use-optimal-column-width="false"/>
    </style:style>
    <style:style style:name="TableColumn535" style:family="table-column">
      <style:table-column-properties style:column-width="0.9895in" style:use-optimal-column-width="false"/>
    </style:style>
    <style:style style:name="TableColumn536" style:family="table-column">
      <style:table-column-properties style:column-width="0.9958in" style:use-optimal-column-width="false"/>
    </style:style>
    <style:style style:name="Table529" style:family="table">
      <style:table-properties style:width="6.7979in" fo:margin-left="0.1395in" table:align="left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5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Row552" style:family="table-row">
      <style:table-row-properties style:min-row-height="0.4812in" style:use-optimal-row-height="false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2" style:parent-style-name="TableContents" style:family="paragraph">
      <style:paragraph-properties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4" style:parent-style-name="TableContents" style:family="paragraph">
      <style:paragraph-properties>
        <style:tab-stops>
          <style:tab-stop style:type="left" style:position="0.302in"/>
        </style:tab-stops>
      </style:paragraph-properties>
    </style:style>
    <style:style style:name="TableCell5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567" style:parent-style-name="DefaultParagraphFont" style:family="text">
      <style:text-properties style:font-name="Liberation Serif"/>
    </style:style>
    <style:style style:name="T568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569" style:parent-style-name="DefaultParagraphFont" style:family="text">
      <style:text-properties style:font-name="Liberation Serif" fo:font-size="12pt" style:font-size-asian="12pt" style:font-size-complex="12pt"/>
    </style:style>
    <style:style style:name="T570" style:parent-style-name="DefaultParagraphFont" style:family="text">
      <style:text-properties style:font-name="Liberation Serif" fo:font-size="12pt" style:font-size-asian="12pt" style:font-size-complex="12pt"/>
    </style:style>
    <style:style style:name="T571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572" style:parent-style-name="DefaultParagraphFont" style:family="text">
      <style:text-properties style:font-name="Liberation Serif" fo:font-size="12pt" style:font-size-asian="12pt" style:font-size-complex="12pt"/>
    </style:style>
    <style:style style:name="T573" style:parent-style-name="DefaultParagraphFont" style:family="text">
      <style:text-properties style:font-name="Liberation Serif" fo:font-size="12pt" style:font-size-asian="12pt" style:font-size-complex="12pt"/>
    </style:style>
    <style:style style:name="T57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575" style:parent-style-name="DefaultParagraphFont" style:family="text">
      <style:text-properties style:font-name="Liberation Serif" fo:font-size="12pt" style:font-size-asian="12pt" style:font-size-complex="12pt"/>
    </style:style>
    <style:style style:name="P576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577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578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579" style:parent-style-name="Textbody" style:family="paragraph">
      <style:paragraph-properties fo:text-align="justify" fo:line-height="100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580" style:parent-style-name="Textbody" style:family="paragraph">
      <style:paragraph-properties fo:text-align="justify" fo:line-height="100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T581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582" style:parent-style-name="DefaultParagraphFont" style:family="text">
      <style:text-properties style:font-name="Liberation Serif" fo:font-size="12pt" style:font-size-asian="12pt" style:font-size-complex="12pt"/>
    </style:style>
    <style:style style:name="T583" style:parent-style-name="DefaultParagraphFont" style:family="text">
      <style:text-properties style:font-name="Liberation Serif" fo:font-size="12pt" style:font-size-asian="12pt" style:font-size-complex="12pt"/>
    </style:style>
    <style:style style:name="T58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585" style:parent-style-name="DefaultParagraphFont" style:family="text">
      <style:text-properties style:font-name="Liberation Serif" fo:font-size="12pt" style:font-size-asian="12pt" style:font-size-complex="12pt"/>
    </style:style>
    <style:style style:name="T586" style:parent-style-name="DefaultParagraphFont" style:family="text">
      <style:text-properties style:font-name="Liberation Serif" fo:font-size="12pt" style:font-size-asian="12pt" style:font-size-complex="12pt"/>
    </style:style>
    <style:style style:name="T587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588" style:parent-style-name="DefaultParagraphFont" style:family="text">
      <style:text-properties style:font-name="Liberation Serif" fo:font-size="12pt" style:font-size-asian="12pt" style:font-size-complex="12pt"/>
    </style:style>
    <style:style style:name="T589" style:parent-style-name="DefaultParagraphFont" style:family="text">
      <style:text-properties style:font-name="Liberation Serif" fo:font-size="12pt" style:font-size-asian="12pt" style:font-size-complex="12pt"/>
    </style:style>
    <style:style style:name="T590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591" style:parent-style-name="DefaultParagraphFont" style:family="text">
      <style:text-properties style:font-name="Liberation Serif" fo:font-size="12pt" style:font-size-asian="12pt" style:font-size-complex="12pt"/>
    </style:style>
    <style:style style:name="T592" style:parent-style-name="DefaultParagraphFont" style:family="text">
      <style:text-properties style:font-name="Liberation Serif" fo:font-size="12pt" style:font-size-asian="12pt" style:font-size-complex="12pt"/>
    </style:style>
    <style:style style:name="T593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594" style:parent-style-name="DefaultParagraphFont" style:family="text">
      <style:text-properties style:font-name="Liberation Serif" fo:font-size="12pt" style:font-size-asian="12pt" style:font-size-complex="12pt"/>
    </style:style>
    <style:style style:name="TableColumn596" style:family="table-column">
      <style:table-column-properties style:column-width="0.8541in" style:use-optimal-column-width="false"/>
    </style:style>
    <style:style style:name="TableColumn597" style:family="table-column">
      <style:table-column-properties style:column-width="0.9895in" style:use-optimal-column-width="false"/>
    </style:style>
    <style:style style:name="TableColumn598" style:family="table-column">
      <style:table-column-properties style:column-width="0.9895in" style:use-optimal-column-width="false"/>
    </style:style>
    <style:style style:name="TableColumn599" style:family="table-column">
      <style:table-column-properties style:column-width="0.9895in" style:use-optimal-column-width="false"/>
    </style:style>
    <style:style style:name="TableColumn600" style:family="table-column">
      <style:table-column-properties style:column-width="0.9895in" style:use-optimal-column-width="false"/>
    </style:style>
    <style:style style:name="TableColumn601" style:family="table-column">
      <style:table-column-properties style:column-width="0.9895in" style:use-optimal-column-width="false"/>
    </style:style>
    <style:style style:name="TableColumn602" style:family="table-column">
      <style:table-column-properties style:column-width="0.9958in" style:use-optimal-column-width="false"/>
    </style:style>
    <style:style style:name="Table595" style:family="table">
      <style:table-properties style:width="6.7979in" fo:margin-left="0.1395in" table:align="left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1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Row618" style:family="table-row">
      <style:table-row-properties style:min-row-height="0.4812in" style:use-optimal-row-height="false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8" style:parent-style-name="TableContents" style:family="paragraph">
      <style:paragraph-properties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0" style:parent-style-name="TableContents" style:family="paragraph">
      <style:paragraph-properties>
        <style:tab-stops>
          <style:tab-stop style:type="left" style:position="0.302in"/>
        </style:tab-stops>
      </style:paragraph-properties>
    </style:style>
    <style:style style:name="TableCell6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633" style:parent-style-name="PreformattedText" style:family="paragraph">
      <style:text-properties style:font-name="Liberation Serif" fo:font-size="12pt" style:font-size-asian="12pt" style:font-size-complex="12pt"/>
    </style:style>
    <style:style style:name="T63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635" style:parent-style-name="DefaultParagraphFont" style:family="text">
      <style:text-properties style:font-name="Liberation Serif" fo:font-size="12pt" style:font-size-asian="12pt" style:font-size-complex="12pt"/>
    </style:style>
    <style:style style:name="T636" style:parent-style-name="DefaultParagraphFont" style:family="text">
      <style:text-properties style:font-name="Liberation Serif" fo:font-size="12pt" style:font-size-asian="12pt" style:font-size-complex="12pt"/>
    </style:style>
    <style:style style:name="T637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638" style:parent-style-name="DefaultParagraphFont" style:family="text">
      <style:text-properties style:font-name="Liberation Serif" fo:font-size="12pt" style:font-size-asian="12pt" style:font-size-complex="12pt"/>
    </style:style>
    <style:style style:name="T639" style:parent-style-name="DefaultParagraphFont" style:family="text">
      <style:text-properties style:font-name="Liberation Serif" fo:font-size="12pt" style:font-size-asian="12pt" style:font-size-complex="12pt"/>
    </style:style>
    <style:style style:name="T640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641" style:parent-style-name="DefaultParagraphFont" style:family="text">
      <style:text-properties style:font-name="Liberation Serif" fo:font-size="12pt" style:font-size-asian="12pt" style:font-size-complex="12pt"/>
    </style:style>
    <style:style style:name="T642" style:parent-style-name="DefaultParagraphFont" style:family="text">
      <style:text-properties style:font-name="Liberation Serif" fo:font-size="12pt" style:font-size-asian="12pt" style:font-size-complex="12pt"/>
    </style:style>
    <style:style style:name="T643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644" style:parent-style-name="DefaultParagraphFont" style:family="text">
      <style:text-properties style:font-name="Liberation Serif" fo:font-size="12pt" style:font-size-asian="12pt" style:font-size-complex="12pt"/>
    </style:style>
    <style:style style:name="T645" style:parent-style-name="DefaultParagraphFont" style:family="text">
      <style:text-properties style:font-name="Liberation Serif" fo:font-size="12pt" style:font-size-asian="12pt" style:font-size-complex="12pt"/>
    </style:style>
    <style:style style:name="T646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647" style:parent-style-name="DefaultParagraphFont" style:family="text">
      <style:text-properties style:font-name="Liberation Serif" fo:font-size="12pt" style:font-size-asian="12pt" style:font-size-complex="12pt"/>
    </style:style>
    <style:style style:name="T648" style:parent-style-name="DefaultParagraphFont" style:family="text">
      <style:text-properties style:font-name="Liberation Serif" fo:font-size="12pt" style:font-size-asian="12pt" style:font-size-complex="12pt"/>
    </style:style>
    <style:style style:name="T649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650" style:parent-style-name="DefaultParagraphFont" style:family="text">
      <style:text-properties style:font-name="Liberation Serif" fo:font-size="12pt" style:font-size-asian="12pt" style:font-size-complex="12pt"/>
    </style:style>
    <style:style style:name="T651" style:parent-style-name="DefaultParagraphFont" style:family="text">
      <style:text-properties style:font-name="Liberation Serif" fo:font-size="12pt" style:font-size-asian="12pt" style:font-size-complex="12pt"/>
    </style:style>
    <style:style style:name="T652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653" style:parent-style-name="DefaultParagraphFont" style:family="text">
      <style:text-properties style:font-name="Liberation Serif" fo:font-size="12pt" style:font-size-asian="12pt" style:font-size-complex="12pt"/>
    </style:style>
    <style:style style:name="T654" style:parent-style-name="DefaultParagraphFont" style:family="text">
      <style:text-properties style:font-name="Liberation Serif" fo:font-size="12pt" style:font-size-asian="12pt" style:font-size-complex="12pt"/>
    </style:style>
    <style:style style:name="T655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656" style:parent-style-name="DefaultParagraphFont" style:family="text">
      <style:text-properties style:font-name="Liberation Serif" fo:font-size="12pt" style:font-size-asian="12pt" style:font-size-complex="12pt"/>
    </style:style>
    <style:style style:name="P657" style:parent-style-name="Textbody" style:family="paragraph">
      <style:paragraph-properties fo:text-align="justify" fo:line-height="100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658" style:parent-style-name="Textbody" style:family="paragraph">
      <style:paragraph-properties fo:text-align="justify" fo:line-height="100%">
        <style:tab-stops>
          <style:tab-stop style:type="left" style:position="0.302in"/>
        </style:tab-stops>
      </style:paragraph-properties>
    </style:style>
    <style:style style:name="T659" style:parent-style-name="DefaultParagraphFont" style:family="text">
      <style:text-properties fo:font-weight="bold" style:font-weight-asian="bold" style:font-weight-complex="bold" fo:color="#000000"/>
    </style:style>
    <style:style style:name="T660" style:parent-style-name="DefaultParagraphFont" style:family="text">
      <style:text-properties fo:color="#000000"/>
    </style:style>
    <style:style style:name="P661" style:parent-style-name="Textbody" style:family="paragraph">
      <style:paragraph-properties fo:text-align="justify" fo:line-height="100%">
        <style:tab-stops>
          <style:tab-stop style:type="left" style:position="0.302in"/>
        </style:tab-stops>
      </style:paragraph-properties>
    </style:style>
    <style:style style:name="T662" style:parent-style-name="DefaultParagraphFont" style:family="text">
      <style:text-properties fo:font-weight="bold" style:font-weight-asian="bold" style:font-weight-complex="bold"/>
    </style:style>
    <style:style style:name="TableColumn664" style:family="table-column">
      <style:table-column-properties style:column-width="0.8541in" style:use-optimal-column-width="false"/>
    </style:style>
    <style:style style:name="TableColumn665" style:family="table-column">
      <style:table-column-properties style:column-width="0.9895in" style:use-optimal-column-width="false"/>
    </style:style>
    <style:style style:name="TableColumn666" style:family="table-column">
      <style:table-column-properties style:column-width="0.9895in" style:use-optimal-column-width="false"/>
    </style:style>
    <style:style style:name="TableColumn667" style:family="table-column">
      <style:table-column-properties style:column-width="0.9895in" style:use-optimal-column-width="false"/>
    </style:style>
    <style:style style:name="TableColumn668" style:family="table-column">
      <style:table-column-properties style:column-width="0.9895in" style:use-optimal-column-width="false"/>
    </style:style>
    <style:style style:name="TableColumn669" style:family="table-column">
      <style:table-column-properties style:column-width="0.9895in" style:use-optimal-column-width="false"/>
    </style:style>
    <style:style style:name="TableColumn670" style:family="table-column">
      <style:table-column-properties style:column-width="0.9958in" style:use-optimal-column-width="false"/>
    </style:style>
    <style:style style:name="Table663" style:family="table">
      <style:table-properties style:width="6.7979in" fo:margin-left="0.1395in" table:align="left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8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Row686" style:family="table-row">
      <style:table-row-properties style:min-row-height="0.4812in" style:use-optimal-row-height="false"/>
    </style:style>
    <style:style style:name="TableCell6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6" style:parent-style-name="TableContents" style:family="paragraph">
      <style:paragraph-properties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paragraph-properties>
        <style:tab-stops>
          <style:tab-stop style:type="left" style:position="0.302in"/>
        </style:tab-stops>
      </style:paragraph-properties>
    </style:style>
    <style:style style:name="TableCell6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701" style:parent-style-name="PreformattedText" style:family="paragraph">
      <style:text-properties style:font-name="Liberation Serif"/>
    </style:style>
    <style:style style:name="T702" style:parent-style-name="DefaultParagraphFont" style:family="text">
      <style:text-properties style:font-name="Liberation Serif"/>
    </style:style>
    <style:style style:name="T703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704" style:parent-style-name="DefaultParagraphFont" style:family="text">
      <style:text-properties style:font-name="Liberation Serif" fo:font-size="12pt" style:font-size-asian="12pt" style:font-size-complex="12pt"/>
    </style:style>
    <style:style style:name="TableColumn706" style:family="table-column">
      <style:table-column-properties style:column-width="0.8541in" style:use-optimal-column-width="false"/>
    </style:style>
    <style:style style:name="TableColumn707" style:family="table-column">
      <style:table-column-properties style:column-width="0.9895in" style:use-optimal-column-width="false"/>
    </style:style>
    <style:style style:name="TableColumn708" style:family="table-column">
      <style:table-column-properties style:column-width="0.9895in" style:use-optimal-column-width="false"/>
    </style:style>
    <style:style style:name="TableColumn709" style:family="table-column">
      <style:table-column-properties style:column-width="0.9895in" style:use-optimal-column-width="false"/>
    </style:style>
    <style:style style:name="TableColumn710" style:family="table-column">
      <style:table-column-properties style:column-width="0.9895in" style:use-optimal-column-width="false"/>
    </style:style>
    <style:style style:name="TableColumn711" style:family="table-column">
      <style:table-column-properties style:column-width="0.9895in" style:use-optimal-column-width="false"/>
    </style:style>
    <style:style style:name="TableColumn712" style:family="table-column">
      <style:table-column-properties style:column-width="0.9958in" style:use-optimal-column-width="false"/>
    </style:style>
    <style:style style:name="Table705" style:family="table">
      <style:table-properties style:width="6.7979in" fo:margin-left="0.1395in" table:align="left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2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Row728" style:family="table-row">
      <style:table-row-properties style:min-row-height="0.4812in" style:use-optimal-row-height="false"/>
    </style:style>
    <style:style style:name="TableCell7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8" style:parent-style-name="TableContents" style:family="paragraph">
      <style:paragraph-properties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ableCell7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0" style:parent-style-name="TableContents" style:family="paragraph">
      <style:paragraph-properties>
        <style:tab-stops>
          <style:tab-stop style:type="left" style:position="0.302in"/>
        </style:tab-stops>
      </style:paragraph-properties>
    </style:style>
    <style:style style:name="TableCell7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743" style:parent-style-name="PreformattedText" style:family="paragraph">
      <style:text-properties style:font-name="Liberation Serif"/>
    </style:style>
    <style:style style:name="T744" style:parent-style-name="DefaultParagraphFont" style:family="text">
      <style:text-properties style:font-name="Liberation Serif"/>
    </style:style>
    <style:style style:name="T745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746" style:parent-style-name="DefaultParagraphFont" style:family="text">
      <style:text-properties style:font-name="Liberation Serif" fo:font-size="12pt" style:font-size-asian="12pt" style:font-size-complex="12pt"/>
    </style:style>
    <style:style style:name="T747" style:parent-style-name="DefaultParagraphFont" style:family="text">
      <style:text-properties style:font-name="Liberation Serif" fo:font-size="12pt" style:font-size-asian="12pt" style:font-size-complex="12pt"/>
    </style:style>
    <style:style style:name="T748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749" style:parent-style-name="DefaultParagraphFont" style:family="text">
      <style:text-properties style:font-name="Liberation Serif" fo:font-size="12pt" style:font-size-asian="12pt" style:font-size-complex="12pt"/>
    </style:style>
    <style:style style:name="T750" style:parent-style-name="DefaultParagraphFont" style:family="text">
      <style:text-properties style:font-name="Liberation Serif" fo:font-size="12pt" style:font-size-asian="12pt" style:font-size-complex="12pt"/>
    </style:style>
    <style:style style:name="T751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752" style:parent-style-name="DefaultParagraphFont" style:family="text">
      <style:text-properties style:font-name="Liberation Serif" fo:font-size="12pt" style:font-size-asian="12pt" style:font-size-complex="12pt"/>
    </style:style>
    <style:style style:name="P753" style:parent-style-name="PreformattedText" style:family="paragraph">
      <style:text-properties style:font-name="Liberation Serif"/>
    </style:style>
    <style:style style:name="P754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755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756" style:parent-style-name="DefaultParagraphFont" style:family="text">
      <style:text-properties fo:font-weight="bold" style:font-weight-asian="bold" style:font-weight-complex="bold" fo:color="#000000"/>
    </style:style>
    <style:style style:name="T757" style:parent-style-name="DefaultParagraphFont" style:family="text">
      <style:text-properties fo:color="#000000"/>
    </style:style>
    <style:style style:name="T758" style:parent-style-name="DefaultParagraphFont" style:family="text">
      <style:text-properties fo:font-weight="bold" style:font-weight-asian="bold" style:font-weight-complex="bold"/>
    </style:style>
    <style:style style:name="TableColumn760" style:family="table-column">
      <style:table-column-properties style:column-width="0.8541in" style:use-optimal-column-width="false"/>
    </style:style>
    <style:style style:name="TableColumn761" style:family="table-column">
      <style:table-column-properties style:column-width="0.9895in" style:use-optimal-column-width="false"/>
    </style:style>
    <style:style style:name="TableColumn762" style:family="table-column">
      <style:table-column-properties style:column-width="0.9895in" style:use-optimal-column-width="false"/>
    </style:style>
    <style:style style:name="TableColumn763" style:family="table-column">
      <style:table-column-properties style:column-width="0.9895in" style:use-optimal-column-width="false"/>
    </style:style>
    <style:style style:name="TableColumn764" style:family="table-column">
      <style:table-column-properties style:column-width="1.052in" style:use-optimal-column-width="false"/>
    </style:style>
    <style:style style:name="Table759" style:family="table">
      <style:table-properties style:width="4.875in" fo:margin-left="0.1395in" table:align="left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7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7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9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7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1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7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3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7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5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Row776" style:family="table-row">
      <style:table-row-properties style:min-row-height="0.4812in" style:use-optimal-row-height="false"/>
    </style:style>
    <style:style style:name="TableCell7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8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7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0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7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2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7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4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7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6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787" style:parent-style-name="DefaultParagraphFont" style:family="text">
      <style:text-properties style:font-name="Liberation Serif" fo:font-size="12pt" style:font-size-asian="12pt" style:font-size-complex="12pt"/>
    </style:style>
    <style:style style:name="T788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789" style:parent-style-name="DefaultParagraphFont" style:family="text">
      <style:text-properties style:font-name="Liberation Serif" fo:font-size="12pt" style:font-size-asian="12pt" style:font-size-complex="12pt"/>
    </style:style>
    <style:style style:name="T790" style:parent-style-name="DefaultParagraphFont" style:family="text">
      <style:text-properties style:font-name="Liberation Serif" fo:font-size="12pt" style:font-size-asian="12pt" style:font-size-complex="12pt"/>
    </style:style>
    <style:style style:name="T791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792" style:parent-style-name="DefaultParagraphFont" style:family="text">
      <style:text-properties style:font-name="Liberation Serif" fo:font-size="12pt" style:font-size-asian="12pt" style:font-size-complex="12pt"/>
    </style:style>
    <style:style style:name="T793" style:parent-style-name="DefaultParagraphFont" style:family="text">
      <style:text-properties style:font-name="Liberation Serif" fo:font-size="12pt" style:font-size-asian="12pt" style:font-size-complex="12pt"/>
    </style:style>
    <style:style style:name="T79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795" style:parent-style-name="DefaultParagraphFont" style:family="text">
      <style:text-properties style:font-name="Liberation Serif" fo:font-size="12pt" style:font-size-asian="12pt" style:font-size-complex="12pt"/>
    </style:style>
    <style:style style:name="T796" style:parent-style-name="DefaultParagraphFont" style:family="text">
      <style:text-properties style:font-name="Liberation Serif" fo:font-size="12pt" style:font-size-asian="12pt" style:font-size-complex="12pt"/>
    </style:style>
    <style:style style:name="T797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798" style:parent-style-name="DefaultParagraphFont" style:family="text">
      <style:text-properties style:font-name="Liberation Serif" fo:font-size="12pt" style:font-size-asian="12pt" style:font-size-complex="12pt"/>
    </style:style>
    <style:style style:name="P799" style:parent-style-name="PreformattedText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800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01" style:parent-style-name="DefaultParagraphFont" style:family="text">
      <style:text-properties style:font-name="Liberation Serif" fo:font-size="12pt" style:font-size-asian="12pt" style:font-size-complex="12pt"/>
    </style:style>
    <style:style style:name="T802" style:parent-style-name="DefaultParagraphFont" style:family="text">
      <style:text-properties style:font-name="Liberation Serif" fo:font-size="12pt" style:font-size-asian="12pt" style:font-size-complex="12pt"/>
    </style:style>
    <style:style style:name="T803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04" style:parent-style-name="DefaultParagraphFont" style:family="text">
      <style:text-properties style:font-name="Liberation Serif" fo:font-size="12pt" style:font-size-asian="12pt" style:font-size-complex="12pt"/>
    </style:style>
    <style:style style:name="TableColumn806" style:family="table-column">
      <style:table-column-properties style:column-width="0.8541in" style:use-optimal-column-width="false"/>
    </style:style>
    <style:style style:name="TableColumn807" style:family="table-column">
      <style:table-column-properties style:column-width="0.9895in" style:use-optimal-column-width="false"/>
    </style:style>
    <style:style style:name="TableColumn808" style:family="table-column">
      <style:table-column-properties style:column-width="0.9895in" style:use-optimal-column-width="false"/>
    </style:style>
    <style:style style:name="TableColumn809" style:family="table-column">
      <style:table-column-properties style:column-width="0.9895in" style:use-optimal-column-width="false"/>
    </style:style>
    <style:style style:name="TableColumn810" style:family="table-column">
      <style:table-column-properties style:column-width="1.052in" style:use-optimal-column-width="false"/>
    </style:style>
    <style:style style:name="Table805" style:family="table">
      <style:table-properties style:width="4.875in" fo:margin-left="0.1395in" table:align="left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3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8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5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8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7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8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9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8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21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Row822" style:family="table-row">
      <style:table-row-properties style:min-row-height="0.4812in" style:use-optimal-row-height="false"/>
    </style:style>
    <style:style style:name="TableCell8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4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8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6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8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8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8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0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8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2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833" style:parent-style-name="DefaultParagraphFont" style:family="text">
      <style:text-properties style:font-name="Liberation Serif"/>
    </style:style>
    <style:style style:name="T83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35" style:parent-style-name="DefaultParagraphFont" style:family="text">
      <style:text-properties style:font-name="Liberation Serif" fo:font-size="12pt" style:font-size-asian="12pt" style:font-size-complex="12pt"/>
    </style:style>
    <style:style style:name="T836" style:parent-style-name="DefaultParagraphFont" style:family="text">
      <style:text-properties style:font-name="Liberation Serif" fo:font-size="12pt" style:font-size-asian="12pt" style:font-size-complex="12pt"/>
    </style:style>
    <style:style style:name="T837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38" style:parent-style-name="DefaultParagraphFont" style:family="text">
      <style:text-properties style:font-name="Liberation Serif" fo:font-size="12pt" style:font-size-asian="12pt" style:font-size-complex="12pt"/>
    </style:style>
    <style:style style:name="T839" style:parent-style-name="DefaultParagraphFont" style:family="text">
      <style:text-properties style:font-name="Liberation Serif" fo:font-size="12pt" style:font-size-asian="12pt" style:font-size-complex="12pt"/>
    </style:style>
    <style:style style:name="T840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41" style:parent-style-name="DefaultParagraphFont" style:family="text">
      <style:text-properties style:font-name="Liberation Serif" fo:font-size="12pt" style:font-size-asian="12pt" style:font-size-complex="12pt"/>
    </style:style>
    <style:style style:name="P842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843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844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845" style:parent-style-name="Textbody" style:family="paragraph">
      <style:paragraph-properties fo:text-align="justify" fo:line-height="100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846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T847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48" style:parent-style-name="DefaultParagraphFont" style:family="text">
      <style:text-properties style:font-name="Liberation Serif" fo:font-size="12pt" style:font-size-asian="12pt" style:font-size-complex="12pt"/>
    </style:style>
    <style:style style:name="T849" style:parent-style-name="DefaultParagraphFont" style:family="text">
      <style:text-properties style:font-name="Liberation Serif" fo:font-size="12pt" style:font-size-asian="12pt" style:font-size-complex="12pt"/>
    </style:style>
    <style:style style:name="T850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51" style:parent-style-name="DefaultParagraphFont" style:family="text">
      <style:text-properties style:font-name="Liberation Serif" fo:font-size="12pt" style:font-size-asian="12pt" style:font-size-complex="12pt"/>
    </style:style>
    <style:style style:name="T852" style:parent-style-name="DefaultParagraphFont" style:family="text">
      <style:text-properties style:font-name="Liberation Serif" fo:font-size="12pt" style:font-size-asian="12pt" style:font-size-complex="12pt"/>
    </style:style>
    <style:style style:name="T853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54" style:parent-style-name="DefaultParagraphFont" style:family="text">
      <style:text-properties style:font-name="Liberation Serif" fo:font-size="12pt" style:font-size-asian="12pt" style:font-size-complex="12pt"/>
    </style:style>
    <style:style style:name="T855" style:parent-style-name="DefaultParagraphFont" style:family="text">
      <style:text-properties style:font-name="Liberation Serif" fo:font-size="12pt" style:font-size-asian="12pt" style:font-size-complex="12pt"/>
    </style:style>
    <style:style style:name="T856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57" style:parent-style-name="DefaultParagraphFont" style:family="text">
      <style:text-properties style:font-name="Liberation Serif" fo:font-size="12pt" style:font-size-asian="12pt" style:font-size-complex="12pt"/>
    </style:style>
    <style:style style:name="T858" style:parent-style-name="DefaultParagraphFont" style:family="text">
      <style:text-properties style:font-name="Liberation Serif" fo:font-size="12pt" style:font-size-asian="12pt" style:font-size-complex="12pt"/>
    </style:style>
    <style:style style:name="T859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60" style:parent-style-name="DefaultParagraphFont" style:family="text">
      <style:text-properties style:font-name="Liberation Serif" fo:font-size="12pt" style:font-size-asian="12pt" style:font-size-complex="12pt"/>
    </style:style>
    <style:style style:name="TableColumn862" style:family="table-column">
      <style:table-column-properties style:column-width="1.1993in" style:use-optimal-column-width="false"/>
    </style:style>
    <style:style style:name="TableColumn863" style:family="table-column">
      <style:table-column-properties style:column-width="1.2in" style:use-optimal-column-width="false"/>
    </style:style>
    <style:style style:name="TableColumn864" style:family="table-column">
      <style:table-column-properties style:column-width="1.2in" style:use-optimal-column-width="false"/>
    </style:style>
    <style:style style:name="TableColumn865" style:family="table-column">
      <style:table-column-properties style:column-width="1.2756in" style:use-optimal-column-width="false"/>
    </style:style>
    <style:style style:name="Table861" style:family="table">
      <style:table-properties style:width="4.875in" fo:margin-left="0.1395in" table:align="left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8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8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0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8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2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8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74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Row875" style:family="table-row">
      <style:table-row-properties style:min-row-height="0.4812in" style:use-optimal-row-height="false"/>
    </style:style>
    <style:style style:name="TableCell8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7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8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9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8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1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8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3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P884" style:parent-style-name="PreformattedText" style:family="paragraph">
      <style:text-properties style:font-name="Liberation Serif" fo:font-size="12pt" style:font-size-asian="12pt" style:font-size-complex="12pt"/>
    </style:style>
    <style:style style:name="T885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86" style:parent-style-name="DefaultParagraphFont" style:family="text">
      <style:text-properties style:font-name="Liberation Serif" fo:font-size="12pt" style:font-size-asian="12pt" style:font-size-complex="12pt"/>
    </style:style>
    <style:style style:name="T887" style:parent-style-name="DefaultParagraphFont" style:family="text">
      <style:text-properties style:font-name="Liberation Serif" fo:font-size="12pt" style:font-size-asian="12pt" style:font-size-complex="12pt"/>
    </style:style>
    <style:style style:name="T888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89" style:parent-style-name="DefaultParagraphFont" style:family="text">
      <style:text-properties style:font-name="Liberation Serif" fo:font-size="12pt" style:font-size-asian="12pt" style:font-size-complex="12pt"/>
    </style:style>
    <style:style style:name="T890" style:parent-style-name="DefaultParagraphFont" style:family="text">
      <style:text-properties style:font-name="Liberation Serif" fo:font-size="12pt" style:font-size-asian="12pt" style:font-size-complex="12pt"/>
    </style:style>
    <style:style style:name="T891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92" style:parent-style-name="DefaultParagraphFont" style:family="text">
      <style:text-properties style:font-name="Liberation Serif" fo:font-size="12pt" style:font-size-asian="12pt" style:font-size-complex="12pt"/>
    </style:style>
    <style:style style:name="T893" style:parent-style-name="DefaultParagraphFont" style:family="text">
      <style:text-properties style:font-name="Liberation Serif" fo:font-size="12pt" style:font-size-asian="12pt" style:font-size-complex="12pt"/>
    </style:style>
    <style:style style:name="T89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95" style:parent-style-name="DefaultParagraphFont" style:family="text">
      <style:text-properties style:font-name="Liberation Serif" fo:font-size="12pt" style:font-size-asian="12pt" style:font-size-complex="12pt"/>
    </style:style>
    <style:style style:name="T896" style:parent-style-name="DefaultParagraphFont" style:family="text">
      <style:text-properties style:font-name="Liberation Serif" fo:font-size="12pt" style:font-size-asian="12pt" style:font-size-complex="12pt"/>
    </style:style>
    <style:style style:name="T897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98" style:parent-style-name="DefaultParagraphFont" style:family="text">
      <style:text-properties style:font-name="Liberation Serif" fo:font-size="12pt" style:font-size-asian="12pt" style:font-size-complex="12pt"/>
    </style:style>
    <style:style style:name="T899" style:parent-style-name="DefaultParagraphFont" style:family="text">
      <style:text-properties style:font-name="Liberation Serif" fo:font-size="12pt" style:font-size-asian="12pt" style:font-size-complex="12pt"/>
    </style:style>
    <style:style style:name="T900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901" style:parent-style-name="DefaultParagraphFont" style:family="text">
      <style:text-properties style:font-name="Liberation Serif" fo:font-size="12pt" style:font-size-asian="12pt" style:font-size-complex="12pt"/>
    </style:style>
    <style:style style:name="T902" style:parent-style-name="DefaultParagraphFont" style:family="text">
      <style:text-properties style:font-name="Liberation Serif" fo:font-size="12pt" style:font-size-asian="12pt" style:font-size-complex="12pt"/>
    </style:style>
    <style:style style:name="T903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904" style:parent-style-name="DefaultParagraphFont" style:family="text">
      <style:text-properties style:font-name="Liberation Serif" fo:font-size="12pt" style:font-size-asian="12pt" style:font-size-complex="12pt"/>
    </style:style>
    <style:style style:name="T905" style:parent-style-name="DefaultParagraphFont" style:family="text">
      <style:text-properties style:font-name="Liberation Serif" fo:font-size="12pt" style:font-size-asian="12pt" style:font-size-complex="12pt"/>
    </style:style>
    <style:style style:name="T906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907" style:parent-style-name="DefaultParagraphFont" style:family="text">
      <style:text-properties style:font-name="Liberation Serif" fo:font-size="12pt" style:font-size-asian="12pt" style:font-size-complex="12pt"/>
    </style:style>
    <style:style style:name="P908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909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910" style:parent-style-name="DefaultParagraphFont" style:family="text">
      <style:text-properties fo:font-weight="bold" style:font-weight-asian="bold" style:font-weight-complex="bold" fo:color="#000000"/>
    </style:style>
    <style:style style:name="T911" style:parent-style-name="DefaultParagraphFont" style:family="text">
      <style:text-properties fo:color="#000000"/>
    </style:style>
    <style:style style:name="P912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913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914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915" style:parent-style-name="DefaultParagraphFont" style:family="text">
      <style:text-properties fo:font-weight="bold" style:font-weight-asian="bold" style:font-weight-complex="bold" fo:color="#000000"/>
    </style:style>
    <style:style style:name="T916" style:parent-style-name="DefaultParagraphFont" style:family="text">
      <style:text-properties fo:color="#000000"/>
    </style:style>
    <style:style style:name="T917" style:parent-style-name="DefaultParagraphFont" style:family="text">
      <style:text-properties fo:font-weight="bold" style:font-weight-asian="bold" style:font-weight-complex="bold"/>
    </style:style>
    <style:style style:name="TableColumn919" style:family="table-column">
      <style:table-column-properties style:column-width="0.8541in" style:use-optimal-column-width="false"/>
    </style:style>
    <style:style style:name="TableColumn920" style:family="table-column">
      <style:table-column-properties style:column-width="0.9895in" style:use-optimal-column-width="false"/>
    </style:style>
    <style:style style:name="TableColumn921" style:family="table-column">
      <style:table-column-properties style:column-width="0.9895in" style:use-optimal-column-width="false"/>
    </style:style>
    <style:style style:name="TableColumn922" style:family="table-column">
      <style:table-column-properties style:column-width="0.9895in" style:use-optimal-column-width="false"/>
    </style:style>
    <style:style style:name="TableColumn923" style:family="table-column">
      <style:table-column-properties style:column-width="1.052in" style:use-optimal-column-width="false"/>
    </style:style>
    <style:style style:name="Table918" style:family="table">
      <style:table-properties style:width="4.875in" fo:margin-left="0.1395in" table:align="left"/>
    </style:style>
    <style:style style:name="TableRow924" style:family="table-row">
      <style:table-row-properties style:use-optimal-row-height="false"/>
    </style:style>
    <style:style style:name="TableCell9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6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9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8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9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0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9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2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9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34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Row935" style:family="table-row">
      <style:table-row-properties style:min-row-height="0.4812in" style:use-optimal-row-height="false"/>
    </style:style>
    <style:style style:name="TableCell9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7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9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9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9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1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9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3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9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946" style:parent-style-name="DefaultParagraphFont" style:family="text">
      <style:text-properties style:font-name="Liberation Serif" fo:font-size="12pt" style:font-size-asian="12pt" style:font-size-complex="12pt"/>
    </style:style>
    <style:style style:name="T947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948" style:parent-style-name="DefaultParagraphFont" style:family="text">
      <style:text-properties style:font-name="Liberation Serif" fo:font-size="12pt" style:font-size-asian="12pt" style:font-size-complex="12pt"/>
    </style:style>
    <style:style style:name="T949" style:parent-style-name="DefaultParagraphFont" style:family="text">
      <style:text-properties style:font-name="Liberation Serif" fo:font-size="12pt" style:font-size-asian="12pt" style:font-size-complex="12pt"/>
    </style:style>
    <style:style style:name="T950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951" style:parent-style-name="DefaultParagraphFont" style:family="text">
      <style:text-properties style:font-name="Liberation Serif" fo:font-size="12pt" style:font-size-asian="12pt" style:font-size-complex="12pt"/>
    </style:style>
    <style:style style:name="T952" style:parent-style-name="DefaultParagraphFont" style:family="text">
      <style:text-properties style:font-name="Liberation Serif" fo:font-size="12pt" style:font-size-asian="12pt" style:font-size-complex="12pt"/>
    </style:style>
    <style:style style:name="T953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954" style:parent-style-name="DefaultParagraphFont" style:family="text">
      <style:text-properties style:font-name="Liberation Serif" fo:font-size="12pt" style:font-size-asian="12pt" style:font-size-complex="12pt"/>
    </style:style>
    <style:style style:name="P955" style:parent-style-name="PreformattedText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956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957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958" style:parent-style-name="PreformattedText" style:family="paragraph">
      <style:text-properties style:font-name="Liberation Serif" fo:font-size="12pt" style:font-size-asian="12pt" style:font-size-complex="12pt"/>
    </style:style>
    <style:style style:name="T959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960" style:parent-style-name="DefaultParagraphFont" style:family="text">
      <style:text-properties style:font-name="Liberation Serif" fo:font-size="12pt" style:font-size-asian="12pt" style:font-size-complex="12pt"/>
    </style:style>
    <style:style style:name="T961" style:parent-style-name="DefaultParagraphFont" style:family="text">
      <style:text-properties style:font-name="Liberation Serif" fo:font-size="12pt" style:font-size-asian="12pt" style:font-size-complex="12pt"/>
    </style:style>
    <style:style style:name="T962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963" style:parent-style-name="DefaultParagraphFont" style:family="text">
      <style:text-properties style:font-name="Liberation Serif" fo:font-size="12pt" style:font-size-asian="12pt" style:font-size-complex="12pt"/>
    </style:style>
    <style:style style:name="TableColumn965" style:family="table-column">
      <style:table-column-properties style:column-width="0.8541in" style:use-optimal-column-width="false"/>
    </style:style>
    <style:style style:name="TableColumn966" style:family="table-column">
      <style:table-column-properties style:column-width="0.9895in" style:use-optimal-column-width="false"/>
    </style:style>
    <style:style style:name="TableColumn967" style:family="table-column">
      <style:table-column-properties style:column-width="0.9895in" style:use-optimal-column-width="false"/>
    </style:style>
    <style:style style:name="TableColumn968" style:family="table-column">
      <style:table-column-properties style:column-width="0.9895in" style:use-optimal-column-width="false"/>
    </style:style>
    <style:style style:name="TableColumn969" style:family="table-column">
      <style:table-column-properties style:column-width="1.052in" style:use-optimal-column-width="false"/>
    </style:style>
    <style:style style:name="Table964" style:family="table">
      <style:table-properties style:width="4.875in" fo:margin-left="0.1395in" table:align="left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2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9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4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9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6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9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8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9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80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Row981" style:family="table-row">
      <style:table-row-properties style:min-row-height="0.4812in" style:use-optimal-row-height="false"/>
    </style:style>
    <style:style style:name="TableCell9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3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9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5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9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7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9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9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9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992" style:parent-style-name="DefaultParagraphFont" style:family="text">
      <style:text-properties style:font-name="Liberation Serif"/>
    </style:style>
    <style:style style:name="T993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994" style:parent-style-name="DefaultParagraphFont" style:family="text">
      <style:text-properties style:font-name="Liberation Serif" fo:font-size="12pt" style:font-size-asian="12pt" style:font-size-complex="12pt"/>
    </style:style>
    <style:style style:name="T995" style:parent-style-name="DefaultParagraphFont" style:family="text">
      <style:text-properties style:font-name="Liberation Serif" fo:font-size="12pt" style:font-size-asian="12pt" style:font-size-complex="12pt"/>
    </style:style>
    <style:style style:name="T996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997" style:parent-style-name="DefaultParagraphFont" style:family="text">
      <style:text-properties style:font-name="Liberation Serif" fo:font-size="12pt" style:font-size-asian="12pt" style:font-size-complex="12pt"/>
    </style:style>
    <style:style style:name="T998" style:parent-style-name="DefaultParagraphFont" style:family="text">
      <style:text-properties style:font-name="Liberation Serif" fo:font-size="12pt" style:font-size-asian="12pt" style:font-size-complex="12pt"/>
    </style:style>
    <style:style style:name="T999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000" style:parent-style-name="DefaultParagraphFont" style:family="text">
      <style:text-properties style:font-name="Liberation Serif" fo:font-size="12pt" style:font-size-asian="12pt" style:font-size-complex="12pt"/>
    </style:style>
    <style:style style:name="P1001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002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003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004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005" style:parent-style-name="PreformattedText" style:family="paragraph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006" style:parent-style-name="DefaultParagraphFont" style:family="text">
      <style:text-properties fo:font-weight="bold" style:font-weight-asian="bold" style:font-weight-complex="bold"/>
    </style:style>
    <style:style style:name="T1007" style:parent-style-name="DefaultParagraphFont" style:family="text">
      <style:text-properties style:font-name="Liberation Serif" fo:font-size="12pt" style:font-size-asian="12pt" style:font-size-complex="12pt"/>
    </style:style>
    <style:style style:name="T1008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009" style:parent-style-name="DefaultParagraphFont" style:family="text">
      <style:text-properties style:font-name="Liberation Serif" fo:font-size="12pt" style:font-size-asian="12pt" style:font-size-complex="12pt"/>
    </style:style>
    <style:style style:name="T1010" style:parent-style-name="DefaultParagraphFont" style:family="text">
      <style:text-properties style:font-name="Liberation Serif" fo:font-size="12pt" style:font-size-asian="12pt" style:font-size-complex="12pt"/>
    </style:style>
    <style:style style:name="T1011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012" style:parent-style-name="DefaultParagraphFont" style:family="text">
      <style:text-properties style:font-name="Liberation Serif" fo:font-size="12pt" style:font-size-asian="12pt" style:font-size-complex="12pt"/>
    </style:style>
    <style:style style:name="T1013" style:parent-style-name="DefaultParagraphFont" style:family="text">
      <style:text-properties style:font-name="Liberation Serif" fo:font-size="12pt" style:font-size-asian="12pt" style:font-size-complex="12pt"/>
    </style:style>
    <style:style style:name="T101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015" style:parent-style-name="DefaultParagraphFont" style:family="text">
      <style:text-properties style:font-name="Liberation Serif" fo:font-size="12pt" style:font-size-asian="12pt" style:font-size-complex="12pt"/>
    </style:style>
    <style:style style:name="T1016" style:parent-style-name="DefaultParagraphFont" style:family="text">
      <style:text-properties style:font-name="Liberation Serif" fo:font-size="12pt" style:font-size-asian="12pt" style:font-size-complex="12pt"/>
    </style:style>
    <style:style style:name="T1017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018" style:parent-style-name="DefaultParagraphFont" style:family="text">
      <style:text-properties style:font-name="Liberation Serif" fo:font-size="12pt" style:font-size-asian="12pt" style:font-size-complex="12pt"/>
    </style:style>
    <style:style style:name="TableColumn1020" style:family="table-column">
      <style:table-column-properties style:column-width="1.1993in" style:use-optimal-column-width="false"/>
    </style:style>
    <style:style style:name="TableColumn1021" style:family="table-column">
      <style:table-column-properties style:column-width="1.2in" style:use-optimal-column-width="false"/>
    </style:style>
    <style:style style:name="TableColumn1022" style:family="table-column">
      <style:table-column-properties style:column-width="1.2in" style:use-optimal-column-width="false"/>
    </style:style>
    <style:style style:name="TableColumn1023" style:family="table-column">
      <style:table-column-properties style:column-width="1.2756in" style:use-optimal-column-width="false"/>
    </style:style>
    <style:style style:name="Table1019" style:family="table">
      <style:table-properties style:width="4.875in" fo:margin-left="0.1395in" table:align="left"/>
    </style:style>
    <style:style style:name="TableRow1024" style:family="table-row">
      <style:table-row-properties style:use-optimal-row-height="false"/>
    </style:style>
    <style:style style:name="TableCell10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6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10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8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10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0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10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32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Row1033" style:family="table-row">
      <style:table-row-properties style:min-row-height="0.4812in" style:use-optimal-row-height="false"/>
    </style:style>
    <style:style style:name="TableCell10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5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10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7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10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9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TableCell10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T1042" style:parent-style-name="DefaultParagraphFont" style:family="text">
      <style:text-properties fo:font-weight="bold" style:font-weight-asian="bold" style:font-weight-complex="bold"/>
    </style:style>
    <style:style style:name="T1043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044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045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046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047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048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049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050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051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052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053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054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055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056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057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058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059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060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061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062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063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064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065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066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067" style:parent-style-name="DefaultParagraphFont" style:family="text">
      <style:text-properties fo:font-weight="bold" style:font-weight-asian="bold" style:font-weight-complex="bold" fo:color="#000000"/>
    </style:style>
    <style:style style:name="T1068" style:parent-style-name="DefaultParagraphFont" style:family="text">
      <style:text-properties fo:color="#000000"/>
    </style:style>
    <style:style style:name="P1069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070" style:parent-style-name="Textbody" style:family="paragraph">
      <style:paragraph-properties fo:text-align="justify" fo:line-height="100%">
        <style:tab-stops>
          <style:tab-stop style:type="left" style:position="0.302in"/>
        </style:tab-stops>
      </style:paragraph-properties>
      <style:text-properties fo:color="#000000"/>
    </style:style>
    <style:style style:name="P1071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072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073" style:parent-style-name="DefaultParagraphFont" style:family="text">
      <style:text-properties fo:font-weight="bold" style:font-weight-asian="bold" style:font-weight-complex="bold" fo:color="#000000"/>
    </style:style>
    <style:style style:name="T1074" style:parent-style-name="DefaultParagraphFont" style:family="text">
      <style:text-properties fo:color="#000000"/>
    </style:style>
    <style:style style:name="T1075" style:parent-style-name="DefaultParagraphFont" style:family="text">
      <style:text-properties fo:font-weight="bold" style:font-weight-asian="bold" style:font-weight-complex="bold"/>
    </style:style>
    <style:style style:name="TableColumn1077" style:family="table-column">
      <style:table-column-properties style:column-width="0.8541in" style:use-optimal-column-width="false"/>
    </style:style>
    <style:style style:name="TableColumn1078" style:family="table-column">
      <style:table-column-properties style:column-width="0.9895in" style:use-optimal-column-width="false"/>
    </style:style>
    <style:style style:name="TableColumn1079" style:family="table-column">
      <style:table-column-properties style:column-width="0.9895in" style:use-optimal-column-width="false"/>
    </style:style>
    <style:style style:name="TableColumn1080" style:family="table-column">
      <style:table-column-properties style:column-width="0.9895in" style:use-optimal-column-width="false"/>
    </style:style>
    <style:style style:name="TableColumn1081" style:family="table-column">
      <style:table-column-properties style:column-width="1.052in" style:use-optimal-column-width="false"/>
    </style:style>
    <style:style style:name="Table1076" style:family="table">
      <style:table-properties style:width="4.875in" fo:margin-left="0.1395in" table:align="left"/>
    </style:style>
    <style:style style:name="TableRow1082" style:family="table-row">
      <style:table-row-properties style:use-optimal-row-height="false"/>
    </style:style>
    <style:style style:name="TableCell10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0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0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0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09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9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Row1093" style:family="table-row">
      <style:table-row-properties style:min-row-height="0.4812in" style:use-optimal-row-height="false"/>
    </style:style>
    <style:style style:name="TableCell10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0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0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1104" style:parent-style-name="DefaultParagraphFont" style:family="text">
      <style:text-properties style:font-name="Liberation Serif" fo:font-size="12pt" style:font-size-asian="12pt" style:font-size-complex="12pt"/>
    </style:style>
    <style:style style:name="T1105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106" style:parent-style-name="DefaultParagraphFont" style:family="text">
      <style:text-properties style:font-name="Liberation Serif" fo:font-size="12pt" style:font-size-asian="12pt" style:font-size-complex="12pt"/>
    </style:style>
    <style:style style:name="T1107" style:parent-style-name="DefaultParagraphFont" style:family="text">
      <style:text-properties style:font-name="Liberation Serif" fo:font-size="12pt" style:font-size-asian="12pt" style:font-size-complex="12pt"/>
    </style:style>
    <style:style style:name="T1108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109" style:parent-style-name="DefaultParagraphFont" style:family="text">
      <style:text-properties style:font-name="Liberation Serif" fo:font-size="12pt" style:font-size-asian="12pt" style:font-size-complex="12pt"/>
    </style:style>
    <style:style style:name="T1110" style:parent-style-name="DefaultParagraphFont" style:family="text">
      <style:text-properties style:font-name="Liberation Serif" fo:font-size="12pt" style:font-size-asian="12pt" style:font-size-complex="12pt"/>
    </style:style>
    <style:style style:name="T1111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112" style:parent-style-name="DefaultParagraphFont" style:family="text">
      <style:text-properties style:font-name="Liberation Serif" fo:font-size="12pt" style:font-size-asian="12pt" style:font-size-complex="12pt"/>
    </style:style>
    <style:style style:name="P1113" style:parent-style-name="PreformattedText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114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115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116" style:parent-style-name="PreformattedText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117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118" style:parent-style-name="DefaultParagraphFont" style:family="text">
      <style:text-properties style:font-name="Liberation Serif" fo:font-size="12pt" style:font-size-asian="12pt" style:font-size-complex="12pt"/>
    </style:style>
    <style:style style:name="T1119" style:parent-style-name="DefaultParagraphFont" style:family="text">
      <style:text-properties style:font-name="Liberation Serif" fo:font-size="12pt" style:font-size-asian="12pt" style:font-size-complex="12pt"/>
    </style:style>
    <style:style style:name="T1120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121" style:parent-style-name="DefaultParagraphFont" style:family="text">
      <style:text-properties style:font-name="Liberation Serif" fo:font-size="12pt" style:font-size-asian="12pt" style:font-size-complex="12pt"/>
    </style:style>
    <style:style style:name="TableColumn1123" style:family="table-column">
      <style:table-column-properties style:column-width="0.8541in" style:use-optimal-column-width="false"/>
    </style:style>
    <style:style style:name="TableColumn1124" style:family="table-column">
      <style:table-column-properties style:column-width="0.9895in" style:use-optimal-column-width="false"/>
    </style:style>
    <style:style style:name="TableColumn1125" style:family="table-column">
      <style:table-column-properties style:column-width="0.9895in" style:use-optimal-column-width="false"/>
    </style:style>
    <style:style style:name="TableColumn1126" style:family="table-column">
      <style:table-column-properties style:column-width="0.9895in" style:use-optimal-column-width="false"/>
    </style:style>
    <style:style style:name="TableColumn1127" style:family="table-column">
      <style:table-column-properties style:column-width="1.052in" style:use-optimal-column-width="false"/>
    </style:style>
    <style:style style:name="Table1122" style:family="table">
      <style:table-properties style:width="4.875in" fo:margin-left="0.1395in" table:align="left"/>
    </style:style>
    <style:style style:name="TableRow1128" style:family="table-row">
      <style:table-row-properties style:use-optimal-row-height="false"/>
    </style:style>
    <style:style style:name="TableCell11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3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Row1139" style:family="table-row">
      <style:table-row-properties style:min-row-height="0.4812in" style:use-optimal-row-height="false"/>
    </style:style>
    <style:style style:name="TableCell1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1150" style:parent-style-name="DefaultParagraphFont" style:family="text">
      <style:text-properties style:font-name="Liberation Serif"/>
    </style:style>
    <style:style style:name="T1151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152" style:parent-style-name="DefaultParagraphFont" style:family="text">
      <style:text-properties style:font-name="Liberation Serif" fo:font-size="12pt" style:font-size-asian="12pt" style:font-size-complex="12pt"/>
    </style:style>
    <style:style style:name="T1153" style:parent-style-name="DefaultParagraphFont" style:family="text">
      <style:text-properties style:font-name="Liberation Serif" fo:font-size="12pt" style:font-size-asian="12pt" style:font-size-complex="12pt"/>
    </style:style>
    <style:style style:name="T115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155" style:parent-style-name="DefaultParagraphFont" style:family="text">
      <style:text-properties style:font-name="Liberation Serif" fo:font-size="12pt" style:font-size-asian="12pt" style:font-size-complex="12pt"/>
    </style:style>
    <style:style style:name="T1156" style:parent-style-name="DefaultParagraphFont" style:family="text">
      <style:text-properties style:font-name="Liberation Serif" fo:font-size="12pt" style:font-size-asian="12pt" style:font-size-complex="12pt"/>
    </style:style>
    <style:style style:name="T1157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158" style:parent-style-name="DefaultParagraphFont" style:family="text">
      <style:text-properties style:font-name="Liberation Serif" fo:font-size="12pt" style:font-size-asian="12pt" style:font-size-complex="12pt"/>
    </style:style>
    <style:style style:name="P1159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160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161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162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="Liberation Serif" fo:color="#000000" fo:font-size="12pt" style:font-size-asian="12pt" style:font-size-complex="12pt"/>
    </style:style>
    <style:style style:name="P1163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T116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165" style:parent-style-name="DefaultParagraphFont" style:family="text">
      <style:text-properties style:font-name="Liberation Serif" fo:font-size="12pt" style:font-size-asian="12pt" style:font-size-complex="12pt"/>
    </style:style>
    <style:style style:name="T1166" style:parent-style-name="DefaultParagraphFont" style:family="text">
      <style:text-properties style:font-name="Liberation Serif" fo:font-size="12pt" style:font-size-asian="12pt" style:font-size-complex="12pt"/>
    </style:style>
    <style:style style:name="T1167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168" style:parent-style-name="DefaultParagraphFont" style:family="text">
      <style:text-properties style:font-name="Liberation Serif" fo:font-size="12pt" style:font-size-asian="12pt" style:font-size-complex="12pt"/>
    </style:style>
    <style:style style:name="T1169" style:parent-style-name="DefaultParagraphFont" style:family="text">
      <style:text-properties style:font-name="Liberation Serif" fo:font-size="12pt" style:font-size-asian="12pt" style:font-size-complex="12pt"/>
    </style:style>
    <style:style style:name="T1170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171" style:parent-style-name="DefaultParagraphFont" style:family="text">
      <style:text-properties style:font-name="Liberation Serif" fo:font-size="12pt" style:font-size-asian="12pt" style:font-size-complex="12pt"/>
    </style:style>
    <style:style style:name="T1172" style:parent-style-name="DefaultParagraphFont" style:family="text">
      <style:text-properties style:font-name="Liberation Serif" fo:font-size="12pt" style:font-size-asian="12pt" style:font-size-complex="12pt"/>
    </style:style>
    <style:style style:name="T1173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174" style:parent-style-name="DefaultParagraphFont" style:family="text">
      <style:text-properties style:font-name="Liberation Serif" fo:font-size="12pt" style:font-size-asian="12pt" style:font-size-complex="12pt"/>
    </style:style>
    <style:style style:name="T1175" style:parent-style-name="DefaultParagraphFont" style:family="text">
      <style:text-properties style:font-name="Liberation Serif" fo:font-size="12pt" style:font-size-asian="12pt" style:font-size-complex="12pt"/>
    </style:style>
    <style:style style:name="T1176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177" style:parent-style-name="DefaultParagraphFont" style:family="text">
      <style:text-properties style:font-name="Liberation Serif" fo:font-size="12pt" style:font-size-asian="12pt" style:font-size-complex="12pt"/>
    </style:style>
    <style:style style:name="TableColumn1179" style:family="table-column">
      <style:table-column-properties style:column-width="1in" style:use-optimal-column-width="false"/>
    </style:style>
    <style:style style:name="TableColumn1180" style:family="table-column">
      <style:table-column-properties style:column-width="0.9375in" style:use-optimal-column-width="false"/>
    </style:style>
    <style:style style:name="TableColumn1181" style:family="table-column">
      <style:table-column-properties style:column-width="0.9375in" style:use-optimal-column-width="false"/>
    </style:style>
    <style:style style:name="TableColumn1182" style:family="table-column">
      <style:table-column-properties style:column-width="1in" style:use-optimal-column-width="false"/>
    </style:style>
    <style:style style:name="Table1178" style:family="table">
      <style:table-properties style:width="3.875in" fo:margin-left="0.0875in" table:align="left"/>
    </style:style>
    <style:style style:name="TableRow1183" style:family="table-row">
      <style:table-row-properties style:use-optimal-row-height="false"/>
    </style:style>
    <style:style style:name="TableCell11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9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9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Row1192" style:family="table-row">
      <style:table-row-properties style:use-optimal-row-height="false"/>
    </style:style>
    <style:style style:name="TableCell1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P1201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T1202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203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204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205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206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207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208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209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210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211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212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213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214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215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216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217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218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219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220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221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222" style:parent-style-name="PreformattedText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223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224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225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226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227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228" style:parent-style-name="DefaultParagraphFont" style:family="text">
      <style:text-properties fo:font-weight="bold" style:font-weight-asian="bold" style:font-weight-complex="bold" fo:color="#000000"/>
    </style:style>
    <style:style style:name="T1229" style:parent-style-name="DefaultParagraphFont" style:family="text">
      <style:text-properties fo:color="#000000"/>
    </style:style>
    <style:style style:name="P1230" style:parent-style-name="Textbody" style:family="paragraph">
      <style:paragraph-properties fo:text-align="justify" fo:line-height="100%">
        <style:tab-stops>
          <style:tab-stop style:type="left" style:position="0.302in"/>
        </style:tab-stops>
      </style:paragraph-properties>
    </style:style>
    <style:style style:name="T1231" style:parent-style-name="DefaultParagraphFont" style:family="text">
      <style:text-properties fo:font-weight="bold" style:font-weight-asian="bold" style:font-weight-complex="bold"/>
    </style:style>
    <style:style style:name="TableColumn1233" style:family="table-column">
      <style:table-column-properties style:column-width="0.8541in" style:use-optimal-column-width="false"/>
    </style:style>
    <style:style style:name="TableColumn1234" style:family="table-column">
      <style:table-column-properties style:column-width="0.9895in" style:use-optimal-column-width="false"/>
    </style:style>
    <style:style style:name="TableColumn1235" style:family="table-column">
      <style:table-column-properties style:column-width="0.9895in" style:use-optimal-column-width="false"/>
    </style:style>
    <style:style style:name="TableColumn1236" style:family="table-column">
      <style:table-column-properties style:column-width="0.9166in" style:use-optimal-column-width="false"/>
    </style:style>
    <style:style style:name="TableColumn1237" style:family="table-column">
      <style:table-column-properties style:column-width="0.8125in" style:use-optimal-column-width="false"/>
    </style:style>
    <style:style style:name="Table1232" style:family="table">
      <style:table-properties style:width="4.5625in" fo:margin-left="0.1395in" table:align="left"/>
    </style:style>
    <style:style style:name="TableRow1238" style:family="table-row">
      <style:table-row-properties style:use-optimal-row-height="false"/>
    </style:style>
    <style:style style:name="TableCell12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4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Row1249" style:family="table-row">
      <style:table-row-properties style:min-row-height="0.4812in" style:use-optimal-row-height="false"/>
    </style:style>
    <style:style style:name="TableCell1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P1260" style:parent-style-name="PreformattedText" style:family="paragraph">
      <style:text-properties style:font-name="Liberation Serif"/>
    </style:style>
    <style:style style:name="T1261" style:parent-style-name="DefaultParagraphFont" style:family="text">
      <style:text-properties style:font-name="Liberation Serif"/>
    </style:style>
    <style:style style:name="T1262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263" style:parent-style-name="DefaultParagraphFont" style:family="text">
      <style:text-properties style:font-name="Liberation Serif" fo:font-size="12pt" style:font-size-asian="12pt" style:font-size-complex="12pt"/>
    </style:style>
    <style:style style:name="TableColumn1265" style:family="table-column">
      <style:table-column-properties style:column-width="0.8541in" style:use-optimal-column-width="false"/>
    </style:style>
    <style:style style:name="TableColumn1266" style:family="table-column">
      <style:table-column-properties style:column-width="0.9895in" style:use-optimal-column-width="false"/>
    </style:style>
    <style:style style:name="TableColumn1267" style:family="table-column">
      <style:table-column-properties style:column-width="0.9895in" style:use-optimal-column-width="false"/>
    </style:style>
    <style:style style:name="TableColumn1268" style:family="table-column">
      <style:table-column-properties style:column-width="0.9166in" style:use-optimal-column-width="false"/>
    </style:style>
    <style:style style:name="TableColumn1269" style:family="table-column">
      <style:table-column-properties style:column-width="0.8125in" style:use-optimal-column-width="false"/>
    </style:style>
    <style:style style:name="Table1264" style:family="table">
      <style:table-properties style:width="4.5625in" fo:margin-left="0.1395in" table:align="left"/>
    </style:style>
    <style:style style:name="TableRow1270" style:family="table-row">
      <style:table-row-properties style:use-optimal-row-height="false"/>
    </style:style>
    <style:style style:name="TableCell12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8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Row1281" style:family="table-row">
      <style:table-row-properties style:min-row-height="0.4812in" style:use-optimal-row-height="false"/>
    </style:style>
    <style:style style:name="TableCell1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P1292" style:parent-style-name="PreformattedText" style:family="paragraph">
      <style:text-properties style:font-name="Liberation Serif"/>
    </style:style>
    <style:style style:name="T1293" style:parent-style-name="DefaultParagraphFont" style:family="text">
      <style:text-properties style:font-name="Liberation Serif"/>
    </style:style>
    <style:style style:name="T129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295" style:parent-style-name="DefaultParagraphFont" style:family="text">
      <style:text-properties style:font-name="Liberation Serif" fo:font-size="12pt" style:font-size-asian="12pt" style:font-size-complex="12pt"/>
    </style:style>
    <style:style style:name="T1296" style:parent-style-name="DefaultParagraphFont" style:family="text">
      <style:text-properties style:font-name="Liberation Serif" fo:font-size="12pt" style:font-size-asian="12pt" style:font-size-complex="12pt"/>
    </style:style>
    <style:style style:name="T1297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298" style:parent-style-name="DefaultParagraphFont" style:family="text">
      <style:text-properties style:font-name="Liberation Serif" fo:font-size="12pt" style:font-size-asian="12pt" style:font-size-complex="12pt"/>
    </style:style>
    <style:style style:name="P1299" style:parent-style-name="PreformattedText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300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301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302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303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304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305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306" style:parent-style-name="DefaultParagraphFont" style:family="text">
      <style:text-properties fo:font-weight="bold" style:font-weight-asian="bold" style:font-weight-complex="bold" fo:color="#000000"/>
    </style:style>
    <style:style style:name="T1307" style:parent-style-name="DefaultParagraphFont" style:family="text">
      <style:text-properties style:font-name-asian="Times New Roman" style:font-name-complex="Times New Roman" fo:color="#000000"/>
    </style:style>
    <style:style style:name="T1308" style:parent-style-name="DefaultParagraphFont" style:family="text">
      <style:text-properties fo:font-weight="bold" style:font-weight-asian="bold" style:font-weight-complex="bold"/>
    </style:style>
    <style:style style:name="TableColumn1310" style:family="table-column">
      <style:table-column-properties style:column-width="1.0312in" style:use-optimal-column-width="false"/>
    </style:style>
    <style:style style:name="TableColumn1311" style:family="table-column">
      <style:table-column-properties style:column-width="1.1562in" style:use-optimal-column-width="false"/>
    </style:style>
    <style:style style:name="TableColumn1312" style:family="table-column">
      <style:table-column-properties style:column-width="1.1458in" style:use-optimal-column-width="false"/>
    </style:style>
    <style:style style:name="TableColumn1313" style:family="table-column">
      <style:table-column-properties style:column-width="1.1562in" style:use-optimal-column-width="false"/>
    </style:style>
    <style:style style:name="TableColumn1314" style:family="table-column">
      <style:table-column-properties style:column-width="1.1562in" style:use-optimal-column-width="false"/>
    </style:style>
    <style:style style:name="TableColumn1315" style:family="table-column">
      <style:table-column-properties style:column-width="1.1562in" style:use-optimal-column-width="false"/>
    </style:style>
    <style:style style:name="Table1309" style:family="table">
      <style:table-properties style:width="6.802in" fo:margin-left="0.1291in" table:align="left"/>
    </style:style>
    <style:style style:name="TableRow1316" style:family="table-row">
      <style:table-row-properties style:use-optimal-row-height="false"/>
    </style:style>
    <style:style style:name="TableCell13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2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Row1329" style:family="table-row">
      <style:table-row-properties style:use-optimal-row-height="false"/>
    </style:style>
    <style:style style:name="TableCell1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1342" style:parent-style-name="DefaultParagraphFont" style:family="text">
      <style:text-properties style:font-name="Liberation Serif" fo:font-size="12pt" style:font-size-asian="12pt" style:font-size-complex="12pt"/>
    </style:style>
    <style:style style:name="T1343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344" style:parent-style-name="DefaultParagraphFont" style:family="text">
      <style:text-properties style:font-name="Liberation Serif" fo:font-size="12pt" style:font-size-asian="12pt" style:font-size-complex="12pt"/>
    </style:style>
    <style:style style:name="T1345" style:parent-style-name="DefaultParagraphFont" style:family="text">
      <style:text-properties style:font-name="Liberation Serif" fo:font-size="12pt" style:font-size-asian="12pt" style:font-size-complex="12pt"/>
    </style:style>
    <style:style style:name="T1346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347" style:parent-style-name="DefaultParagraphFont" style:family="text">
      <style:text-properties style:font-name="Liberation Serif" fo:font-size="12pt" style:font-size-asian="12pt" style:font-size-complex="12pt"/>
    </style:style>
    <style:style style:name="T1348" style:parent-style-name="DefaultParagraphFont" style:family="text">
      <style:text-properties style:font-name="Liberation Serif" fo:font-size="12pt" style:font-size-asian="12pt" style:font-size-complex="12pt"/>
    </style:style>
    <style:style style:name="T1349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350" style:parent-style-name="DefaultParagraphFont" style:family="text">
      <style:text-properties style:font-name="Liberation Serif" fo:font-size="12pt" style:font-size-asian="12pt" style:font-size-complex="12pt"/>
    </style:style>
    <style:style style:name="P1351" style:parent-style-name="PreformattedText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352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353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354" style:parent-style-name="PreformattedText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355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356" style:parent-style-name="DefaultParagraphFont" style:family="text">
      <style:text-properties style:font-name="Liberation Serif" fo:font-size="12pt" style:font-size-asian="12pt" style:font-size-complex="12pt"/>
    </style:style>
    <style:style style:name="T1357" style:parent-style-name="DefaultParagraphFont" style:family="text">
      <style:text-properties style:font-name="Liberation Serif" fo:font-size="12pt" style:font-size-asian="12pt" style:font-size-complex="12pt"/>
    </style:style>
    <style:style style:name="T1358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359" style:parent-style-name="DefaultParagraphFont" style:family="text">
      <style:text-properties style:font-name="Liberation Serif" fo:font-size="12pt" style:font-size-asian="12pt" style:font-size-complex="12pt"/>
    </style:style>
    <style:style style:name="TableColumn1361" style:family="table-column">
      <style:table-column-properties style:column-width="1.0312in" style:use-optimal-column-width="false"/>
    </style:style>
    <style:style style:name="TableColumn1362" style:family="table-column">
      <style:table-column-properties style:column-width="1.1562in" style:use-optimal-column-width="false"/>
    </style:style>
    <style:style style:name="TableColumn1363" style:family="table-column">
      <style:table-column-properties style:column-width="1.1458in" style:use-optimal-column-width="false"/>
    </style:style>
    <style:style style:name="TableColumn1364" style:family="table-column">
      <style:table-column-properties style:column-width="1.1562in" style:use-optimal-column-width="false"/>
    </style:style>
    <style:style style:name="TableColumn1365" style:family="table-column">
      <style:table-column-properties style:column-width="1.1562in" style:use-optimal-column-width="false"/>
    </style:style>
    <style:style style:name="TableColumn1366" style:family="table-column">
      <style:table-column-properties style:column-width="1.1562in" style:use-optimal-column-width="false"/>
    </style:style>
    <style:style style:name="Table1360" style:family="table">
      <style:table-properties style:width="6.802in" fo:margin-left="0.1291in" table:align="left"/>
    </style:style>
    <style:style style:name="TableRow1367" style:family="table-row">
      <style:table-row-properties style:use-optimal-row-height="false"/>
    </style:style>
    <style:style style:name="TableCell13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7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Row1380" style:family="table-row">
      <style:table-row-properties style:use-optimal-row-height="false"/>
    </style:style>
    <style:style style:name="TableCell1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3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1393" style:parent-style-name="DefaultParagraphFont" style:family="text">
      <style:text-properties style:font-name="Liberation Serif"/>
    </style:style>
    <style:style style:name="T139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395" style:parent-style-name="DefaultParagraphFont" style:family="text">
      <style:text-properties style:font-name="Liberation Serif" fo:font-size="12pt" style:font-size-asian="12pt" style:font-size-complex="12pt"/>
    </style:style>
    <style:style style:name="T1396" style:parent-style-name="DefaultParagraphFont" style:family="text">
      <style:text-properties style:font-name="Liberation Serif" fo:font-size="12pt" style:font-size-asian="12pt" style:font-size-complex="12pt"/>
    </style:style>
    <style:style style:name="T1397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398" style:parent-style-name="DefaultParagraphFont" style:family="text">
      <style:text-properties style:font-name="Liberation Serif" fo:font-size="12pt" style:font-size-asian="12pt" style:font-size-complex="12pt"/>
    </style:style>
    <style:style style:name="T1399" style:parent-style-name="DefaultParagraphFont" style:family="text">
      <style:text-properties style:font-name="Liberation Serif" fo:font-size="12pt" style:font-size-asian="12pt" style:font-size-complex="12pt"/>
    </style:style>
    <style:style style:name="T1400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401" style:parent-style-name="DefaultParagraphFont" style:family="text">
      <style:text-properties style:font-name="Liberation Serif" fo:font-size="12pt" style:font-size-asian="12pt" style:font-size-complex="12pt"/>
    </style:style>
    <style:style style:name="P1402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403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404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405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406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407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408" style:parent-style-name="DefaultParagraphFont" style:family="text">
      <style:text-properties fo:font-weight="bold" style:font-weight-asian="bold" style:font-weight-complex="bold" fo:color="#000000"/>
    </style:style>
    <style:style style:name="T1409" style:parent-style-name="DefaultParagraphFont" style:family="text">
      <style:text-properties fo:color="#000000"/>
    </style:style>
    <style:style style:name="T1410" style:parent-style-name="DefaultParagraphFont" style:family="text">
      <style:text-properties style:font-name="Liberation Serif" fo:font-size="12pt" style:font-size-asian="12pt" style:font-size-complex="12pt"/>
    </style:style>
    <style:style style:name="T1411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412" style:parent-style-name="DefaultParagraphFont" style:family="text">
      <style:text-properties style:font-name="Liberation Serif" fo:font-size="12pt" style:font-size-asian="12pt" style:font-size-complex="12pt"/>
    </style:style>
    <style:style style:name="T1413" style:parent-style-name="DefaultParagraphFont" style:family="text">
      <style:text-properties style:font-name="Liberation Serif" fo:font-size="12pt" style:font-size-asian="12pt" style:font-size-complex="12pt"/>
    </style:style>
    <style:style style:name="T141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415" style:parent-style-name="DefaultParagraphFont" style:family="text">
      <style:text-properties style:font-name="Liberation Serif" fo:font-size="12pt" style:font-size-asian="12pt" style:font-size-complex="12pt"/>
    </style:style>
    <style:style style:name="T1416" style:parent-style-name="DefaultParagraphFont" style:family="text">
      <style:text-properties style:font-name="Liberation Serif" fo:font-size="12pt" style:font-size-asian="12pt" style:font-size-complex="12pt"/>
    </style:style>
    <style:style style:name="T1417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418" style:parent-style-name="DefaultParagraphFont" style:family="text">
      <style:text-properties style:font-name="Liberation Serif" fo:font-size="12pt" style:font-size-asian="12pt" style:font-size-complex="12pt"/>
    </style:style>
    <style:style style:name="P1419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420" style:parent-style-name="DefaultParagraphFont" style:family="text">
      <style:text-properties style:font-name-asian="Times New Roman" style:font-name-complex="Times New Roman" fo:color="#000000"/>
    </style:style>
    <style:style style:name="T1421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422" style:parent-style-name="DefaultParagraphFont" style:family="text">
      <style:text-properties style:font-name-asian="Times New Roman" style:font-name-complex="Times New Roman" fo:color="#000000"/>
    </style:style>
    <style:style style:name="TableColumn1424" style:family="table-column">
      <style:table-column-properties style:column-width="1.3625in" style:use-optimal-column-width="false"/>
    </style:style>
    <style:style style:name="TableColumn1425" style:family="table-column">
      <style:table-column-properties style:column-width="1.3506in" style:use-optimal-column-width="false"/>
    </style:style>
    <style:style style:name="TableColumn1426" style:family="table-column">
      <style:table-column-properties style:column-width="1.3625in" style:use-optimal-column-width="false"/>
    </style:style>
    <style:style style:name="TableColumn1427" style:family="table-column">
      <style:table-column-properties style:column-width="1.3631in" style:use-optimal-column-width="false"/>
    </style:style>
    <style:style style:name="TableColumn1428" style:family="table-column">
      <style:table-column-properties style:column-width="1.3631in" style:use-optimal-column-width="false"/>
    </style:style>
    <style:style style:name="Table1423" style:family="table">
      <style:table-properties style:width="6.802in" fo:margin-left="0.1291in" table:align="left"/>
    </style:style>
    <style:style style:name="TableRow1429" style:family="table-row">
      <style:table-row-properties style:use-optimal-row-height="false"/>
    </style:style>
    <style:style style:name="TableCell14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1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4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3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4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5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4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7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4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39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Row1440" style:family="table-row">
      <style:table-row-properties style:use-optimal-row-height="false"/>
    </style:style>
    <style:style style:name="TableCell1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2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4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6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8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TableCell14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0" style:parent-style-name="TableContents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/>
    </style:style>
    <style:style style:name="P1451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T1452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453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454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455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456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457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458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459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460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461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462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463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464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465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466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467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468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469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470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471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472" style:parent-style-name="PreformattedText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473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474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475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476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477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478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479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480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481" style:parent-style-name="DefaultParagraphFont" style:family="text">
      <style:text-properties fo:font-weight="bold" style:font-weight-asian="bold" style:font-weight-complex="bold" fo:color="#000000"/>
    </style:style>
    <style:style style:name="T1482" style:parent-style-name="DefaultParagraphFont" style:family="text">
      <style:text-properties fo:color="#000000"/>
    </style:style>
    <style:style style:name="P1483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484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485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486" style:parent-style-name="DefaultParagraphFont" style:family="text">
      <style:text-properties fo:font-weight="bold" style:font-weight-asian="bold" style:font-weight-complex="bold" fo:color="#000000"/>
    </style:style>
    <style:style style:name="T1487" style:parent-style-name="DefaultParagraphFont" style:family="text">
      <style:text-properties fo:color="#000000"/>
    </style:style>
    <style:style style:name="P1488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489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490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491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492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493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494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495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496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497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498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499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500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501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502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503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504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P1505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P1506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507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508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509" style:parent-style-name="DefaultParagraphFont" style:family="text">
      <style:text-properties fo:font-weight="bold" style:font-weight-asian="bold" style:font-weight-complex="bold" fo:color="#000000"/>
    </style:style>
    <style:style style:name="T1510" style:parent-style-name="DefaultParagraphFont" style:family="text">
      <style:text-properties fo:color="#000000"/>
    </style:style>
    <style:style style:name="P1511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512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513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color="#000000"/>
    </style:style>
    <style:style style:name="P1514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color="#000000"/>
    </style:style>
    <style:style style:name="P1515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color="#000000"/>
    </style:style>
    <style:style style:name="P1516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517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518" style:parent-style-name="DefaultParagraphFont" style:family="text">
      <style:text-properties fo:font-weight="bold" style:font-weight-asian="bold" style:font-weight-complex="bold" fo:color="#000000"/>
    </style:style>
    <style:style style:name="T1519" style:parent-style-name="DefaultParagraphFont" style:family="text">
      <style:text-properties style:font-weight-complex="bold" fo:color="#000000"/>
    </style:style>
    <style:style style:name="P1520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1521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1522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1523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524" style:parent-style-name="DefaultParagraphFont" style:family="text">
      <style:text-properties style:font-name-asian="Times New Roman" style:font-name-complex="Times New Roman" fo:font-weight="bold" style:font-weight-asian="bold" fo:color="#000000"/>
    </style:style>
    <style:style style:name="T1525" style:parent-style-name="DefaultParagraphFont" style:family="text">
      <style:text-properties style:font-name-asian="Times New Roman" style:font-name-complex="Times New Roman" fo:color="#000000"/>
    </style:style>
    <style:style style:name="P1526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527" style:parent-style-name="DefaultParagraphFont" style:family="text">
      <style:text-properties style:font-name-asian="Times New Roman" style:font-name-complex="Times New Roman" fo:font-weight="bold" style:font-weight-asian="bold" fo:color="#000000"/>
    </style:style>
    <style:style style:name="T1528" style:parent-style-name="DefaultParagraphFont" style:family="text">
      <style:text-properties style:font-name-asian="Times New Roman" style:font-name-complex="Times New Roman" fo:color="#000000"/>
    </style:style>
    <style:style style:name="T1529" style:parent-style-name="DefaultParagraphFont" style:family="text">
      <style:text-properties style:font-name-asian="Times New Roman" style:font-name-complex="Times New Roman" fo:font-weight="bold" style:font-weight-asian="bold" fo:color="#000000"/>
    </style:style>
    <style:style style:name="P1530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531" style:parent-style-name="DefaultParagraphFont" style:family="text">
      <style:text-properties style:font-name-asian="Times New Roman" style:font-name-complex="Times New Roman" fo:font-weight="bold" style:font-weight-asian="bold" fo:color="#000000"/>
    </style:style>
    <style:style style:name="T1532" style:parent-style-name="DefaultParagraphFont" style:family="text">
      <style:text-properties style:font-name-asian="Times New Roman" style:font-name-complex="Times New Roman" fo:color="#000000"/>
    </style:style>
    <style:style style:name="T1533" style:parent-style-name="DefaultParagraphFont" style:family="text">
      <style:text-properties style:font-name-asian="Times New Roman" style:font-name-complex="Times New Roman" fo:font-weight="bold" style:font-weight-asian="bold" fo:color="#000000"/>
    </style:style>
    <style:style style:name="T1534" style:parent-style-name="DefaultParagraphFont" style:family="text">
      <style:text-properties style:font-name-asian="Times New Roman" style:font-name-complex="Times New Roman" fo:color="#000000"/>
    </style:style>
    <style:style style:name="P1535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536" style:parent-style-name="DefaultParagraphFont" style:family="text">
      <style:text-properties style:font-name-asian="Times New Roman" style:font-name-complex="Times New Roman" fo:font-weight="bold" style:font-weight-asian="bold" fo:color="#000000"/>
    </style:style>
    <style:style style:name="T1537" style:parent-style-name="DefaultParagraphFont" style:family="text">
      <style:text-properties style:font-name-asian="Times New Roman" style:font-name-complex="Times New Roman" fo:color="#000000"/>
    </style:style>
    <style:style style:name="T1538" style:parent-style-name="DefaultParagraphFont" style:family="text">
      <style:text-properties style:font-name-asian="Times New Roman" style:font-name-complex="Times New Roman" fo:font-weight="bold" style:font-weight-asian="bold" fo:color="#000000"/>
    </style:style>
    <style:style style:name="T1539" style:parent-style-name="DefaultParagraphFont" style:family="text">
      <style:text-properties style:font-name-asian="Times New Roman" style:font-name-complex="Times New Roman" fo:color="#000000"/>
    </style:style>
    <style:style style:name="P1540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1541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1542" style:parent-style-name="Standard" style:family="paragraph">
      <style:text-properties style:font-name-asian="Times New Roman" style:font-name-complex="Times New Roman" fo:font-weight="bold" style:font-weight-asian="bold" style:font-weight-complex="bold" fo:color="#000000"/>
    </style:style>
    <style:style style:name="T1543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44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T1545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46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P1547" style:parent-style-name="Standard" style:family="paragraph">
      <style:text-properties style:font-name-asian="Times New Roman" style:font-name-complex="Times New Roman" fo:font-weight="bold" style:font-weight-asian="bold" style:font-weight-complex="bold" fo:color="#000000"/>
    </style:style>
    <style:style style:name="P1548" style:parent-style-name="Standard" style:family="paragraph">
      <style:text-properties style:font-name-asian="Times New Roman" style:font-name-complex="Times New Roman" fo:font-weight="bold" style:font-weight-asian="bold" style:font-weight-complex="bold" fo:color="#000000"/>
    </style:style>
    <style:style style:name="T1549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50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T1551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52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T1553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54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55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T1556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57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T1558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59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T1560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61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P1562" style:parent-style-name="Standard" style:family="paragraph">
      <style:text-properties style:font-name-asian="Times New Roman" style:font-name-complex="Times New Roman" style:font-weight-complex="bold" fo:color="#000000"/>
    </style:style>
    <style:style style:name="P1563" style:parent-style-name="Standard" style:family="paragraph">
      <style:text-properties style:font-name-asian="Times New Roman" style:font-name-complex="Times New Roman" style:font-weight-complex="bold" fo:color="#000000"/>
    </style:style>
    <style:style style:name="P1564" style:parent-style-name="Standard" style:family="paragraph">
      <style:text-properties style:font-name-asian="Times New Roman" style:font-name-complex="Times New Roman" fo:font-weight="bold" style:font-weight-asian="bold" style:font-weight-complex="bold" fo:color="#000000"/>
    </style:style>
    <style:style style:name="T1565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66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T1567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68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P1569" style:parent-style-name="Standard" style:family="paragraph">
      <style:text-properties style:font-name-asian="Times New Roman" style:font-name-complex="Times New Roman" fo:font-weight="bold" style:font-weight-asian="bold" style:font-weight-complex="bold" fo:color="#000000"/>
    </style:style>
    <style:style style:name="P1570" style:parent-style-name="Standard" style:family="paragraph">
      <style:text-properties style:font-name-asian="Times New Roman" style:font-name-complex="Times New Roman" fo:font-weight="bold" style:font-weight-asian="bold" style:font-weight-complex="bold" fo:color="#000000"/>
    </style:style>
    <style:style style:name="T1571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72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T1573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74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T1575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76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77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T1578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79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P1580" style:parent-style-name="Standard" style:family="paragraph">
      <style:text-properties style:font-name-asian="Times New Roman" style:font-name-complex="Times New Roman" fo:font-weight="bold" style:font-weight-asian="bold" style:font-weight-complex="bold" fo:color="#000000"/>
    </style:style>
    <style:style style:name="P1581" style:parent-style-name="Standard" style:family="paragraph">
      <style:text-properties style:font-name-asian="Times New Roman" style:font-name-complex="Times New Roman" fo:font-weight="bold" style:font-weight-asian="bold" style:font-weight-complex="bold" fo:color="#000000"/>
    </style:style>
    <style:style style:name="P1582" style:parent-style-name="Standard" style:family="paragraph">
      <style:text-properties style:font-name-asian="Times New Roman" style:font-name-complex="Times New Roman" fo:font-weight="bold" style:font-weight-asian="bold" style:font-weight-complex="bold" fo:color="#000000"/>
    </style:style>
    <style:style style:name="P1583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P1584" style:parent-style-name="Standard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585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86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P1587" style:parent-style-name="Standard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588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89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P1590" style:parent-style-name="Standard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P1591" style:parent-style-name="Standard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P1592" style:parent-style-name="Standard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593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94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P1595" style:parent-style-name="Standard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596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597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T1598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P1599" style:parent-style-name="Standard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600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601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T1602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603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P1604" style:parent-style-name="Standard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605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606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T1607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/>
    </style:style>
    <style:style style:name="T1608" style:parent-style-name="DefaultParagraphFont" style:family="text">
      <style:text-properties style:font-name-asian="Times New Roman" style:font-name-complex="Times New Roman" style:font-weight-complex="bold" fo:color="#000000"/>
    </style:style>
    <style:style style:name="P1609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font-weight="bold" style:font-weight-asian="bold" style:font-weight-complex="bold" fo:color="#000000"/>
    </style:style>
    <style:style style:name="P1610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style:font-name-asian="Times New Roman" style:font-name-complex="Times New Roman" fo:color="#000000"/>
    </style:style>
    <style:style style:name="P1611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612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613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614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615" style:parent-style-name="DefaultParagraphFont" style:family="text">
      <style:text-properties fo:font-weight="bold" style:font-weight-asian="bold" style:font-weight-complex="bold" fo:color="#000000"/>
    </style:style>
    <style:style style:name="T1616" style:parent-style-name="DefaultParagraphFont" style:family="text">
      <style:text-properties fo:color="#000000"/>
    </style:style>
    <style:style style:name="P1617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618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619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620" style:parent-style-name="DefaultParagraphFont" style:family="text">
      <style:text-properties style:font-name="Liberation Serif" fo:font-weight="bold" style:font-weight-asian="bold" fo:color="#000000" fo:font-size="12pt" style:font-size-asian="12pt" style:font-size-complex="12pt"/>
    </style:style>
    <style:style style:name="T1621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622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623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624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625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626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627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628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629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630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631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632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633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634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635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P1636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P1637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color="#000000"/>
    </style:style>
    <style:style style:name="P1638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639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640" style:parent-style-name="DefaultParagraphFont" style:family="text">
      <style:text-properties fo:font-weight="bold" style:font-weight-asian="bold" style:font-weight-complex="bold" fo:color="#000000"/>
    </style:style>
    <style:style style:name="T1641" style:parent-style-name="DefaultParagraphFont" style:family="text">
      <style:text-properties fo:color="#000000"/>
    </style:style>
    <style:style style:name="P1642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color="#000000"/>
    </style:style>
    <style:style style:name="P1643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644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645" style:parent-style-name="DefaultParagraphFont" style:family="text">
      <style:text-properties fo:font-weight="bold" style:font-weight-asian="bold" style:font-weight-complex="bold" fo:color="#000000"/>
    </style:style>
    <style:style style:name="T1646" style:parent-style-name="DefaultParagraphFont" style:family="text">
      <style:text-properties fo:color="#000000"/>
    </style:style>
    <style:style style:name="P1647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648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649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650" style:parent-style-name="DefaultParagraphFont" style:family="text">
      <style:text-properties fo:font-weight="bold" style:font-weight-asian="bold" style:font-weight-complex="bold" fo:color="#000000"/>
    </style:style>
    <style:style style:name="T1651" style:parent-style-name="DefaultParagraphFont" style:family="text">
      <style:text-properties fo:color="#000000"/>
    </style:style>
    <style:style style:name="P1652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color="#000000"/>
    </style:style>
    <style:style style:name="P1653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654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655" style:parent-style-name="DefaultParagraphFont" style:family="text">
      <style:text-properties fo:font-weight="bold" style:font-weight-asian="bold" style:font-weight-complex="bold" fo:color="#000000"/>
    </style:style>
    <style:style style:name="T1656" style:parent-style-name="DefaultParagraphFont" style:family="text">
      <style:text-properties fo:color="#000000"/>
    </style:style>
    <style:style style:name="P1657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658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  <style:style style:name="P1659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</style:style>
    <style:style style:name="T1660" style:parent-style-name="DefaultParagraphFont" style:family="text">
      <style:text-properties fo:font-weight="bold" style:font-weight-asian="bold" style:font-weight-complex="bold" fo:color="#000000"/>
    </style:style>
    <style:style style:name="T1661" style:parent-style-name="DefaultParagraphFont" style:family="text">
      <style:text-properties fo:color="#000000"/>
    </style:style>
    <style:style style:name="P1662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663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664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665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666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667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668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669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670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671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672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673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674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675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676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677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1678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P1679" style:parent-style-name="PreformattedText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1680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1681" style:parent-style-name="DefaultParagraphFont" style:family="text">
      <style:text-properties style:font-name="Liberation Serif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T1682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P1683" style:parent-style-name="Standard" style:family="paragraph">
      <style:paragraph-properties fo:text-align="justify" fo:line-height="115%">
        <style:tab-stops>
          <style:tab-stop style:type="left" style:position="0.302in"/>
        </style:tab-stops>
      </style:paragraph-properties>
      <style:text-properties fo:font-weight="bold" style:font-weight-asian="bold" style:font-weight-complex="bold"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4">
            <text:p text:style-name="P8">USER</text:p>
          </table:table-cell>
          <table:covered-table-cell/>
          <table:covered-table-cell/>
          <table:covered-table-cell/>
        </table:table-row>
        <table:table-row table:style-name="TableRow9">
          <table:table-cell table:style-name="TableCell10">
            <text:p text:style-name="P11">user_id</text:p>
          </table:table-cell>
          <table:table-cell table:style-name="TableCell12">
            <text:p text:style-name="P13">username</text:p>
          </table:table-cell>
          <table:table-cell table:style-name="TableCell14">
            <text:p text:style-name="P15">password</text:p>
          </table:table-cell>
          <table:table-cell table:style-name="TableCell16">
            <text:p text:style-name="P17">is_admin</text:p>
          </table:table-cell>
        </table:table-row>
        <table:table-row table:style-name="TableRow18">
          <table:table-cell table:style-name="TableCell19">
            <text:p text:style-name="P20">1</text:p>
          </table:table-cell>
          <table:table-cell table:style-name="TableCell21">
            <text:p text:style-name="P22">user1</text:p>
          </table:table-cell>
          <table:table-cell table:style-name="TableCell23">
            <text:p text:style-name="P24">pass1</text:p>
          </table:table-cell>
          <table:table-cell table:style-name="TableCell25">
            <text:p text:style-name="P26">True</text:p>
          </table:table-cell>
        </table:table-row>
      </table:table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 table:number-columns-spanned="10">
            <text:p text:style-name="P41">PRODUC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2">
          <table:table-cell table:style-name="TableCell43">
            <text:p text:style-name="P44">id</text:p>
          </table:table-cell>
          <table:table-cell table:style-name="TableCell45">
            <text:p text:style-name="P46">sku</text:p>
          </table:table-cell>
          <table:table-cell table:style-name="TableCell47">
            <text:p text:style-name="P48">supplier_id</text:p>
          </table:table-cell>
          <table:table-cell table:style-name="TableCell49">
            <text:p text:style-name="P50">title</text:p>
          </table:table-cell>
          <table:table-cell table:style-name="TableCell51">
            <text:p text:style-name="P52">description</text:p>
          </table:table-cell>
          <table:table-cell table:style-name="TableCell53">
            <text:p text:style-name="P54">category_id</text:p>
          </table:table-cell>
          <table:table-cell table:style-name="TableCell55">
            <text:p text:style-name="P56">unit_price</text:p>
          </table:table-cell>
          <table:table-cell table:style-name="TableCell57">
            <text:p text:style-name="P58">on_hand</text:p>
          </table:table-cell>
          <table:table-cell table:style-name="TableCell59">
            <text:p text:style-name="P60">re_order_level</text:p>
          </table:table-cell>
          <table:table-cell table:style-name="TableCell61">
            <text:p text:style-name="P62">is_active</text:p>
          </table:table-cell>
        </table:table-row>
        <table:table-row table:style-name="TableRow63">
          <table:table-cell table:style-name="TableCell64">
            <text:p text:style-name="P65">1</text:p>
          </table:table-cell>
          <table:table-cell table:style-name="TableCell66">
            <text:p text:style-name="P67">100</text:p>
          </table:table-cell>
          <table:table-cell table:style-name="TableCell68">
            <text:p text:style-name="P69">1</text:p>
          </table:table-cell>
          <table:table-cell table:style-name="TableCell70">
            <text:p text:style-name="P71">title1</text:p>
          </table:table-cell>
          <table:table-cell table:style-name="TableCell72">
            <text:p text:style-name="P73">description1</text:p>
          </table:table-cell>
          <table:table-cell table:style-name="TableCell74">
            <text:p text:style-name="P75">1</text:p>
          </table:table-cell>
          <table:table-cell table:style-name="TableCell76">
            <text:p text:style-name="P77">100</text:p>
          </table:table-cell>
          <table:table-cell table:style-name="TableCell78">
            <text:p text:style-name="P79">20</text:p>
          </table:table-cell>
          <table:table-cell table:style-name="TableCell80">
            <text:p text:style-name="P81">10</text:p>
          </table:table-cell>
          <table:table-cell table:style-name="TableCell82">
            <text:p text:style-name="P83">True</text:p>
          </table:table-cell>
        </table:table-row>
      </table:table>
      <text:p text:style-name="P84"/>
      <table:table table:style-name="Table85">
        <table:table-columns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 table:number-columns-spanned="7">
            <text:p text:style-name="P95">SUPPLI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6">
          <table:table-cell table:style-name="TableCell97">
            <text:p text:style-name="P98">id</text:p>
          </table:table-cell>
          <table:table-cell table:style-name="TableCell99">
            <text:p text:style-name="P100">name</text:p>
          </table:table-cell>
          <table:table-cell table:style-name="TableCell101">
            <text:p text:style-name="P102">address</text:p>
          </table:table-cell>
          <table:table-cell table:style-name="TableCell103">
            <text:p text:style-name="P104">phone</text:p>
          </table:table-cell>
          <table:table-cell table:style-name="TableCell105">
            <text:p text:style-name="P106">fax</text:p>
          </table:table-cell>
          <table:table-cell table:style-name="TableCell107">
            <text:p text:style-name="P108">email</text:p>
          </table:table-cell>
          <table:table-cell table:style-name="TableCell109">
            <text:p text:style-name="P110">is_active</text:p>
          </table:table-cell>
        </table:table-row>
        <table:table-row table:style-name="TableRow111">
          <table:table-cell table:style-name="TableCell112">
            <text:p text:style-name="P113">1</text:p>
          </table:table-cell>
          <table:table-cell table:style-name="TableCell114">
            <text:p text:style-name="P115">supplier1</text:p>
          </table:table-cell>
          <table:table-cell table:style-name="TableCell116">
            <text:p text:style-name="P117">address1</text:p>
          </table:table-cell>
          <table:table-cell table:style-name="TableCell118">
            <text:p text:style-name="P119">221-2277</text:p>
          </table:table-cell>
          <table:table-cell table:style-name="TableCell120">
            <text:p text:style-name="P121">063-221-2277</text:p>
          </table:table-cell>
          <table:table-cell table:style-name="TableCell122">
            <text:p text:style-name="P123">supplier1@estore.com</text:p>
          </table:table-cell>
          <table:table-cell table:style-name="TableCell124">
            <text:p text:style-name="P125">True</text:p>
          </table:table-cell>
        </table:table-row>
      </table:table>
      <text:p text:style-name="P126"/>
      <table:table table:style-name="Table127">
        <table:table-columns>
          <table:table-column table:style-name="TableColumn128"/>
          <table:table-column table:style-name="TableColumn129"/>
          <table:table-column table:style-name="TableColumn130"/>
          <table:table-column table:style-name="TableColumn131"/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 table:number-columns-spanned="8">
            <text:p text:style-name="P138">ORD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9">
          <table:table-cell table:style-name="TableCell140">
            <text:p text:style-name="P141">id</text:p>
          </table:table-cell>
          <table:table-cell table:style-name="TableCell142">
            <text:p text:style-name="P143">customer_id</text:p>
          </table:table-cell>
          <table:table-cell table:style-name="TableCell144">
            <text:p text:style-name="P145">payment_id</text:p>
          </table:table-cell>
          <table:table-cell table:style-name="TableCell146">
            <text:p text:style-name="P147">transaction_date</text:p>
          </table:table-cell>
          <table:table-cell table:style-name="TableCell148">
            <text:p text:style-name="P149">shipping_date</text:p>
          </table:table-cell>
          <table:table-cell table:style-name="TableCell150">
            <text:p text:style-name="P151">time_stamp</text:p>
          </table:table-cell>
          <table:table-cell table:style-name="TableCell152">
            <text:p text:style-name="P153">transaction_status</text:p>
          </table:table-cell>
          <table:table-cell table:style-name="TableCell154">
            <text:p text:style-name="P155">total</text:p>
          </table:table-cell>
        </table:table-row>
        <table:table-row table:style-name="TableRow156">
          <table:table-cell table:style-name="TableCell157">
            <text:p text:style-name="P158">1</text:p>
          </table:table-cell>
          <table:table-cell table:style-name="TableCell159">
            <text:p text:style-name="P160">1</text:p>
          </table:table-cell>
          <table:table-cell table:style-name="TableCell161">
            <text:p text:style-name="P162">1</text:p>
          </table:table-cell>
          <table:table-cell table:style-name="TableCell163">
            <text:p text:style-name="P164">2016-03-11</text:p>
          </table:table-cell>
          <table:table-cell table:style-name="TableCell165">
            <text:p text:style-name="P166">2016-03-11</text:p>
          </table:table-cell>
          <table:table-cell table:style-name="TableCell167">
            <text:p text:style-name="P168">2016-03-11 11:49:17</text:p>
          </table:table-cell>
          <table:table-cell table:style-name="TableCell169">
            <text:p text:style-name="P170">Pending</text:p>
          </table:table-cell>
          <table:table-cell table:style-name="TableCell171">
            <text:p text:style-name="P172">100.00</text:p>
          </table:table-cell>
        </table:table-row>
      </table:table>
      <text:p text:style-name="P173"/>
      <table:table table:style-name="Table174">
        <table:table-columns>
          <table:table-column table:style-name="TableColumn175"/>
          <table:table-column table:style-name="TableColumn176"/>
          <table:table-column table:style-name="TableColumn177"/>
          <table:table-column table:style-name="TableColumn178"/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 table:number-columns-spanned="6">
            <text:p text:style-name="P183">ORDER ITE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><text:s/></text:p>
          </table:table-cell>
        </table:table-row>
      </table:table>
      <text:p text:style-name="P210"/>
      <table:table table:style-name="Table211">
        <table:table-columns>
          <table:table-column table:style-name="TableColumn212"/>
          <table:table-column table:style-name="TableColumn213"/>
        </table:table-columns>
        <table:table-row table:style-name="TableRow214">
          <table:table-cell table:style-name="TableCell215">
            <text:p text:style-name="P216">WISHLIST</text:p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wishlist_id</text:p>
          </table:table-cell>
          <table:table-cell table:style-name="TableCell222">
            <text:p text:style-name="P223">wishlist_name</text:p>
          </table:table-cell>
        </table:table-row>
        <table:table-row table:style-name="TableRow224">
          <table:table-cell table:style-name="TableCell225">
            <text:p text:style-name="P226">1</text:p>
          </table:table-cell>
          <table:table-cell table:style-name="TableCell227">
            <text:p text:style-name="P228">noob</text:p>
          </table:table-cell>
        </table:table-row>
      </table:table>
      <text:p text:style-name="P229"/>
      <table:table table:style-name="Table230">
        <table:table-columns>
          <table:table-column table:style-name="TableColumn231"/>
          <table:table-column table:style-name="TableColumn232"/>
          <table:table-column table:style-name="TableColumn233"/>
          <table:table-column table:style-name="TableColumn234"/>
          <table:table-column table:style-name="TableColumn235"/>
        </table:table-columns>
        <table:table-row table:style-name="TableRow236">
          <table:table-cell table:style-name="TableCell237" table:number-columns-spanned="5">
            <text:p text:style-name="P238">WISHLIST DETAILS</text:p>
          </table:table-cell>
          <table:covered-table-cell/>
          <table:covered-table-cell/>
          <table:covered-table-cell/>
          <table:covered-table-cell/>
        </table:table-row>
        <table:table-row table:style-name="TableRow239">
          <table:table-cell table:style-name="TableCell240">
            <text:p text:style-name="P241">id</text:p>
          </table:table-cell>
          <table:table-cell table:style-name="TableCell242">
            <text:p text:style-name="P243">wishlist_id</text:p>
          </table:table-cell>
          <table:table-cell table:style-name="TableCell244">
            <text:p text:style-name="P245">product_id</text:p>
          </table:table-cell>
          <table:table-cell table:style-name="TableCell246">
            <text:p text:style-name="P247">time_stamp</text:p>
          </table:table-cell>
          <table:table-cell table:style-name="TableCell248">
            <text:p text:style-name="P249">is_active</text:p>
          </table:table-cell>
        </table:table-row>
        <table:table-row table:style-name="TableRow250">
          <table:table-cell table:style-name="TableCell251">
            <text:p text:style-name="P252">1</text:p>
          </table:table-cell>
          <table:table-cell table:style-name="TableCell253">
            <text:p text:style-name="P254">1</text:p>
          </table:table-cell>
          <table:table-cell table:style-name="TableCell255">
            <text:p text:style-name="P256">1</text:p>
          </table:table-cell>
          <table:table-cell table:style-name="TableCell257">
            <text:p text:style-name="P258">2016-03-11 11:49:17</text:p>
          </table:table-cell>
          <table:table-cell table:style-name="TableCell259">
            <text:p text:style-name="P260">True</text:p>
          </table:table-cell>
        </table:table-row>
      </table:table>
      <text:p text:style-name="P261"/>
      <table:table table:style-name="Table262">
        <table:table-columns>
          <table:table-column table:style-name="TableColumn263"/>
          <table:table-column table:style-name="TableColumn264"/>
          <table:table-column table:style-name="TableColumn265"/>
          <table:table-column table:style-name="TableColumn266"/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 table:number-columns-spanned="6">
            <text:p text:style-name="P271">CATEGOR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72">
          <table:table-cell table:style-name="TableCell273">
            <text:p text:style-name="P274">id</text:p>
          </table:table-cell>
          <table:table-cell table:style-name="TableCell275">
            <text:p text:style-name="P276">name</text:p>
          </table:table-cell>
          <table:table-cell table:style-name="TableCell277">
            <text:p text:style-name="P278">description</text:p>
          </table:table-cell>
          <table:table-cell table:style-name="TableCell279">
            <text:p text:style-name="P280">main_image</text:p>
          </table:table-cell>
          <table:table-cell table:style-name="TableCell281">
            <text:p text:style-name="P282">is_active</text:p>
          </table:table-cell>
          <table:table-cell table:style-name="TableCell283">
            <text:p text:style-name="P284">main_category</text:p>
          </table:table-cell>
        </table:table-row>
        <table:table-row table:style-name="TableRow285">
          <table:table-cell table:style-name="TableCell286">
            <text:p text:style-name="P287">1</text:p>
          </table:table-cell>
          <table:table-cell table:style-name="TableCell288">
            <text:p text:style-name="P289">category1</text:p>
          </table:table-cell>
          <table:table-cell table:style-name="TableCell290">
            <text:p text:style-name="P291">description1</text:p>
          </table:table-cell>
          <table:table-cell table:style-name="TableCell292">
            <text:p text:style-name="P293">“static/image1.jpeg”</text:p>
          </table:table-cell>
          <table:table-cell table:style-name="TableCell294">
            <text:p text:style-name="P295">True</text:p>
          </table:table-cell>
          <table:table-cell table:style-name="TableCell296">
            <text:p text:style-name="P297">main_category_1</text:p>
          </table:table-cell>
        </table:table-row>
      </table:table>
      <text:p text:style-name="P298"/>
      <table:table table:style-name="Table299">
        <table:table-columns>
          <table:table-column table:style-name="TableColumn300"/>
          <table:table-column table:style-name="TableColumn301"/>
          <table:table-column table:style-name="TableColumn302"/>
          <table:table-column table:style-name="TableColumn303"/>
          <table:table-column table:style-name="TableColumn304"/>
        </table:table-columns>
        <table:table-row table:style-name="TableRow305">
          <table:table-cell table:style-name="TableCell306" table:number-columns-spanned="5">
            <text:p text:style-name="P307">CART</text:p>
          </table:table-cell>
          <table:covered-table-cell/>
          <table:covered-table-cell/>
          <table:covered-table-cell/>
          <table:covered-table-cell/>
        </table:table-row>
        <table:table-row table:style-name="TableRow308">
          <table:table-cell table:style-name="TableCell309">
            <text:p text:style-name="P310">id</text:p>
          </table:table-cell>
          <table:table-cell table:style-name="TableCell311">
            <text:p text:style-name="P312">session_id</text:p>
          </table:table-cell>
          <table:table-cell table:style-name="TableCell313">
            <text:p text:style-name="P314">date_created</text:p>
          </table:table-cell>
          <table:table-cell table:style-name="TableCell315">
            <text:p text:style-name="P316">customer_id</text:p>
          </table:table-cell>
          <table:table-cell table:style-name="TableCell317">
            <text:p text:style-name="P318">is_active</text:p>
          </table:table-cell>
        </table:table-row>
        <table:table-row table:style-name="TableRow319">
          <table:table-cell table:style-name="TableCell320">
            <text:p text:style-name="P321">1</text:p>
          </table:table-cell>
          <table:table-cell table:style-name="TableCell322">
            <text:p text:style-name="P323">1</text:p>
          </table:table-cell>
          <table:table-cell table:style-name="TableCell324">
            <text:p text:style-name="P325">2016-03-15</text:p>
          </table:table-cell>
          <table:table-cell table:style-name="TableCell326">
            <text:p text:style-name="P327">1</text:p>
          </table:table-cell>
          <table:table-cell table:style-name="TableCell328">
            <text:p text:style-name="P329">True</text:p>
          </table:table-cell>
        </table:table-row>
      </table:table>
      <text:p text:style-name="P330"/>
      <table:table table:style-name="Table331">
        <table:table-columns>
          <table:table-column table:style-name="TableColumn332"/>
          <table:table-column table:style-name="TableColumn333"/>
          <table:table-column table:style-name="TableColumn334"/>
          <table:table-column table:style-name="TableColumn335"/>
          <table:table-column table:style-name="TableColumn336"/>
        </table:table-columns>
        <table:table-row table:style-name="TableRow337">
          <table:table-cell table:style-name="TableCell338" table:number-columns-spanned="5">
            <text:p text:style-name="P339">CART ITEM</text:p>
          </table:table-cell>
          <table:covered-table-cell/>
          <table:covered-table-cell/>
          <table:covered-table-cell/>
          <table:covered-table-cell/>
        </table:table-row>
        <table:table-row table:style-name="TableRow340">
          <table:table-cell table:style-name="TableCell341">
            <text:p text:style-name="P342">id</text:p>
          </table:table-cell>
          <table:table-cell table:style-name="TableCell343">
            <text:p text:style-name="P344">cart_id</text:p>
          </table:table-cell>
          <table:table-cell table:style-name="TableCell345">
            <text:p text:style-name="P346">product_id</text:p>
          </table:table-cell>
          <table:table-cell table:style-name="TableCell347">
            <text:p text:style-name="P348">quantity</text:p>
          </table:table-cell>
          <table:table-cell table:style-name="TableCell349">
            <text:p text:style-name="P350">time_stamp</text:p>
          </table:table-cell>
        </table:table-row>
        <table:table-row table:style-name="TableRow351">
          <table:table-cell table:style-name="TableCell352">
            <text:p text:style-name="P353">1</text:p>
          </table:table-cell>
          <table:table-cell table:style-name="TableCell354">
            <text:p text:style-name="P355">1</text:p>
          </table:table-cell>
          <table:table-cell table:style-name="TableCell356">
            <text:p text:style-name="P357">1</text:p>
          </table:table-cell>
          <table:table-cell table:style-name="TableCell358">
            <text:p text:style-name="P359">10</text:p>
          </table:table-cell>
          <table:table-cell table:style-name="TableCell360">
            <text:p text:style-name="P361"><text:bookmark-start text:name="__DdeLink__1312_577132792"/><text:bookmark-start text:name="__DdeLink__1310_577132792"/>2016-03-11 11:49:17<text:bookmark-end text:name="__DdeLink__1312_577132792"/><text:bookmark-end text:name="__DdeLink__1310_577132792"/></text:p>
          </table:table-cell>
        </table:table-row>
      </table:table>
      <text:p text:style-name="P362"/>
      <text:p text:style-name="P363"/>
      <text:p text:style-name="P364">Test Case #1</text:p>
      <text:p text:style-name="P365"><text:span text:style-name="T366">Scenario:</text:span><text:span text:style-name="T367"><text:s/>Create User</text:span></text:p>
      <text:p text:style-name="P368"/>
      <text:p text:style-name="P369">Test Case #2</text:p>
      <text:p text:style-name="P370">Scenario: User Login</text:p>
      <text:p text:style-name="P371"/>
      <text:p text:style-name="P372">Test Case #2.1</text:p>
      <text:p text:style-name="P373">Scenario: User Login – Invalid Information</text:p>
      <text:p text:style-name="P374"/>
      <text:p text:style-name="P375">Test Case #3</text:p>
      <text:p text:style-name="P376">Scenario: User Logout</text:p>
      <text:p text:style-name="P377"/>
      <text:p text:style-name="P378">Test Case #4</text:p>
      <text:p text:style-name="P379"><text:span text:style-name="T380">Scenario</text:span><text:span text:style-name="T381">: Create new product</text:span></text:p>
      <text:p text:style-name="PreformattedText"><text:span text:style-name="T382">Given</text:span><text:span text:style-name="T383"><text:s/>I have the following product details:</text:span></text:p>
      <text:p text:style-name="P384">| category_id | date_added | description | is_active | on_hand | ordering | product_id | product_type_id | re_order_level | site_id | supplier_id | title |</text:p>
      <text:p text:style-name="P385">| 1 <text:s text:c="10"/>| Tue, 15 Mar 2016 18:40:08 GMT | NEW <text:s/>Product Description | true | 100 | 0 | 99 <text:s text:c="7"/>| 1 <text:s text:c="14"/>| 10 <text:s text:c="12"/>| 1 <text:s text:c="6"/>| 1 <text:s text:c="10"/>| NEWNEW Product Name |</text:p>
      <text:p text:style-name="PreformattedText"><text:span text:style-name="T386"><text:s text:c="2"/></text:span><text:span text:style-name="T387">When</text:span><text:span text:style-name="T388"><text:s/>I POST to the product resource url '/api/v1/products/'</text:span></text:p>
      <text:p text:style-name="PreformattedText"><text:span text:style-name="T389"><text:s text:c="2"/></text:span><text:span text:style-name="T390">Then</text:span><text:span text:style-name="T391"><text:s/>I should get a 201 response</text:span></text:p>
      <text:p text:style-name="PreformattedText"><text:span text:style-name="T392"><text:s text:c="2"/></text:span><text:span text:style-name="T393">And</text:span><text:span text:style-name="T394"><text:s/>I should get a field "status" containing "ok"</text:span></text:p>
      <text:p text:style-name="PreformattedText"><text:span text:style-name="T395"><text:s text:c="2"/></text:span><text:span text:style-name="T396">And</text:span><text:span text:style-name="T397"><text:s/>I should get a field "message" containing "ok"</text:span></text:p>
      <text:p text:style-name="P398"/>
      <text:p text:style-name="PreformattedText"><text:span text:style-name="T399">Scenario</text:span><text:span text:style-name="T400">: Create a duplicate product</text:span></text:p>
      <text:p text:style-name="PreformattedText"><text:span text:style-name="T401"><text:s text:c="2"/></text:span><text:span text:style-name="T402">Given</text:span><text:span text:style-name="T403"><text:s/>I have already added the product details:</text:span></text:p>
      <text:p text:style-name="P404"><text:s text:c="4"/>| category_id | date_added | description | is_active | on_hand | ordering | product_id | product_type_id | re_order_level | site_id | supplier_id | title |</text:p>
      <text:p text:style-name="P405"><text:s text:c="4"/>| 1 <text:s text:c="10"/>| Tue, 15 Mar 2016 18:40:08 GMT | NEW <text:s/>Product Description | true | 100 | 0 | 99 <text:s text:c="7"/>| 1 <text:s text:c="14"/>| 10 <text:s text:c="12"/>| 1 <text:s text:c="6"/>| 1 <text:s text:c="10"/>| NEWNEW Product Name |</text:p>
      <text:p text:style-name="PreformattedText"><text:span text:style-name="T406"><text:s text:c="2"/></text:span><text:span text:style-name="T407">When</text:span><text:span text:style-name="T408"><text:s/>I POST to the product resource url '/api/v1/products/'</text:span></text:p>
      <text:p text:style-name="PreformattedText"><text:span text:style-name="T409"><text:s text:c="2"/></text:span><text:span text:style-name="T410">Then</text:span><text:span text:style-name="T411"><text:s/>I should get a 201 response</text:span></text:p>
      <text:p text:style-name="PreformattedText"><text:span text:style-name="T412"><text:s text:c="2"/></text:span><text:span text:style-name="T413">And</text:span><text:span text:style-name="T414"><text:s/>I should get a field "status" containing "ok"</text:span></text:p>
      <text:soft-page-break/>
      <text:p text:style-name="PreformattedText"><text:span text:style-name="T415"><text:s text:c="2"/></text:span><text:span text:style-name="T416">And</text:span><text:span text:style-name="T417"><text:s/>I should get a field "message" containing "id exists"</text:span></text:p>
      <text:p text:style-name="P418"/>
      <text:p text:style-name="P419">Test Case #5</text:p>
      <text:p text:style-name="PreformattedText"><text:span text:style-name="T420">Scenario</text:span><text:span text:style-name="T421">: Admin retrieves a product successfully</text:span></text:p>
      <text:p text:style-name="PreformattedText"><text:span text:style-name="T422"><text:s text:c="2"/></text:span><text:span text:style-name="T423">Given</text:span><text:span text:style-name="T424"><text:s/>product id 1 is an existing product</text:span></text:p>
      <text:p text:style-name="PreformattedText"><text:span text:style-name="T425"><text:s text:c="2"/></text:span><text:span text:style-name="T426">When</text:span><text:span text:style-name="T427"><text:s/>I try to get the details for product id 1</text:span></text:p>
      <text:p text:style-name="PreformattedText"><text:span text:style-name="T428"><text:s text:c="2"/></text:span><text:span text:style-name="T429">Then</text:span><text:span text:style-name="T430"><text:s/>i get a 200 response</text:span></text:p>
      <text:p text:style-name="PreformattedText"><text:span text:style-name="T431"><text:s text:c="2"/></text:span><text:span text:style-name="T432">And</text:span><text:span text:style-name="T433"><text:s/>the following product details are returned:</text:span></text:p>
      <text:p text:style-name="P434"><text:s text:c="4"/>| category_id | date_added | description | is_active | on_hand | ordering | product_id | product_type_id | re_order_level | site_id | supplier_id | title |</text:p>
      <text:p text:style-name="P435"><text:s text:c="4"/>| 1 <text:s text:c="10"/>| Tue, 15 Mar 2016 18:40:08 GMT | NEW <text:s/>Product Description | true | 100 | 0 | 1 <text:s text:c="8"/>| 1 <text:s text:c="14"/>| 10 <text:s text:c="12"/>| 1 <text:s text:c="6"/>| 1 <text:s text:c="10"/>| NEWNEW Product Name |</text:p>
      <text:p text:style-name="P436"/>
      <text:p text:style-name="P437">Test Case #6</text:p>
      <text:p text:style-name="P438"><text:span text:style-name="T439">Scenario:</text:span><text:span text:style-name="T440"><text:s/>Delete products</text:span></text:p>
      <text:p text:style-name="P441"/>
      <text:p text:style-name="P442">Test Case #7</text:p>
      <text:p text:style-name="PreformattedText"><text:span text:style-name="T443">Scenario</text:span><text:span text:style-name="T444">: Update a product</text:span></text:p>
      <text:p text:style-name="PreformattedText"><text:span text:style-name="T445"><text:s text:c="2"/></text:span><text:span text:style-name="T446">Given</text:span><text:span text:style-name="T447"><text:s/>the new product id 99 in database with the following details:</text:span></text:p>
      <text:p text:style-name="P448"><text:s text:c="4"/>| category_id | date_added | description | is_active | on_hand | ordering | product_id | product_type_id | re_order_level | site_id | supplier_id | title |</text:p>
      <text:p text:style-name="P449"><text:s text:c="4"/>| 1 <text:s text:c="10"/>| Tue, 15 Mar 2016 18:40:08 GMT | NEW <text:s/>Product Description | true | 100 | 0 | 99 <text:s text:c="7"/>| 1 <text:s text:c="14"/>| 10 <text:s text:c="12"/>| 1 <text:s text:c="6"/>| 1 <text:s text:c="10"/>| NEWNEW Product Name |</text:p>
      <text:p text:style-name="PreformattedText"><text:span text:style-name="T450"><text:s text:c="2"/></text:span><text:span text:style-name="T451">And</text:span><text:span text:style-name="T452"><text:s/>the new product details for product id 99:</text:span></text:p>
      <text:p text:style-name="P453"><text:s text:c="4"/>| category_id | date_added | description | is_active | on_hand | ordering | product_id | product_type_id | re_order_level | site_id | supplier_id | title |</text:p>
      <text:p text:style-name="P454"><text:s text:c="4"/>| 1 <text:s text:c="10"/>| Tue, 15 Mar 2016 18:40:08 GMT | New formal product description | true | 100 | 0 | 99 <text:s text:c="7"/>| 1 <text:s text:c="14"/>| 10 <text:s text:c="12"/>| 1 <text:s text:c="6"/>| 1 <text:s text:c="10"/>| Formal new product name |</text:p>
      <text:p text:style-name="PreformattedText"><text:span text:style-name="T455"><text:s text:c="2"/></text:span><text:span text:style-name="T456">When</text:span><text:span text:style-name="T457"><text:s/>I send a PUT request to the product resource url 'api/v1/products/99/'</text:span></text:p>
      <text:p text:style-name="PreformattedText"><text:span text:style-name="T458"><text:s text:c="2"/></text:span><text:span text:style-name="T459">Then</text:span><text:span text:style-name="T460"><text:s/>I should get a 200 response in the update request</text:span></text:p>
      <text:p text:style-name="PreformattedText"><text:span text:style-name="T461"><text:s text:c="2"/></text:span><text:span text:style-name="T462">And</text:span><text:span text:style-name="T463"><text:s/>I should get a field for "status" containing "ok" for update request</text:span></text:p>
      <text:p text:style-name="P464"/>
      <text:p text:style-name="P465"/>
      <text:p text:style-name="P466">“”” <text:s/>CATHERINE“””</text:p>
      <text:p text:style-name="P467">Test Case #8</text:p>
      <text:p text:style-name="PreformattedText"><text:span text:style-name="T468">Scenario</text:span><text:span text:style-name="T469">: Create Supplier</text:span></text:p>
      <text:p text:style-name="PreformattedText"><text:span text:style-name="T470"><text:s text:c="3"/></text:span><text:span text:style-name="T471">Given</text:span><text:span text:style-name="T472"><text:s/>I have the following supplier details</text:span></text:p>
      <table:table table:style-name="Table473">
        <table:table-columns>
          <table:table-column table:style-name="TableColumn474"/>
          <table:table-column table:style-name="TableColumn475"/>
          <table:table-column table:style-name="TableColumn476"/>
          <table:table-column table:style-name="TableColumn477"/>
          <table:table-column table:style-name="TableColumn478"/>
          <table:table-column table:style-name="TableColumn479"/>
          <table:table-column table:style-name="TableColumn480"/>
        </table:table-columns>
        <table:table-row table:style-name="TableRow481">
          <table:table-cell table:style-name="TableCell482">
            <text:p text:style-name="P483">id</text:p>
          </table:table-cell>
          <table:table-cell table:style-name="TableCell484">
            <text:p text:style-name="P485">name</text:p>
          </table:table-cell>
          <table:table-cell table:style-name="TableCell486">
            <text:p text:style-name="P487">address</text:p>
          </table:table-cell>
          <table:table-cell table:style-name="TableCell488">
            <text:p text:style-name="P489">phone</text:p>
          </table:table-cell>
          <table:table-cell table:style-name="TableCell490">
            <text:p text:style-name="P491">fax</text:p>
          </table:table-cell>
          <table:table-cell table:style-name="TableCell492">
            <text:p text:style-name="P493">email</text:p>
          </table:table-cell>
          <table:table-cell table:style-name="TableCell494">
            <text:p text:style-name="P495">is_active</text:p>
          </table:table-cell>
        </table:table-row>
        <table:table-row table:style-name="TableRow496">
          <table:table-cell table:style-name="TableCell497">
            <text:p text:style-name="P498">1</text:p>
          </table:table-cell>
          <table:table-cell table:style-name="TableCell499">
            <text:p text:style-name="P500">supplier1</text:p>
          </table:table-cell>
          <table:table-cell table:style-name="TableCell501">
            <text:p text:style-name="P502">address1</text:p>
          </table:table-cell>
          <table:table-cell table:style-name="TableCell503">
            <text:p text:style-name="P504">221-2277</text:p>
          </table:table-cell>
          <table:table-cell table:style-name="TableCell505">
            <text:p text:style-name="P506">063-221-2277</text:p>
          </table:table-cell>
          <table:table-cell table:style-name="TableCell507">
            <text:p text:style-name="P508">supplier1@estore.com</text:p>
          </table:table-cell>
          <table:table-cell table:style-name="TableCell509">
            <text:p text:style-name="P510">True</text:p>
          </table:table-cell>
        </table:table-row>
      </table:table>
      <text:p text:style-name="PreformattedText"><text:span text:style-name="T511"><text:s text:c="4"/></text:span><text:span text:style-name="T512">When</text:span><text:span text:style-name="T513"><text:s/>I Post the supplier to resource_url <text:s/>'/api/v1/suppliers/'</text:span></text:p>
      <text:p text:style-name="PreformattedText"><text:span text:style-name="T514"><text:s text:c="4"/></text:span><text:span text:style-name="T515">Then</text:span><text:span text:style-name="T516"><text:s/>I should get a response '201'</text:span></text:p>
      <text:p text:style-name="PreformattedText"><text:span text:style-name="T517"><text:s text:c="4"/></text:span><text:span text:style-name="T518">And</text:span><text:span text:style-name="T519"><text:s/>I should get a "status" containing "ok"</text:span></text:p>
      <text:p text:style-name="PreformattedText"><text:span text:style-name="T520"><text:s text:c="4"/></text:span><text:span text:style-name="T521">And</text:span><text:span text:style-name="T522"><text:s/>I should get a "message" containing "ok"</text:span></text:p>
      <text:p text:style-name="P523"/>
      <text:soft-page-break/>
      <text:p text:style-name="PreformattedText"><text:span text:style-name="T524">Scenario</text:span><text:span text:style-name="T525">: Create a duplicate supplier</text:span></text:p>
      <text:p text:style-name="PreformattedText"><text:span text:style-name="T526"><text:s text:c="2"/></text:span><text:span text:style-name="T527">Given</text:span><text:span text:style-name="T528"><text:s/>I have already added the supplier details:</text:span></text:p>
      <table:table table:style-name="Table529">
        <table:table-columns>
          <table:table-column table:style-name="TableColumn530"/>
          <table:table-column table:style-name="TableColumn531"/>
          <table:table-column table:style-name="TableColumn532"/>
          <table:table-column table:style-name="TableColumn533"/>
          <table:table-column table:style-name="TableColumn534"/>
          <table:table-column table:style-name="TableColumn535"/>
          <table:table-column table:style-name="TableColumn536"/>
        </table:table-columns>
        <table:table-row table:style-name="TableRow537">
          <table:table-cell table:style-name="TableCell538">
            <text:p text:style-name="P539">id</text:p>
          </table:table-cell>
          <table:table-cell table:style-name="TableCell540">
            <text:p text:style-name="P541">name</text:p>
          </table:table-cell>
          <table:table-cell table:style-name="TableCell542">
            <text:p text:style-name="P543">address</text:p>
          </table:table-cell>
          <table:table-cell table:style-name="TableCell544">
            <text:p text:style-name="P545">phone</text:p>
          </table:table-cell>
          <table:table-cell table:style-name="TableCell546">
            <text:p text:style-name="P547">fax</text:p>
          </table:table-cell>
          <table:table-cell table:style-name="TableCell548">
            <text:p text:style-name="P549">email</text:p>
          </table:table-cell>
          <table:table-cell table:style-name="TableCell550">
            <text:p text:style-name="P551">is_active</text:p>
          </table:table-cell>
        </table:table-row>
        <table:table-row table:style-name="TableRow552">
          <table:table-cell table:style-name="TableCell553">
            <text:p text:style-name="P554">1</text:p>
          </table:table-cell>
          <table:table-cell table:style-name="TableCell555">
            <text:p text:style-name="P556">supplier1</text:p>
          </table:table-cell>
          <table:table-cell table:style-name="TableCell557">
            <text:p text:style-name="P558">address1</text:p>
          </table:table-cell>
          <table:table-cell table:style-name="TableCell559">
            <text:p text:style-name="P560">221-2277</text:p>
          </table:table-cell>
          <table:table-cell table:style-name="TableCell561">
            <text:p text:style-name="P562">063-221-2277</text:p>
          </table:table-cell>
          <table:table-cell table:style-name="TableCell563">
            <text:p text:style-name="P564">supplier1@estore.com</text:p>
          </table:table-cell>
          <table:table-cell table:style-name="TableCell565">
            <text:p text:style-name="P566">True</text:p>
          </table:table-cell>
        </table:table-row>
      </table:table>
      <text:p text:style-name="PreformattedText"><text:span text:style-name="T567"><text:s text:c="3"/></text:span><text:span text:style-name="T568">When</text:span><text:span text:style-name="T569"><text:s/>I Post the supplier to resource_url <text:s/>'/api/v1/suppliers/'</text:span></text:p>
      <text:p text:style-name="PreformattedText"><text:span text:style-name="T570"><text:s text:c="3"/></text:span><text:span text:style-name="T571">Then</text:span><text:span text:style-name="T572"><text:s/>I should get a response '201'</text:span></text:p>
      <text:p text:style-name="PreformattedText"><text:span text:style-name="T573"><text:s text:c="3"/></text:span><text:span text:style-name="T574">And</text:span><text:span text:style-name="T575"><text:s/>I should get a "status" containing "ok"</text:span></text:p>
      <text:p text:style-name="P576"><text:span text:style-name="T577"><text:s text:c="3"/>And</text:span><text:span text:style-name="T578"><text:s/>I should get a field "message" containing "id exists"</text:span></text:p>
      <text:p text:style-name="P579"/>
      <text:p text:style-name="P580">Test Case #9</text:p>
      <text:p text:style-name="PreformattedText"><text:span text:style-name="T581">Scenario</text:span><text:span text:style-name="T582">: Get a supplier</text:span></text:p>
      <text:p text:style-name="PreformattedText"><text:span text:style-name="T583"><text:s text:c="2"/></text:span><text:span text:style-name="T584">Given</text:span><text:span text:style-name="T585"><text:s/>supplier '1' is in the system</text:span></text:p>
      <text:p text:style-name="PreformattedText"><text:span text:style-name="T586"><text:s text:c="2"/></text:span><text:span text:style-name="T587">When</text:span><text:span text:style-name="T588"><text:s/>I retrieve the supplier '1'</text:span></text:p>
      <text:p text:style-name="PreformattedText"><text:span text:style-name="T589"><text:s text:c="2"/></text:span><text:span text:style-name="T590">Then</text:span><text:span text:style-name="T591"><text:s/>I should get a '200' response</text:span></text:p>
      <text:p text:style-name="PreformattedText"><text:span text:style-name="T592"><text:s text:c="2"/></text:span><text:span text:style-name="T593">And</text:span><text:span text:style-name="T594"><text:s/>the following supplier details are returned:</text:span></text:p>
      <table:table table:style-name="Table595">
        <table:table-columns>
          <table:table-column table:style-name="TableColumn596"/>
          <table:table-column table:style-name="TableColumn597"/>
          <table:table-column table:style-name="TableColumn598"/>
          <table:table-column table:style-name="TableColumn599"/>
          <table:table-column table:style-name="TableColumn600"/>
          <table:table-column table:style-name="TableColumn601"/>
          <table:table-column table:style-name="TableColumn602"/>
        </table:table-columns>
        <table:table-row table:style-name="TableRow603">
          <table:table-cell table:style-name="TableCell604">
            <text:p text:style-name="P605">id</text:p>
          </table:table-cell>
          <table:table-cell table:style-name="TableCell606">
            <text:p text:style-name="P607">name</text:p>
          </table:table-cell>
          <table:table-cell table:style-name="TableCell608">
            <text:p text:style-name="P609">address</text:p>
          </table:table-cell>
          <table:table-cell table:style-name="TableCell610">
            <text:p text:style-name="P611">phone</text:p>
          </table:table-cell>
          <table:table-cell table:style-name="TableCell612">
            <text:p text:style-name="P613">fax</text:p>
          </table:table-cell>
          <table:table-cell table:style-name="TableCell614">
            <text:p text:style-name="P615">email</text:p>
          </table:table-cell>
          <table:table-cell table:style-name="TableCell616">
            <text:p text:style-name="P617">is_active</text:p>
          </table:table-cell>
        </table:table-row>
        <table:table-row table:style-name="TableRow618">
          <table:table-cell table:style-name="TableCell619">
            <text:p text:style-name="P620">1</text:p>
          </table:table-cell>
          <table:table-cell table:style-name="TableCell621">
            <text:p text:style-name="P622">supplier1</text:p>
          </table:table-cell>
          <table:table-cell table:style-name="TableCell623">
            <text:p text:style-name="P624">address1</text:p>
          </table:table-cell>
          <table:table-cell table:style-name="TableCell625">
            <text:p text:style-name="P626">221-2277</text:p>
          </table:table-cell>
          <table:table-cell table:style-name="TableCell627">
            <text:p text:style-name="P628">063-221-2277</text:p>
          </table:table-cell>
          <table:table-cell table:style-name="TableCell629">
            <text:p text:style-name="P630">supplier1@estore.com</text:p>
          </table:table-cell>
          <table:table-cell table:style-name="TableCell631">
            <text:p text:style-name="P632">True</text:p>
          </table:table-cell>
        </table:table-row>
      </table:table>
      <text:p text:style-name="P633"/>
      <text:p text:style-name="PreformattedText"><text:span text:style-name="T634">Scenario</text:span><text:span text:style-name="T635">: Get a supplier that doesn't exist</text:span></text:p>
      <text:p text:style-name="PreformattedText"><text:span text:style-name="T636"><text:s text:c="3"/></text:span><text:span text:style-name="T637">Given</text:span><text:span text:style-name="T638"><text:s/>I retrieve a supplier with resource url '/api/v1/suppliers/2/'</text:span></text:p>
      <text:p text:style-name="PreformattedText"><text:span text:style-name="T639"><text:s text:c="3"/></text:span><text:span text:style-name="T640">When</text:span><text:span text:style-name="T641"><text:s/>I retrieve the JSON result</text:span></text:p>
      <text:p text:style-name="PreformattedText"><text:span text:style-name="T642"><text:s text:c="3"/></text:span><text:span text:style-name="T643">Then</text:span><text:span text:style-name="T644"><text:s/>I should get a status code '200'</text:span></text:p>
      <text:p text:style-name="PreformattedText"><text:span text:style-name="T645"><text:s text:c="3"/></text:span><text:span text:style-name="T646">And</text:span><text:span text:style-name="T647"><text:s/>It should have a field "status" "ok"</text:span></text:p>
      <text:p text:style-name="PreformattedText"><text:span text:style-name="T648"><text:s text:c="3"/></text:span><text:span text:style-name="T649">And</text:span><text:span text:style-name="T650"><text:s/>It should have a field "message" "No entries found"</text:span></text:p>
      <text:p text:style-name="PreformattedText"><text:span text:style-name="T651"><text:s text:c="3"/></text:span><text:span text:style-name="T652">And</text:span><text:span text:style-name="T653"><text:s/>It should have a field "count" 0</text:span></text:p>
      <text:p text:style-name="PreformattedText"><text:span text:style-name="T654"><text:s text:c="3"/></text:span><text:span text:style-name="T655">And</text:span><text:span text:style-name="T656"><text:s/>It should have an empty field "entries"</text:span></text:p>
      <text:p text:style-name="Normal"/>
      <text:p text:style-name="P657">Test Case #10</text:p>
      <text:p text:style-name="P658"><text:span text:style-name="T659">Scenario:</text:span><text:span text:style-name="T660"><text:s/>Update Supplier</text:span></text:p>
      <text:p text:style-name="P661"><text:span text:style-name="T662">Given</text:span><text:s/>the supplier id 1 is in the database with the following details:</text:p>
      <table:table table:style-name="Table663">
        <table:table-columns>
          <table:table-column table:style-name="TableColumn664"/>
          <table:table-column table:style-name="TableColumn665"/>
          <table:table-column table:style-name="TableColumn666"/>
          <table:table-column table:style-name="TableColumn667"/>
          <table:table-column table:style-name="TableColumn668"/>
          <table:table-column table:style-name="TableColumn669"/>
          <table:table-column table:style-name="TableColumn670"/>
        </table:table-columns>
        <table:table-row table:style-name="TableRow671">
          <table:table-cell table:style-name="TableCell672">
            <text:p text:style-name="P673">id</text:p>
          </table:table-cell>
          <table:table-cell table:style-name="TableCell674">
            <text:p text:style-name="P675">name</text:p>
          </table:table-cell>
          <table:table-cell table:style-name="TableCell676">
            <text:p text:style-name="P677">address</text:p>
          </table:table-cell>
          <table:table-cell table:style-name="TableCell678">
            <text:p text:style-name="P679">phone</text:p>
          </table:table-cell>
          <table:table-cell table:style-name="TableCell680">
            <text:p text:style-name="P681">fax</text:p>
          </table:table-cell>
          <table:table-cell table:style-name="TableCell682">
            <text:p text:style-name="P683">email</text:p>
          </table:table-cell>
          <table:table-cell table:style-name="TableCell684">
            <text:p text:style-name="P685">is_active</text:p>
          </table:table-cell>
        </table:table-row>
        <table:table-row table:style-name="TableRow686">
          <table:table-cell table:style-name="TableCell687">
            <text:p text:style-name="P688">1</text:p>
          </table:table-cell>
          <table:table-cell table:style-name="TableCell689">
            <text:p text:style-name="P690">supplier1</text:p>
          </table:table-cell>
          <table:table-cell table:style-name="TableCell691">
            <text:p text:style-name="P692">address1</text:p>
          </table:table-cell>
          <table:table-cell table:style-name="TableCell693">
            <text:p text:style-name="P694">221-2277</text:p>
          </table:table-cell>
          <table:table-cell table:style-name="TableCell695">
            <text:p text:style-name="P696">063-221-2277</text:p>
          </table:table-cell>
          <table:table-cell table:style-name="TableCell697">
            <text:p text:style-name="P698">supplier1@estore.com</text:p>
          </table:table-cell>
          <table:table-cell table:style-name="TableCell699">
            <text:p text:style-name="P700">True</text:p>
          </table:table-cell>
        </table:table-row>
      </table:table>
      <text:p text:style-name="P701"/>
      <text:p text:style-name="PreformattedText"><text:span text:style-name="T702"><text:s text:c="2"/></text:span><text:span text:style-name="T703">And</text:span><text:span text:style-name="T704"><text:s/>the new supplier details for supplier id 1:</text:span></text:p>
      <table:table table:style-name="Table705">
        <table:table-columns>
          <table:table-column table:style-name="TableColumn706"/>
          <table:table-column table:style-name="TableColumn707"/>
          <table:table-column table:style-name="TableColumn708"/>
          <table:table-column table:style-name="TableColumn709"/>
          <table:table-column table:style-name="TableColumn710"/>
          <table:table-column table:style-name="TableColumn711"/>
          <table:table-column table:style-name="TableColumn712"/>
        </table:table-columns>
        <table:table-row table:style-name="TableRow713">
          <table:table-cell table:style-name="TableCell714">
            <text:p text:style-name="P715">id</text:p>
          </table:table-cell>
          <table:table-cell table:style-name="TableCell716">
            <text:p text:style-name="P717">name</text:p>
          </table:table-cell>
          <table:table-cell table:style-name="TableCell718">
            <text:p text:style-name="P719">address</text:p>
          </table:table-cell>
          <table:table-cell table:style-name="TableCell720">
            <text:p text:style-name="P721">phone</text:p>
          </table:table-cell>
          <table:table-cell table:style-name="TableCell722">
            <text:p text:style-name="P723">fax</text:p>
          </table:table-cell>
          <table:table-cell table:style-name="TableCell724">
            <text:p text:style-name="P725">email</text:p>
          </table:table-cell>
          <table:table-cell table:style-name="TableCell726">
            <text:p text:style-name="P727">is_active</text:p>
          </table:table-cell>
        </table:table-row>
        <table:table-row table:style-name="TableRow728">
          <table:table-cell table:style-name="TableCell729">
            <text:p text:style-name="P730">1</text:p>
          </table:table-cell>
          <table:table-cell table:style-name="TableCell731">
            <text:p text:style-name="P732">supplier1</text:p>
          </table:table-cell>
          <table:table-cell table:style-name="TableCell733">
            <text:p text:style-name="P734">address1</text:p>
          </table:table-cell>
          <table:table-cell table:style-name="TableCell735">
            <text:p text:style-name="P736">221-2222</text:p>
          </table:table-cell>
          <table:table-cell table:style-name="TableCell737">
            <text:p text:style-name="P738">063-221-2222</text:p>
          </table:table-cell>
          <table:table-cell table:style-name="TableCell739">
            <text:p text:style-name="P740">supplier1@estore.com</text:p>
          </table:table-cell>
          <table:table-cell table:style-name="TableCell741">
            <text:p text:style-name="P742">True</text:p>
          </table:table-cell>
        </table:table-row>
      </table:table>
      <text:p text:style-name="P743"/>
      <text:soft-page-break/>
      <text:p text:style-name="PreformattedText"><text:span text:style-name="T744"><text:s text:c="2"/></text:span><text:span text:style-name="T745">When</text:span><text:span text:style-name="T746"><text:s/>I send a PUT request to the supplier resource url 'api/v1/suppliers/1/'</text:span></text:p>
      <text:p text:style-name="PreformattedText"><text:span text:style-name="T747"><text:s text:c="2"/></text:span><text:span text:style-name="T748">Then</text:span><text:span text:style-name="T749"><text:s/>I should get a 200 response in the update request</text:span></text:p>
      <text:p text:style-name="PreformattedText"><text:span text:style-name="T750"><text:s text:c="2"/></text:span><text:span text:style-name="T751">And</text:span><text:span text:style-name="T752"><text:s/>I should get a field for "status" containing "ok" for update request</text:span></text:p>
      <text:p text:style-name="P753"/>
      <text:p text:style-name="P754">Test Case #11</text:p>
      <text:p text:style-name="P755"><text:span text:style-name="T756">Scenario:<text:s/></text:span><text:span text:style-name="T757">Create cart</text:span></text:p>
      <text:p text:style-name="Standard"><text:s text:c="2"/><text:span text:style-name="T758">Given</text:span><text:s/>I have the following cart details</text:p>
      <table:table table:style-name="Table759">
        <table:table-columns>
          <table:table-column table:style-name="TableColumn760"/>
          <table:table-column table:style-name="TableColumn761"/>
          <table:table-column table:style-name="TableColumn762"/>
          <table:table-column table:style-name="TableColumn763"/>
          <table:table-column table:style-name="TableColumn764"/>
        </table:table-columns>
        <table:table-row table:style-name="TableRow765">
          <table:table-cell table:style-name="TableCell766">
            <text:p text:style-name="P767">id</text:p>
          </table:table-cell>
          <table:table-cell table:style-name="TableCell768">
            <text:p text:style-name="P769">session_id</text:p>
          </table:table-cell>
          <table:table-cell table:style-name="TableCell770">
            <text:p text:style-name="P771">date_created</text:p>
          </table:table-cell>
          <table:table-cell table:style-name="TableCell772">
            <text:p text:style-name="P773">customer_id</text:p>
          </table:table-cell>
          <table:table-cell table:style-name="TableCell774">
            <text:p text:style-name="P775">is_active</text:p>
          </table:table-cell>
        </table:table-row>
        <table:table-row table:style-name="TableRow776">
          <table:table-cell table:style-name="TableCell777">
            <text:p text:style-name="P778">1</text:p>
          </table:table-cell>
          <table:table-cell table:style-name="TableCell779">
            <text:p text:style-name="P780">1</text:p>
          </table:table-cell>
          <table:table-cell table:style-name="TableCell781">
            <text:p text:style-name="P782">2016-03-15</text:p>
          </table:table-cell>
          <table:table-cell table:style-name="TableCell783">
            <text:p text:style-name="P784">1</text:p>
          </table:table-cell>
          <table:table-cell table:style-name="TableCell785">
            <text:p text:style-name="P786">True</text:p>
          </table:table-cell>
        </table:table-row>
      </table:table>
      <text:p text:style-name="PreformattedText"><text:span text:style-name="T787"><text:s text:c="4"/></text:span><text:span text:style-name="T788">When</text:span><text:span text:style-name="T789"><text:s/>I Post the cart to resource_url <text:s/>'/api/v1/carts/'</text:span></text:p>
      <text:p text:style-name="PreformattedText"><text:span text:style-name="T790"><text:s text:c="4"/></text:span><text:span text:style-name="T791">Then</text:span><text:span text:style-name="T792"><text:s/>I should get a response '201'</text:span></text:p>
      <text:p text:style-name="PreformattedText"><text:span text:style-name="T793"><text:s text:c="4"/></text:span><text:span text:style-name="T794">And</text:span><text:span text:style-name="T795"><text:s/>I should get a "status" containing "ok"</text:span></text:p>
      <text:p text:style-name="PreformattedText"><text:span text:style-name="T796"><text:s text:c="4"/></text:span><text:span text:style-name="T797">And</text:span><text:span text:style-name="T798"><text:s/>I should get a "message" containing "ok"</text:span></text:p>
      <text:p text:style-name="P799"/>
      <text:p text:style-name="PreformattedText"><text:span text:style-name="T800">Scenario</text:span><text:span text:style-name="T801">: Create a duplicate cart</text:span></text:p>
      <text:p text:style-name="PreformattedText"><text:span text:style-name="T802"><text:s text:c="2"/></text:span><text:span text:style-name="T803">Given</text:span><text:span text:style-name="T804"><text:s/>I have already added the cart details:</text:span></text:p>
      <table:table table:style-name="Table805">
        <table:table-columns>
          <table:table-column table:style-name="TableColumn806"/>
          <table:table-column table:style-name="TableColumn807"/>
          <table:table-column table:style-name="TableColumn808"/>
          <table:table-column table:style-name="TableColumn809"/>
          <table:table-column table:style-name="TableColumn810"/>
        </table:table-columns>
        <table:table-row table:style-name="TableRow811">
          <table:table-cell table:style-name="TableCell812">
            <text:p text:style-name="P813">id</text:p>
          </table:table-cell>
          <table:table-cell table:style-name="TableCell814">
            <text:p text:style-name="P815">session_id</text:p>
          </table:table-cell>
          <table:table-cell table:style-name="TableCell816">
            <text:p text:style-name="P817">date_created</text:p>
          </table:table-cell>
          <table:table-cell table:style-name="TableCell818">
            <text:p text:style-name="P819">customer_id</text:p>
          </table:table-cell>
          <table:table-cell table:style-name="TableCell820">
            <text:p text:style-name="P821">is_active</text:p>
          </table:table-cell>
        </table:table-row>
        <table:table-row table:style-name="TableRow822">
          <table:table-cell table:style-name="TableCell823">
            <text:p text:style-name="P824">1</text:p>
          </table:table-cell>
          <table:table-cell table:style-name="TableCell825">
            <text:p text:style-name="P826">1</text:p>
          </table:table-cell>
          <table:table-cell table:style-name="TableCell827">
            <text:p text:style-name="P828">2016-03-15</text:p>
          </table:table-cell>
          <table:table-cell table:style-name="TableCell829">
            <text:p text:style-name="P830">1</text:p>
          </table:table-cell>
          <table:table-cell table:style-name="TableCell831">
            <text:p text:style-name="P832">True</text:p>
          </table:table-cell>
        </table:table-row>
      </table:table>
      <text:p text:style-name="PreformattedText"><text:span text:style-name="T833"><text:s text:c="3"/></text:span><text:span text:style-name="T834">When</text:span><text:span text:style-name="T835"><text:s/>I Post the supplier to resource_url <text:s/>'/api/v1/carts/'</text:span></text:p>
      <text:p text:style-name="PreformattedText"><text:span text:style-name="T836"><text:s text:c="3"/></text:span><text:span text:style-name="T837">Then</text:span><text:span text:style-name="T838"><text:s/>I should get a response '201'</text:span></text:p>
      <text:p text:style-name="PreformattedText"><text:span text:style-name="T839"><text:s text:c="3"/></text:span><text:span text:style-name="T840">And</text:span><text:span text:style-name="T841"><text:s/>I should get a "status" containing "ok"</text:span></text:p>
      <text:p text:style-name="P842"><text:span text:style-name="T843"><text:s text:c="3"/>And</text:span><text:span text:style-name="T844"><text:s/>I should get a field "message" containing "id exists"</text:span></text:p>
      <text:p text:style-name="P845"/>
      <text:p text:style-name="P846">Test Case #12</text:p>
      <text:p text:style-name="PreformattedText"><text:span text:style-name="T847">Scenario</text:span><text:span text:style-name="T848">: Get cart</text:span></text:p>
      <text:p text:style-name="PreformattedText"><text:span text:style-name="T849"><text:s text:c="2"/></text:span><text:span text:style-name="T850">Given</text:span><text:span text:style-name="T851"><text:s/>cart '1' is in the system</text:span></text:p>
      <text:p text:style-name="PreformattedText"><text:span text:style-name="T852"><text:s text:c="2"/></text:span><text:span text:style-name="T853">When</text:span><text:span text:style-name="T854"><text:s/>I retrieve the cart '1'</text:span></text:p>
      <text:p text:style-name="PreformattedText"><text:span text:style-name="T855"><text:s text:c="2"/></text:span><text:span text:style-name="T856">Then</text:span><text:span text:style-name="T857"><text:s/>I should get a '200' response</text:span></text:p>
      <text:p text:style-name="PreformattedText"><text:span text:style-name="T858"><text:s text:c="2"/></text:span><text:span text:style-name="T859">And</text:span><text:span text:style-name="T860"><text:s/>the following details are returned :</text:span></text:p>
      <table:table table:style-name="Table861">
        <table:table-columns>
          <table:table-column table:style-name="TableColumn862"/>
          <table:table-column table:style-name="TableColumn863"/>
          <table:table-column table:style-name="TableColumn864"/>
          <table:table-column table:style-name="TableColumn865"/>
        </table:table-columns>
        <table:table-row table:style-name="TableRow866">
          <table:table-cell table:style-name="TableCell867">
            <text:p text:style-name="P868">session_id</text:p>
          </table:table-cell>
          <table:table-cell table:style-name="TableCell869">
            <text:p text:style-name="P870">date_created</text:p>
          </table:table-cell>
          <table:table-cell table:style-name="TableCell871">
            <text:p text:style-name="P872">customer_id</text:p>
          </table:table-cell>
          <table:table-cell table:style-name="TableCell873">
            <text:p text:style-name="P874">is_active</text:p>
          </table:table-cell>
        </table:table-row>
        <table:table-row table:style-name="TableRow875">
          <table:table-cell table:style-name="TableCell876">
            <text:p text:style-name="P877">1</text:p>
          </table:table-cell>
          <table:table-cell table:style-name="TableCell878">
            <text:p text:style-name="P879">2016-03-15</text:p>
          </table:table-cell>
          <table:table-cell table:style-name="TableCell880">
            <text:p text:style-name="P881">1</text:p>
          </table:table-cell>
          <table:table-cell table:style-name="TableCell882">
            <text:p text:style-name="P883">True</text:p>
          </table:table-cell>
        </table:table-row>
      </table:table>
      <text:p text:style-name="P884"/>
      <text:p text:style-name="PreformattedText"><text:span text:style-name="T885">Scenario</text:span><text:span text:style-name="T886">: Get a cart that doesn't exist</text:span></text:p>
      <text:p text:style-name="PreformattedText"><text:span text:style-name="T887"><text:s text:c="2"/></text:span><text:span text:style-name="T888">Given</text:span><text:span text:style-name="T889"><text:s/>I retrieve a cart with resource url '/api/v1/carts/2/'</text:span></text:p>
      <text:p text:style-name="PreformattedText"><text:span text:style-name="T890"><text:s text:c="2"/></text:span><text:span text:style-name="T891">When</text:span><text:span text:style-name="T892"><text:s/>i retrieve a JSON result</text:span></text:p>
      <text:p text:style-name="PreformattedText"><text:span text:style-name="T893"><text:s text:c="2"/></text:span><text:span text:style-name="T894">Then</text:span><text:span text:style-name="T895"><text:s/>i should get a '200' status code</text:span></text:p>
      <text:p text:style-name="PreformattedText"><text:span text:style-name="T896"><text:s text:c="2"/></text:span><text:span text:style-name="T897">And</text:span><text:span text:style-name="T898"><text:s/>it should <text:s/>have a field "status" "ok"</text:span></text:p>
      <text:p text:style-name="PreformattedText"><text:span text:style-name="T899"><text:s text:c="2"/></text:span><text:span text:style-name="T900">And</text:span><text:span text:style-name="T901"><text:s/>it should <text:s/>have a field "message" "No entries found"</text:span></text:p>
      <text:p text:style-name="PreformattedText"><text:span text:style-name="T902"><text:s text:c="2"/></text:span><text:span text:style-name="T903">And</text:span><text:span text:style-name="T904"><text:s/>it should <text:s/>have a field "count" 0</text:span></text:p>
      <text:p text:style-name="PreformattedText"><text:span text:style-name="T905"><text:s text:c="2"/></text:span><text:span text:style-name="T906">And</text:span><text:span text:style-name="T907"><text:s/>it should <text:s/>have an empty field " entries "</text:span></text:p>
      <text:p text:style-name="Normal"/>
      <text:soft-page-break/>
      <text:p text:style-name="P908">Test Case #13</text:p>
      <text:p text:style-name="P909"><text:span text:style-name="T910">Scenario:<text:s/></text:span><text:span text:style-name="T911">Delete cart</text:span></text:p>
      <text:p text:style-name="P912"/>
      <text:p text:style-name="P913">Test Case #14</text:p>
      <text:p text:style-name="P914"><text:span text:style-name="T915">Scenario:<text:s/></text:span><text:span text:style-name="T916">Create cart item</text:span></text:p>
      <text:p text:style-name="Standard"><text:span text:style-name="T917"><text:s text:c="3"/>Given</text:span><text:s/>I have the following cart details</text:p>
      <table:table table:style-name="Table918">
        <table:table-columns>
          <table:table-column table:style-name="TableColumn919"/>
          <table:table-column table:style-name="TableColumn920"/>
          <table:table-column table:style-name="TableColumn921"/>
          <table:table-column table:style-name="TableColumn922"/>
          <table:table-column table:style-name="TableColumn923"/>
        </table:table-columns>
        <table:table-row table:style-name="TableRow924">
          <table:table-cell table:style-name="TableCell925">
            <text:p text:style-name="P926">id</text:p>
          </table:table-cell>
          <table:table-cell table:style-name="TableCell927">
            <text:p text:style-name="P928">cart_id</text:p>
          </table:table-cell>
          <table:table-cell table:style-name="TableCell929">
            <text:p text:style-name="P930">product_id</text:p>
          </table:table-cell>
          <table:table-cell table:style-name="TableCell931">
            <text:p text:style-name="P932">quantity</text:p>
          </table:table-cell>
          <table:table-cell table:style-name="TableCell933">
            <text:p text:style-name="P934">time_stamp</text:p>
          </table:table-cell>
        </table:table-row>
        <table:table-row table:style-name="TableRow935">
          <table:table-cell table:style-name="TableCell936">
            <text:p text:style-name="P937">1</text:p>
          </table:table-cell>
          <table:table-cell table:style-name="TableCell938">
            <text:p text:style-name="P939">1</text:p>
          </table:table-cell>
          <table:table-cell table:style-name="TableCell940">
            <text:p text:style-name="P941">1</text:p>
          </table:table-cell>
          <table:table-cell table:style-name="TableCell942">
            <text:p text:style-name="P943">10</text:p>
          </table:table-cell>
          <table:table-cell table:style-name="TableCell944">
            <text:p text:style-name="P945"><text:bookmark-start text:name="__DdeLink__1312_5771327921"/><text:bookmark-start text:name="__DdeLink__1310_5771327921"/>2016-03-11 11:49:17<text:bookmark-end text:name="__DdeLink__1312_5771327921"/><text:bookmark-end text:name="__DdeLink__1310_5771327921"/></text:p>
          </table:table-cell>
        </table:table-row>
      </table:table>
      <text:p text:style-name="PreformattedText"><text:span text:style-name="T946"><text:s text:c="4"/></text:span><text:span text:style-name="T947">When</text:span><text:span text:style-name="T948"><text:s/>I Post the cart to resource_url <text:s/>'/api/v1/cart_items/'</text:span></text:p>
      <text:p text:style-name="PreformattedText"><text:span text:style-name="T949"><text:s text:c="4"/></text:span><text:span text:style-name="T950">Then</text:span><text:span text:style-name="T951"><text:s/>I should get a response '201'</text:span></text:p>
      <text:p text:style-name="PreformattedText"><text:span text:style-name="T952"><text:s text:c="4"/></text:span><text:span text:style-name="T953">And</text:span><text:span text:style-name="T954"><text:s/>I should get a "status" containing "ok"</text:span></text:p>
      <text:p text:style-name="P955"><text:span text:style-name="T956"><text:s text:c="4"/></text:span><text:span text:style-name="T957">And I should get a "message" containing "ok"</text:span></text:p>
      <text:p text:style-name="P958"/>
      <text:p text:style-name="PreformattedText"><text:span text:style-name="T959">Scenario</text:span><text:span text:style-name="T960">: Create a duplicate cart item</text:span></text:p>
      <text:p text:style-name="PreformattedText"><text:span text:style-name="T961"><text:s text:c="2"/></text:span><text:span text:style-name="T962">Given</text:span><text:span text:style-name="T963"><text:s/>I have already added the following cart item details:</text:span></text:p>
      <table:table table:style-name="Table964">
        <table:table-columns>
          <table:table-column table:style-name="TableColumn965"/>
          <table:table-column table:style-name="TableColumn966"/>
          <table:table-column table:style-name="TableColumn967"/>
          <table:table-column table:style-name="TableColumn968"/>
          <table:table-column table:style-name="TableColumn969"/>
        </table:table-columns>
        <table:table-row table:style-name="TableRow970">
          <table:table-cell table:style-name="TableCell971">
            <text:p text:style-name="P972">id</text:p>
          </table:table-cell>
          <table:table-cell table:style-name="TableCell973">
            <text:p text:style-name="P974">cart_id</text:p>
          </table:table-cell>
          <table:table-cell table:style-name="TableCell975">
            <text:p text:style-name="P976">product_id</text:p>
          </table:table-cell>
          <table:table-cell table:style-name="TableCell977">
            <text:p text:style-name="P978">quantity</text:p>
          </table:table-cell>
          <table:table-cell table:style-name="TableCell979">
            <text:p text:style-name="P980">time_stamp</text:p>
          </table:table-cell>
        </table:table-row>
        <table:table-row table:style-name="TableRow981">
          <table:table-cell table:style-name="TableCell982">
            <text:p text:style-name="P983">1</text:p>
          </table:table-cell>
          <table:table-cell table:style-name="TableCell984">
            <text:p text:style-name="P985">1</text:p>
          </table:table-cell>
          <table:table-cell table:style-name="TableCell986">
            <text:p text:style-name="P987">1</text:p>
          </table:table-cell>
          <table:table-cell table:style-name="TableCell988">
            <text:p text:style-name="P989">10</text:p>
          </table:table-cell>
          <table:table-cell table:style-name="TableCell990">
            <text:p text:style-name="P991"><text:bookmark-start text:name="__DdeLink__1312_57713279211"/><text:bookmark-start text:name="__DdeLink__1310_57713279211"/>2016-03-11 11:49:17<text:bookmark-end text:name="__DdeLink__1312_57713279211"/><text:bookmark-end text:name="__DdeLink__1310_57713279211"/></text:p>
          </table:table-cell>
        </table:table-row>
      </table:table>
      <text:p text:style-name="PreformattedText"><text:span text:style-name="T992"><text:s text:c="3"/></text:span><text:span text:style-name="T993">When</text:span><text:span text:style-name="T994"><text:s/>I Post the supplier to resource_url <text:s/>'/api/v1/cart_items/'</text:span></text:p>
      <text:p text:style-name="PreformattedText"><text:span text:style-name="T995"><text:s text:c="3"/></text:span><text:span text:style-name="T996">Then</text:span><text:span text:style-name="T997"><text:s/>I should get a response '201'</text:span></text:p>
      <text:p text:style-name="PreformattedText"><text:span text:style-name="T998"><text:s text:c="3"/></text:span><text:span text:style-name="T999">And</text:span><text:span text:style-name="T1000"><text:s/>I should get a "status" containing "ok"</text:span></text:p>
      <text:p text:style-name="P1001"><text:span text:style-name="T1002"><text:s text:c="3"/>And</text:span><text:span text:style-name="T1003"><text:s/>I should get a field "message" containing "id exists"</text:span></text:p>
      <text:p text:style-name="P1004"/>
      <text:p text:style-name="P1005">Test Case #15</text:p>
      <text:p text:style-name="Normal"><text:span text:style-name="T1006">Scenario</text:span>: Get a cart item</text:p>
      <text:p text:style-name="PreformattedText"><text:span text:style-name="T1007"><text:s text:c="2"/></text:span><text:span text:style-name="T1008">Given</text:span><text:span text:style-name="T1009"><text:s/>cart item '1' is in the system</text:span></text:p>
      <text:p text:style-name="PreformattedText"><text:span text:style-name="T1010"><text:s text:c="2"/></text:span><text:span text:style-name="T1011">When</text:span><text:span text:style-name="T1012"><text:s/>I retrieve the cart item '1'</text:span></text:p>
      <text:p text:style-name="PreformattedText"><text:span text:style-name="T1013"><text:s text:c="2"/></text:span><text:span text:style-name="T1014">Then</text:span><text:span text:style-name="T1015"><text:s/>I should get a '200' response</text:span></text:p>
      <text:p text:style-name="PreformattedText"><text:span text:style-name="T1016"><text:s text:c="2"/></text:span><text:span text:style-name="T1017">And</text:span><text:span text:style-name="T1018"><text:s/>the following cart item details are returned:</text:span></text:p>
      <table:table table:style-name="Table1019">
        <table:table-columns>
          <table:table-column table:style-name="TableColumn1020"/>
          <table:table-column table:style-name="TableColumn1021"/>
          <table:table-column table:style-name="TableColumn1022"/>
          <table:table-column table:style-name="TableColumn1023"/>
        </table:table-columns>
        <table:table-row table:style-name="TableRow1024">
          <table:table-cell table:style-name="TableCell1025">
            <text:p text:style-name="P1026">cart_id</text:p>
          </table:table-cell>
          <table:table-cell table:style-name="TableCell1027">
            <text:p text:style-name="P1028">product_id</text:p>
          </table:table-cell>
          <table:table-cell table:style-name="TableCell1029">
            <text:p text:style-name="P1030">quantity</text:p>
          </table:table-cell>
          <table:table-cell table:style-name="TableCell1031">
            <text:p text:style-name="P1032">time_stamp</text:p>
          </table:table-cell>
        </table:table-row>
        <table:table-row table:style-name="TableRow1033">
          <table:table-cell table:style-name="TableCell1034">
            <text:p text:style-name="P1035">1</text:p>
          </table:table-cell>
          <table:table-cell table:style-name="TableCell1036">
            <text:p text:style-name="P1037">1</text:p>
          </table:table-cell>
          <table:table-cell table:style-name="TableCell1038">
            <text:p text:style-name="P1039">10</text:p>
          </table:table-cell>
          <table:table-cell table:style-name="TableCell1040">
            <text:p text:style-name="P1041"><text:bookmark-start text:name="__DdeLink__1312_577132792111"/><text:bookmark-start text:name="__DdeLink__1310_577132792111"/>2016-03-11 11:49:17<text:bookmark-end text:name="__DdeLink__1312_577132792111"/><text:bookmark-end text:name="__DdeLink__1310_577132792111"/></text:p>
          </table:table-cell>
        </table:table-row>
      </table:table>
      <text:p text:style-name="Normal"/>
      <text:p text:style-name="Normal"><text:span text:style-name="T1042">Scenario</text:span>: Get a cart item that doesn't exist</text:p>
      <text:p text:style-name="PreformattedText"><text:span text:style-name="T1043"><text:s text:c="2"/></text:span><text:span text:style-name="T1044"><text:s/>Given<text:s/></text:span><text:span text:style-name="T1045">I retrieve a cart item with resource url '/api/v1/cart_items/2/'</text:span></text:p>
      <text:p text:style-name="PreformattedText"><text:span text:style-name="T1046"><text:s text:c="3"/></text:span><text:span text:style-name="T1047">When</text:span><text:span text:style-name="T1048"><text:s/>i retrieve JSON result</text:span></text:p>
      <text:p text:style-name="PreformattedText"><text:span text:style-name="T1049"><text:s text:c="3"/></text:span><text:span text:style-name="T1050">Then</text:span><text:span text:style-name="T1051"><text:s/>i should get a status code '200'</text:span></text:p>
      <text:p text:style-name="PreformattedText"><text:span text:style-name="T1052"><text:s text:c="3"/></text:span><text:span text:style-name="T1053">And</text:span><text:span text:style-name="T1054"><text:s/>it should have a field "status" "ok"</text:span></text:p>
      <text:p text:style-name="PreformattedText"><text:span text:style-name="T1055"><text:s text:c="3"/></text:span><text:span text:style-name="T1056">And</text:span><text:span text:style-name="T1057"><text:s/>it should have a field "message" "No entries found"</text:span></text:p>
      <text:p text:style-name="PreformattedText"><text:span text:style-name="T1058"><text:s text:c="3"/></text:span><text:span text:style-name="T1059">And</text:span><text:span text:style-name="T1060"><text:s/>it should have a field "count" 0</text:span></text:p>
      <text:p text:style-name="PreformattedText"><text:span text:style-name="T1061"><text:s text:c="3"/></text:span><text:span text:style-name="T1062">And</text:span><text:span text:style-name="T1063"><text:s/>it should have an empty field " entries "</text:span></text:p>
      <text:p text:style-name="P1064"/>
      <text:soft-page-break/>
      <text:p text:style-name="P1065">Test Case #16</text:p>
      <text:p text:style-name="P1066"><text:span text:style-name="T1067">Scenario:</text:span><text:span text:style-name="T1068"><text:s/>Delete cart item</text:span></text:p>
      <text:p text:style-name="P1069"/>
      <text:p text:style-name="P1070"/>
      <text:p text:style-name="P1071">Test Case #17</text:p>
      <text:p text:style-name="P1072"><text:span text:style-name="T1073">Scenario:<text:s/></text:span><text:span text:style-name="T1074">Create order</text:span></text:p>
      <text:p text:style-name="Standard"><text:span text:style-name="T1075"><text:s text:c="3"/>Given</text:span><text:s/>I have the following order details</text:p>
      <table:table table:style-name="Table1076">
        <table:table-columns>
          <table:table-column table:style-name="TableColumn1077"/>
          <table:table-column table:style-name="TableColumn1078"/>
          <table:table-column table:style-name="TableColumn1079"/>
          <table:table-column table:style-name="TableColumn1080"/>
          <table:table-column table:style-name="TableColumn1081"/>
        </table:table-columns>
        <table:table-row table:style-name="TableRow1082">
          <table:table-cell table:style-name="TableCell1083">
            <text:p text:style-name="P1084">id</text:p>
          </table:table-cell>
          <table:table-cell table:style-name="TableCell1085">
            <text:p text:style-name="P1086">order_id</text:p>
          </table:table-cell>
          <table:table-cell table:style-name="TableCell1087">
            <text:p text:style-name="P1088">product_id</text:p>
          </table:table-cell>
          <table:table-cell table:style-name="TableCell1089">
            <text:p text:style-name="P1090">unit_price</text:p>
          </table:table-cell>
          <table:table-cell table:style-name="TableCell1091">
            <text:p text:style-name="P1092">discount</text:p>
          </table:table-cell>
        </table:table-row>
        <table:table-row table:style-name="TableRow1093">
          <table:table-cell table:style-name="TableCell1094">
            <text:p text:style-name="P1095">1</text:p>
          </table:table-cell>
          <table:table-cell table:style-name="TableCell1096">
            <text:p text:style-name="P1097">1</text:p>
          </table:table-cell>
          <table:table-cell table:style-name="TableCell1098">
            <text:p text:style-name="P1099">1</text:p>
          </table:table-cell>
          <table:table-cell table:style-name="TableCell1100">
            <text:p text:style-name="P1101">100.00</text:p>
          </table:table-cell>
          <table:table-cell table:style-name="TableCell1102">
            <text:p text:style-name="P1103">0.10</text:p>
          </table:table-cell>
        </table:table-row>
      </table:table>
      <text:p text:style-name="PreformattedText"><text:span text:style-name="T1104"><text:s text:c="4"/></text:span><text:span text:style-name="T1105">When</text:span><text:span text:style-name="T1106"><text:s/>I Post the order to resource_url <text:s/>'/api/v1/orders/'</text:span></text:p>
      <text:p text:style-name="PreformattedText"><text:span text:style-name="T1107"><text:s text:c="4"/></text:span><text:span text:style-name="T1108">Then</text:span><text:span text:style-name="T1109"><text:s/>I should get a response '201'</text:span></text:p>
      <text:p text:style-name="PreformattedText"><text:span text:style-name="T1110"><text:s text:c="4"/></text:span><text:span text:style-name="T1111">And</text:span><text:span text:style-name="T1112"><text:s/>I should get a "status" containing "ok"</text:span></text:p>
      <text:p text:style-name="P1113"><text:span text:style-name="T1114"><text:s text:c="4"/>And</text:span><text:span text:style-name="T1115"><text:s/>I should get a "message" containing "ok"</text:span></text:p>
      <text:p text:style-name="P1116"/>
      <text:p text:style-name="PreformattedText"><text:span text:style-name="T1117">Scenario</text:span><text:span text:style-name="T1118">: Create a duplicate order</text:span></text:p>
      <text:p text:style-name="PreformattedText"><text:span text:style-name="T1119"><text:s text:c="2"/></text:span><text:span text:style-name="T1120">Given</text:span><text:span text:style-name="T1121"><text:s/>I have already added the following orderdetails:</text:span></text:p>
      <table:table table:style-name="Table1122">
        <table:table-columns>
          <table:table-column table:style-name="TableColumn1123"/>
          <table:table-column table:style-name="TableColumn1124"/>
          <table:table-column table:style-name="TableColumn1125"/>
          <table:table-column table:style-name="TableColumn1126"/>
          <table:table-column table:style-name="TableColumn1127"/>
        </table:table-columns>
        <table:table-row table:style-name="TableRow1128">
          <table:table-cell table:style-name="TableCell1129">
            <text:p text:style-name="P1130">id</text:p>
          </table:table-cell>
          <table:table-cell table:style-name="TableCell1131">
            <text:p text:style-name="P1132">order_id</text:p>
          </table:table-cell>
          <table:table-cell table:style-name="TableCell1133">
            <text:p text:style-name="P1134">product_id</text:p>
          </table:table-cell>
          <table:table-cell table:style-name="TableCell1135">
            <text:p text:style-name="P1136">unit_price</text:p>
          </table:table-cell>
          <table:table-cell table:style-name="TableCell1137">
            <text:p text:style-name="P1138">discount</text:p>
          </table:table-cell>
        </table:table-row>
        <table:table-row table:style-name="TableRow1139">
          <table:table-cell table:style-name="TableCell1140">
            <text:p text:style-name="P1141">1</text:p>
          </table:table-cell>
          <table:table-cell table:style-name="TableCell1142">
            <text:p text:style-name="P1143">1</text:p>
          </table:table-cell>
          <table:table-cell table:style-name="TableCell1144">
            <text:p text:style-name="P1145">1</text:p>
          </table:table-cell>
          <table:table-cell table:style-name="TableCell1146">
            <text:p text:style-name="P1147">100.00</text:p>
          </table:table-cell>
          <table:table-cell table:style-name="TableCell1148">
            <text:p text:style-name="P1149">0.10</text:p>
          </table:table-cell>
        </table:table-row>
      </table:table>
      <text:p text:style-name="PreformattedText"><text:span text:style-name="T1150"><text:s text:c="3"/></text:span><text:span text:style-name="T1151">When</text:span><text:span text:style-name="T1152"><text:s/>I Post the order to resource_url <text:s/>'/api/v1/orders/'</text:span></text:p>
      <text:p text:style-name="PreformattedText"><text:span text:style-name="T1153"><text:s text:c="3"/></text:span><text:span text:style-name="T1154">Then</text:span><text:span text:style-name="T1155"><text:s/>I should get a response '201'</text:span></text:p>
      <text:p text:style-name="PreformattedText"><text:span text:style-name="T1156"><text:s text:c="3"/></text:span><text:span text:style-name="T1157">And</text:span><text:span text:style-name="T1158"><text:s/>I should get a "status" containing "ok"</text:span></text:p>
      <text:p text:style-name="P1159"><text:span text:style-name="T1160"><text:s text:c="3"/>And</text:span><text:span text:style-name="T1161"><text:s/>I should get a field "message" containing "id exists"</text:span></text:p>
      <text:p text:style-name="P1162"/>
      <text:p text:style-name="P1163">Test Case #18</text:p>
      <text:p text:style-name="PreformattedText"><text:span text:style-name="T1164">Scenario</text:span><text:span text:style-name="T1165">: Get order</text:span></text:p>
      <text:p text:style-name="PreformattedText"><text:span text:style-name="T1166"><text:s text:c="2"/></text:span><text:span text:style-name="T1167">Given</text:span><text:span text:style-name="T1168"><text:s/>order id '1' is in the system</text:span></text:p>
      <text:p text:style-name="PreformattedText"><text:span text:style-name="T1169"><text:s text:c="2"/></text:span><text:span text:style-name="T1170">When</text:span><text:span text:style-name="T1171"><text:s/>I retrieve the order '1'</text:span></text:p>
      <text:p text:style-name="PreformattedText"><text:span text:style-name="T1172"><text:s text:c="2"/></text:span><text:span text:style-name="T1173">Then</text:span><text:span text:style-name="T1174"><text:s/>I should get a '200' response</text:span></text:p>
      <text:p text:style-name="PreformattedText"><text:span text:style-name="T1175"><text:s text:c="2"/></text:span><text:span text:style-name="T1176">And</text:span><text:span text:style-name="T1177"><text:s/>the following orders information are returned:</text:span></text:p>
      <table:table table:style-name="Table1178">
        <table:table-columns>
          <table:table-column table:style-name="TableColumn1179"/>
          <table:table-column table:style-name="TableColumn1180"/>
          <table:table-column table:style-name="TableColumn1181"/>
          <table:table-column table:style-name="TableColumn1182"/>
        </table:table-columns>
        <table:table-row table:style-name="TableRow1183">
          <table:table-cell table:style-name="TableCell1184">
            <text:p text:style-name="P1185">order_id</text:p>
          </table:table-cell>
          <table:table-cell table:style-name="TableCell1186">
            <text:p text:style-name="P1187">product_id</text:p>
          </table:table-cell>
          <table:table-cell table:style-name="TableCell1188">
            <text:p text:style-name="P1189">unit_price</text:p>
          </table:table-cell>
          <table:table-cell table:style-name="TableCell1190">
            <text:p text:style-name="P1191">discount</text:p>
          </table:table-cell>
        </table:table-row>
        <table:table-row table:style-name="TableRow1192">
          <table:table-cell table:style-name="TableCell1193">
            <text:p text:style-name="P1194">1</text:p>
          </table:table-cell>
          <table:table-cell table:style-name="TableCell1195">
            <text:p text:style-name="P1196">1</text:p>
          </table:table-cell>
          <table:table-cell table:style-name="TableCell1197">
            <text:p text:style-name="P1198">100.00</text:p>
          </table:table-cell>
          <table:table-cell table:style-name="TableCell1199">
            <text:p text:style-name="P1200">0.10</text:p>
          </table:table-cell>
        </table:table-row>
      </table:table>
      <text:p text:style-name="P1201"/>
      <text:p text:style-name="PreformattedText"><text:span text:style-name="T1202">Scenario</text:span><text:span text:style-name="T1203">: Get an order that doesn't exist</text:span></text:p>
      <text:p text:style-name="PreformattedText"><text:span text:style-name="T1204"><text:s text:c="2"/></text:span><text:span text:style-name="T1205"><text:s/>Given<text:s/></text:span><text:span text:style-name="T1206">I retrieve an order with resource url '/api/v1/orders/2/'</text:span></text:p>
      <text:p text:style-name="PreformattedText"><text:span text:style-name="T1207"><text:s text:c="3"/></text:span><text:span text:style-name="T1208">When</text:span><text:span text:style-name="T1209"><text:s/>i retrieve JSON result</text:span></text:p>
      <text:p text:style-name="PreformattedText"><text:span text:style-name="T1210"><text:s text:c="3"/></text:span><text:span text:style-name="T1211">Then</text:span><text:span text:style-name="T1212"><text:s/>i should get a status code '200'</text:span></text:p>
      <text:p text:style-name="PreformattedText"><text:span text:style-name="T1213"><text:s text:c="3"/></text:span><text:span text:style-name="T1214">And</text:span><text:span text:style-name="T1215"><text:s/>it should have a field "status" "ok"</text:span></text:p>
      <text:p text:style-name="PreformattedText"><text:span text:style-name="T1216"><text:s text:c="3"/></text:span><text:span text:style-name="T1217">And</text:span><text:span text:style-name="T1218"><text:s/>it should have a field "message" "No entries found"</text:span></text:p>
      <text:p text:style-name="PreformattedText"><text:span text:style-name="T1219"><text:s text:c="3"/></text:span><text:span text:style-name="T1220">And</text:span><text:span text:style-name="T1221"><text:s/>it should have a field "count" 0</text:span></text:p>
      <text:p text:style-name="P1222"><text:span text:style-name="T1223"><text:s text:c="3"/>And</text:span><text:span text:style-name="T1224"><text:s/>it should have an empty field " entries "</text:span></text:p>
      <text:p text:style-name="P1225"/>
      <text:soft-page-break/>
      <text:p text:style-name="P1226">Test Case #19</text:p>
      <text:p text:style-name="P1227"><text:span text:style-name="T1228">Scenario:<text:s/></text:span><text:span text:style-name="T1229">Delete order</text:span></text:p>
      <text:p text:style-name="P1230"><text:span text:style-name="T1231"><text:s text:c="3"/>Given</text:span><text:s/>the order id 1 is in the database with the following details:</text:p>
      <table:table table:style-name="Table1232">
        <table:table-columns>
          <table:table-column table:style-name="TableColumn1233"/>
          <table:table-column table:style-name="TableColumn1234"/>
          <table:table-column table:style-name="TableColumn1235"/>
          <table:table-column table:style-name="TableColumn1236"/>
          <table:table-column table:style-name="TableColumn1237"/>
        </table:table-columns>
        <table:table-row table:style-name="TableRow1238">
          <table:table-cell table:style-name="TableCell1239">
            <text:p text:style-name="P1240">id</text:p>
          </table:table-cell>
          <table:table-cell table:style-name="TableCell1241">
            <text:p text:style-name="P1242">order_id</text:p>
          </table:table-cell>
          <table:table-cell table:style-name="TableCell1243">
            <text:p text:style-name="P1244">product_id</text:p>
          </table:table-cell>
          <table:table-cell table:style-name="TableCell1245">
            <text:p text:style-name="P1246">unit_price</text:p>
          </table:table-cell>
          <table:table-cell table:style-name="TableCell1247">
            <text:p text:style-name="P1248">discount</text:p>
          </table:table-cell>
        </table:table-row>
        <table:table-row table:style-name="TableRow1249">
          <table:table-cell table:style-name="TableCell1250">
            <text:p text:style-name="P1251">1</text:p>
          </table:table-cell>
          <table:table-cell table:style-name="TableCell1252">
            <text:p text:style-name="P1253">1</text:p>
          </table:table-cell>
          <table:table-cell table:style-name="TableCell1254">
            <text:p text:style-name="P1255">1</text:p>
          </table:table-cell>
          <table:table-cell table:style-name="TableCell1256">
            <text:p text:style-name="P1257">100.00</text:p>
          </table:table-cell>
          <table:table-cell table:style-name="TableCell1258">
            <text:p text:style-name="P1259">0.10</text:p>
          </table:table-cell>
        </table:table-row>
      </table:table>
      <text:p text:style-name="P1260"/>
      <text:p text:style-name="PreformattedText"><text:span text:style-name="T1261"><text:s text:c="2"/></text:span><text:span text:style-name="T1262">And</text:span><text:span text:style-name="T1263"><text:s/>the new order details for order id 1:</text:span></text:p>
      <table:table table:style-name="Table1264">
        <table:table-columns>
          <table:table-column table:style-name="TableColumn1265"/>
          <table:table-column table:style-name="TableColumn1266"/>
          <table:table-column table:style-name="TableColumn1267"/>
          <table:table-column table:style-name="TableColumn1268"/>
          <table:table-column table:style-name="TableColumn1269"/>
        </table:table-columns>
        <table:table-row table:style-name="TableRow1270">
          <table:table-cell table:style-name="TableCell1271">
            <text:p text:style-name="P1272">id</text:p>
          </table:table-cell>
          <table:table-cell table:style-name="TableCell1273">
            <text:p text:style-name="P1274">order_id</text:p>
          </table:table-cell>
          <table:table-cell table:style-name="TableCell1275">
            <text:p text:style-name="P1276">product_id</text:p>
          </table:table-cell>
          <table:table-cell table:style-name="TableCell1277">
            <text:p text:style-name="P1278">unit_price</text:p>
          </table:table-cell>
          <table:table-cell table:style-name="TableCell1279">
            <text:p text:style-name="P1280">discount</text:p>
          </table:table-cell>
        </table:table-row>
        <table:table-row table:style-name="TableRow1281">
          <table:table-cell table:style-name="TableCell1282">
            <text:p text:style-name="P1283">1</text:p>
          </table:table-cell>
          <table:table-cell table:style-name="TableCell1284">
            <text:p text:style-name="P1285">1</text:p>
          </table:table-cell>
          <table:table-cell table:style-name="TableCell1286">
            <text:p text:style-name="P1287">1</text:p>
          </table:table-cell>
          <table:table-cell table:style-name="TableCell1288">
            <text:p text:style-name="P1289">150.00</text:p>
          </table:table-cell>
          <table:table-cell table:style-name="TableCell1290">
            <text:p text:style-name="P1291">0.20</text:p>
          </table:table-cell>
        </table:table-row>
      </table:table>
      <text:p text:style-name="P1292"/>
      <text:p text:style-name="PreformattedText"><text:span text:style-name="T1293"><text:s text:c="2"/></text:span><text:span text:style-name="T1294">When</text:span><text:span text:style-name="T1295"><text:s/>I send a PUT request to the order resource url 'api/v1/orders/1/'</text:span></text:p>
      <text:p text:style-name="PreformattedText"><text:span text:style-name="T1296"><text:s text:c="2"/></text:span><text:span text:style-name="T1297">Then</text:span><text:span text:style-name="T1298"><text:s/>I should get a 200 response in the update request</text:span></text:p>
      <text:p text:style-name="P1299"><text:span text:style-name="T1300"><text:s text:c="2"/></text:span><text:span text:style-name="T1301">And</text:span><text:span text:style-name="T1302"><text:s/>I should get a field for "status" containing "ok" for update request</text:span></text:p>
      <text:p text:style-name="P1303"/>
      <text:p text:style-name="P1304">Test Case#20</text:p>
      <text:p text:style-name="P1305"><text:span text:style-name="T1306">Scenario:<text:s/></text:span><text:span text:style-name="T1307">Create order item</text:span></text:p>
      <text:p text:style-name="Standard"><text:span text:style-name="T1308"><text:s text:c="2"/>Given</text:span><text:s/>I have the following order item details</text:p>
      <table:table table:style-name="Table1309">
        <table:table-columns>
          <table:table-column table:style-name="TableColumn1310"/>
          <table:table-column table:style-name="TableColumn1311"/>
          <table:table-column table:style-name="TableColumn1312"/>
          <table:table-column table:style-name="TableColumn1313"/>
          <table:table-column table:style-name="TableColumn1314"/>
          <table:table-column table:style-name="TableColumn1315"/>
        </table:table-columns>
        <table:table-row table:style-name="TableRow1316">
          <table:table-cell table:style-name="TableCell1317">
            <text:p text:style-name="P1318">id</text:p>
          </table:table-cell>
          <table:table-cell table:style-name="TableCell1319">
            <text:p text:style-name="P1320">order_id</text:p>
          </table:table-cell>
          <table:table-cell table:style-name="TableCell1321">
            <text:p text:style-name="P1322">product_id</text:p>
          </table:table-cell>
          <table:table-cell table:style-name="TableCell1323">
            <text:p text:style-name="P1324">unit_price</text:p>
          </table:table-cell>
          <table:table-cell table:style-name="TableCell1325">
            <text:p text:style-name="P1326">discount</text:p>
          </table:table-cell>
          <table:table-cell table:style-name="TableCell1327">
            <text:p text:style-name="P1328">quantity</text:p>
          </table:table-cell>
        </table:table-row>
        <table:table-row table:style-name="TableRow1329">
          <table:table-cell table:style-name="TableCell1330">
            <text:p text:style-name="P1331">1</text:p>
          </table:table-cell>
          <table:table-cell table:style-name="TableCell1332">
            <text:p text:style-name="P1333">1</text:p>
          </table:table-cell>
          <table:table-cell table:style-name="TableCell1334">
            <text:p text:style-name="P1335">1</text:p>
          </table:table-cell>
          <table:table-cell table:style-name="TableCell1336">
            <text:p text:style-name="P1337">100.00</text:p>
          </table:table-cell>
          <table:table-cell table:style-name="TableCell1338">
            <text:p text:style-name="P1339">0.10</text:p>
          </table:table-cell>
          <table:table-cell table:style-name="TableCell1340">
            <text:p text:style-name="P1341">20</text:p>
          </table:table-cell>
        </table:table-row>
      </table:table>
      <text:p text:style-name="PreformattedText"><text:span text:style-name="T1342"><text:s text:c="4"/></text:span><text:span text:style-name="T1343">When</text:span><text:span text:style-name="T1344"><text:s/>I Post the order item to resource_url <text:s/>'/api/v1/order_items/'</text:span></text:p>
      <text:p text:style-name="PreformattedText"><text:span text:style-name="T1345"><text:s text:c="4"/></text:span><text:span text:style-name="T1346">Then</text:span><text:span text:style-name="T1347"><text:s/>I should get a response '201'</text:span></text:p>
      <text:p text:style-name="PreformattedText"><text:span text:style-name="T1348"><text:s text:c="4"/></text:span><text:span text:style-name="T1349">And</text:span><text:span text:style-name="T1350"><text:s/>I should get a "status" containing "ok"</text:span></text:p>
      <text:p text:style-name="P1351"><text:span text:style-name="T1352"><text:s text:c="4"/>And</text:span><text:span text:style-name="T1353"><text:s/>I should get a "message" containing "ok"</text:span></text:p>
      <text:p text:style-name="P1354"/>
      <text:p text:style-name="PreformattedText"><text:span text:style-name="T1355">Scenario</text:span><text:span text:style-name="T1356">: Create a duplicate order item</text:span></text:p>
      <text:p text:style-name="PreformattedText"><text:span text:style-name="T1357"><text:s text:c="2"/></text:span><text:span text:style-name="T1358">Given</text:span><text:span text:style-name="T1359"><text:s/>I have already added the following order item details:</text:span></text:p>
      <table:table table:style-name="Table1360">
        <table:table-columns>
          <table:table-column table:style-name="TableColumn1361"/>
          <table:table-column table:style-name="TableColumn1362"/>
          <table:table-column table:style-name="TableColumn1363"/>
          <table:table-column table:style-name="TableColumn1364"/>
          <table:table-column table:style-name="TableColumn1365"/>
          <table:table-column table:style-name="TableColumn1366"/>
        </table:table-columns>
        <table:table-row table:style-name="TableRow1367">
          <table:table-cell table:style-name="TableCell1368">
            <text:p text:style-name="P1369">id</text:p>
          </table:table-cell>
          <table:table-cell table:style-name="TableCell1370">
            <text:p text:style-name="P1371">order_id</text:p>
          </table:table-cell>
          <table:table-cell table:style-name="TableCell1372">
            <text:p text:style-name="P1373">product_id</text:p>
          </table:table-cell>
          <table:table-cell table:style-name="TableCell1374">
            <text:p text:style-name="P1375">unit_price</text:p>
          </table:table-cell>
          <table:table-cell table:style-name="TableCell1376">
            <text:p text:style-name="P1377">discount</text:p>
          </table:table-cell>
          <table:table-cell table:style-name="TableCell1378">
            <text:p text:style-name="P1379">quantity</text:p>
          </table:table-cell>
        </table:table-row>
        <table:table-row table:style-name="TableRow1380">
          <table:table-cell table:style-name="TableCell1381">
            <text:p text:style-name="P1382">1</text:p>
          </table:table-cell>
          <table:table-cell table:style-name="TableCell1383">
            <text:p text:style-name="P1384">1</text:p>
          </table:table-cell>
          <table:table-cell table:style-name="TableCell1385">
            <text:p text:style-name="P1386">1</text:p>
          </table:table-cell>
          <table:table-cell table:style-name="TableCell1387">
            <text:p text:style-name="P1388">100.00</text:p>
          </table:table-cell>
          <table:table-cell table:style-name="TableCell1389">
            <text:p text:style-name="P1390">0.10</text:p>
          </table:table-cell>
          <table:table-cell table:style-name="TableCell1391">
            <text:p text:style-name="P1392">20</text:p>
          </table:table-cell>
        </table:table-row>
      </table:table>
      <text:p text:style-name="PreformattedText"><text:span text:style-name="T1393"><text:s text:c="3"/></text:span><text:span text:style-name="T1394">When</text:span><text:span text:style-name="T1395"><text:s/>I Post the order item to resource_url <text:s/>'/api/v1/order_items/'</text:span></text:p>
      <text:p text:style-name="PreformattedText"><text:span text:style-name="T1396"><text:s text:c="3"/></text:span><text:span text:style-name="T1397">Then</text:span><text:span text:style-name="T1398"><text:s/>I should get a response '201'</text:span></text:p>
      <text:p text:style-name="PreformattedText"><text:span text:style-name="T1399"><text:s text:c="3"/></text:span><text:span text:style-name="T1400">And</text:span><text:span text:style-name="T1401"><text:s/>I should get a "status" containing "ok"</text:span></text:p>
      <text:p text:style-name="P1402"><text:span text:style-name="T1403"><text:s text:c="3"/>And</text:span><text:span text:style-name="T1404"><text:s/>I should get a field "message" containing "id exists"</text:span></text:p>
      <text:p text:style-name="P1405"/>
      <text:p text:style-name="P1406">Test Case#21</text:p>
      <text:p text:style-name="P1407"><text:span text:style-name="T1408">Scenario:<text:s/></text:span><text:span text:style-name="T1409">Get order item</text:span></text:p>
      <text:p text:style-name="PreformattedText"><text:span text:style-name="T1410"><text:s text:c="2"/></text:span><text:span text:style-name="T1411">Given</text:span><text:span text:style-name="T1412"><text:s/>order item '1' is in the system</text:span></text:p>
      <text:p text:style-name="PreformattedText"><text:span text:style-name="T1413"><text:s text:c="2"/></text:span><text:span text:style-name="T1414">When</text:span><text:span text:style-name="T1415"><text:s/>I retrieve the order item '1'</text:span></text:p>
      <text:p text:style-name="PreformattedText"><text:span text:style-name="T1416"><text:s text:c="2"/></text:span><text:span text:style-name="T1417">Then</text:span><text:span text:style-name="T1418"><text:s/>I should get a '200' response</text:span></text:p>
      <text:p text:style-name="P1419"><text:span text:style-name="T1420"><text:s text:c="2"/></text:span><text:span text:style-name="T1421">And</text:span><text:span text:style-name="T1422"><text:s/>the following order item details are returned:</text:span></text:p>
      <table:table table:style-name="Table1423">
        <table:table-columns>
          <table:table-column table:style-name="TableColumn1424"/>
          <table:table-column table:style-name="TableColumn1425"/>
          <table:table-column table:style-name="TableColumn1426"/>
          <table:table-column table:style-name="TableColumn1427"/>
          <table:table-column table:style-name="TableColumn1428"/>
        </table:table-columns>
        <table:table-row table:style-name="TableRow1429">
          <table:table-cell table:style-name="TableCell1430">
            <text:p text:style-name="P1431">order_id</text:p>
          </table:table-cell>
          <table:table-cell table:style-name="TableCell1432">
            <text:p text:style-name="P1433">product_id</text:p>
          </table:table-cell>
          <table:table-cell table:style-name="TableCell1434">
            <text:p text:style-name="P1435">unit_price</text:p>
          </table:table-cell>
          <table:table-cell table:style-name="TableCell1436">
            <text:p text:style-name="P1437">discount</text:p>
          </table:table-cell>
          <table:table-cell table:style-name="TableCell1438">
            <text:p text:style-name="P1439">quantity</text:p>
          </table:table-cell>
        </table:table-row>
        <text:soft-page-break/>
        <table:table-row table:style-name="TableRow1440">
          <table:table-cell table:style-name="TableCell1441">
            <text:p text:style-name="P1442">1</text:p>
          </table:table-cell>
          <table:table-cell table:style-name="TableCell1443">
            <text:p text:style-name="P1444">1</text:p>
          </table:table-cell>
          <table:table-cell table:style-name="TableCell1445">
            <text:p text:style-name="P1446">100.00</text:p>
          </table:table-cell>
          <table:table-cell table:style-name="TableCell1447">
            <text:p text:style-name="P1448">0.10</text:p>
          </table:table-cell>
          <table:table-cell table:style-name="TableCell1449">
            <text:p text:style-name="P1450">20</text:p>
          </table:table-cell>
        </table:table-row>
      </table:table>
      <text:p text:style-name="P1451"/>
      <text:p text:style-name="PreformattedText"><text:span text:style-name="T1452">Scenario</text:span><text:span text:style-name="T1453">: Get an order item that doesn't exist</text:span></text:p>
      <text:p text:style-name="PreformattedText"><text:span text:style-name="T1454"><text:s text:c="2"/></text:span><text:span text:style-name="T1455"><text:s/>Given<text:s/></text:span><text:span text:style-name="T1456">I retrieve an order item with resource url '/api/v1/order_items/2/'</text:span></text:p>
      <text:p text:style-name="PreformattedText"><text:span text:style-name="T1457"><text:s text:c="3"/></text:span><text:span text:style-name="T1458">When</text:span><text:span text:style-name="T1459"><text:s/>i retrieve JSON result</text:span></text:p>
      <text:p text:style-name="PreformattedText"><text:span text:style-name="T1460"><text:s text:c="3"/></text:span><text:span text:style-name="T1461">Then</text:span><text:span text:style-name="T1462"><text:s/>i should get a status code '200'</text:span></text:p>
      <text:p text:style-name="PreformattedText"><text:span text:style-name="T1463"><text:s text:c="3"/></text:span><text:span text:style-name="T1464">And</text:span><text:span text:style-name="T1465"><text:s/>it should have a field "status" "ok"</text:span></text:p>
      <text:p text:style-name="PreformattedText"><text:span text:style-name="T1466"><text:s text:c="3"/></text:span><text:span text:style-name="T1467">And</text:span><text:span text:style-name="T1468"><text:s/>it should have a field "message" "No entries found"</text:span></text:p>
      <text:p text:style-name="PreformattedText"><text:span text:style-name="T1469"><text:s text:c="3"/></text:span><text:span text:style-name="T1470">And</text:span><text:span text:style-name="T1471"><text:s/>it should have a field "count" 0</text:span></text:p>
      <text:p text:style-name="P1472"><text:span text:style-name="T1473"><text:s text:c="3"/>And</text:span><text:span text:style-name="T1474"><text:s/>it should have an empty field " entries "</text:span></text:p>
      <text:p text:style-name="P1475"/>
      <text:p text:style-name="P1476">“”” END “””</text:p>
      <text:p text:style-name="P1477"/>
      <text:p text:style-name="P1478"/>
      <text:p text:style-name="P1479">Test Case #22</text:p>
      <text:p text:style-name="P1480"><text:span text:style-name="T1481">Scenario:<text:s/></text:span><text:span text:style-name="T1482">Create category</text:span></text:p>
      <text:p text:style-name="P1483"/>
      <text:p text:style-name="P1484">Test Case #24</text:p>
      <text:p text:style-name="P1485"><text:span text:style-name="T1486">Scenario:</text:span><text:span text:style-name="T1487"><text:s/>Get category</text:span></text:p>
      <text:p text:style-name="P1488"><text:span text:style-name="T1489">Given<text:s/></text:span><text:span text:style-name="T1490">some categories are in a system</text:span></text:p>
      <text:p text:style-name="P1491"><text:span text:style-name="T1492">When<text:s/></text:span><text:span text:style-name="T1493">I retrieve the category '</text:span><text:span text:style-name="T1494">1</text:span><text:span text:style-name="T1495">'</text:span></text:p>
      <text:p text:style-name="P1496"><text:span text:style-name="T1497">Then<text:s/></text:span><text:span text:style-name="T1498">I should get a '</text:span><text:span text:style-name="T1499">200</text:span><text:span text:style-name="T1500">' response</text:span></text:p>
      <text:p text:style-name="P1501"><text:span text:style-name="T1502">And<text:s/></text:span><text:span text:style-name="T1503">the following category details are returned:</text:span></text:p>
      <text:p text:style-name="P1504">| id <text:s/>| name <text:s text:c="6"/>| description <text:s/>| main_image <text:s text:c="13"/>| is_active|main_category|</text:p>
      <text:p text:style-name="P1505">| 1 <text:s text:c="2"/>| category1| description1| “static/image1.jpeg”| True <text:s text:c="6"/>| main1 <text:s text:c="12"/>|</text:p>
      <text:p text:style-name="P1506"/>
      <text:p text:style-name="P1507">Test Case #25</text:p>
      <text:p text:style-name="P1508"><text:span text:style-name="T1509">Scenario:</text:span><text:span text:style-name="T1510"><text:s/>Delete category</text:span></text:p>
      <text:p text:style-name="P1511"/>
      <text:p text:style-name="P1512">Test Case #26</text:p>
      <text:p text:style-name="P1513">Scenario: Update category</text:p>
      <text:p text:style-name="P1514"/>
      <text:p text:style-name="P1515"/>
      <text:p text:style-name="P1516">Test Case#17</text:p>
      <text:p text:style-name="P1517"><text:span text:style-name="T1518">Scenario:<text:s/></text:span><text:span text:style-name="T1519">Create Wishlist - sunny case</text:span></text:p>
      <text:p text:style-name="P1520">Given I have the details of wishlist</text:p>
      <text:p text:style-name="P1521">| wishlist_id | wishlist_name |</text:p>
      <text:p text:style-name="P1522">| 1 | noob |</text:p>
      <text:p text:style-name="P1523"><text:span text:style-name="T1524">When</text:span><text:span text:style-name="T1525"><text:s/>I POST to url '/api/v1/wishlist/' the wishlist</text:span></text:p>
      <text:p text:style-name="P1526"><text:span text:style-name="T1527">Then</text:span><text:span text:style-name="T1528"><text:s/>I should get status code response<text:s/></text:span><text:span text:style-name="T1529">'200'</text:span></text:p>
      <text:p text:style-name="P1530"><text:span text:style-name="T1531">And</text:span><text:span text:style-name="T1532"><text:s/>I should get<text:s/></text:span><text:span text:style-name="T1533">'ok'<text:s/></text:span><text:span text:style-name="T1534">status</text:span></text:p>
      <text:p text:style-name="P1535"><text:span text:style-name="T1536">And</text:span><text:span text:style-name="T1537"><text:s/>I should get<text:s/></text:span><text:span text:style-name="T1538">'OK'<text:s/></text:span><text:span text:style-name="T1539">message</text:span></text:p>
      <text:p text:style-name="P1540"/>
      <text:p text:style-name="P1541"/>
      <text:soft-page-break/>
      <text:p text:style-name="P1542">Test Case#17.1</text:p>
      <text:p text:style-name="Standard"><text:span text:style-name="T1543">Scenario:<text:s/></text:span><text:span text:style-name="T1544">Create a duplicate wishlist - rainy case</text:span></text:p>
      <text:p text:style-name="Standard"><text:span text:style-name="T1545">Given<text:s/></text:span><text:span text:style-name="T1546">I have the details of wishlist</text:span></text:p>
      <text:p text:style-name="P1547">|wishlist_id | wishlist_name |</text:p>
      <text:p text:style-name="P1548">| 1 | noob |</text:p>
      <text:p text:style-name="Standard"><text:span text:style-name="T1549">When<text:s/></text:span><text:span text:style-name="T1550">I POST to url '/api/v1/wishlist/' the wishlist</text:span></text:p>
      <text:p text:style-name="Standard"><text:span text:style-name="T1551">Then<text:s/></text:span><text:span text:style-name="T1552">I should get status code response<text:s/></text:span><text:span text:style-name="T1553">'200'</text:span></text:p>
      <text:p text:style-name="Standard"><text:span text:style-name="T1554">And<text:s/></text:span><text:span text:style-name="T1555">I should get<text:s/></text:span><text:span text:style-name="T1556">'ok'</text:span><text:span text:style-name="T1557"><text:s/>status</text:span></text:p>
      <text:p text:style-name="Standard"><text:span text:style-name="T1558">And<text:s/></text:span><text:span text:style-name="T1559">I should get<text:s/></text:span><text:span text:style-name="T1560">'ERROR'</text:span><text:span text:style-name="T1561"><text:s/>message for duplication</text:span></text:p>
      <text:p text:style-name="P1562"/>
      <text:p text:style-name="P1563"/>
      <text:p text:style-name="P1564">Test Case#17.2</text:p>
      <text:p text:style-name="Standard"><text:span text:style-name="T1565">Scenario:<text:s/></text:span><text:span text:style-name="T1566">Create an invalid wishlist - rainy case</text:span></text:p>
      <text:p text:style-name="Standard"><text:span text:style-name="T1567">Given<text:s/></text:span><text:span text:style-name="T1568">I have the details of wishlist</text:span></text:p>
      <text:p text:style-name="P1569">|wishlist_id | wishlist_name |</text:p>
      <text:p text:style-name="P1570">| noob | 1 |</text:p>
      <text:p text:style-name="Standard"><text:span text:style-name="T1571">When<text:s/></text:span><text:span text:style-name="T1572">I POST to url '/api/v1/wishlist/' the wishlist</text:span></text:p>
      <text:p text:style-name="Standard"><text:span text:style-name="T1573">Then<text:s/></text:span><text:span text:style-name="T1574">I should get status code response</text:span><text:span text:style-name="T1575"><text:s/>'200'</text:span></text:p>
      <text:p text:style-name="Standard"><text:span text:style-name="T1576">And<text:s/></text:span><text:span text:style-name="T1577">I should get<text:s/></text:span><text:span text:style-name="T1578">'error'</text:span><text:span text:style-name="T1579"><text:s/>status for invalid details</text:span></text:p>
      <text:p text:style-name="P1580"/>
      <text:p text:style-name="P1581"/>
      <text:p text:style-name="P1582"/>
      <text:p text:style-name="P1583">Test Case#17.3</text:p>
      <text:p text:style-name="P1584"><text:span text:style-name="T1585">Scenario:<text:s/></text:span><text:span text:style-name="T1586">Create an incomplete wishlist - rainy case</text:span></text:p>
      <text:p text:style-name="P1587"><text:span text:style-name="T1588">Given<text:s/></text:span><text:span text:style-name="T1589">I have the details of wishlist</text:span></text:p>
      <text:p text:style-name="P1590">|wishlist_id | wishlist_name |</text:p>
      <text:p text:style-name="P1591">| 1 | <text:s/>|</text:p>
      <text:p text:style-name="P1592"><text:span text:style-name="T1593">When<text:s/></text:span><text:span text:style-name="T1594">I POST to url '/api/v1/wishlist/' the wishlist</text:span></text:p>
      <text:p text:style-name="P1595"><text:span text:style-name="T1596">Then<text:s/></text:span><text:span text:style-name="T1597">I should get status code response</text:span><text:span text:style-name="T1598"><text:s/>'200'</text:span></text:p>
      <text:p text:style-name="P1599"><text:span text:style-name="T1600">And<text:s/></text:span><text:span text:style-name="T1601">I should get</text:span><text:span text:style-name="T1602"><text:s/>'ok'</text:span><text:span text:style-name="T1603"><text:s/>status</text:span></text:p>
      <text:p text:style-name="P1604"><text:span text:style-name="T1605">And<text:s/></text:span><text:span text:style-name="T1606">I should get<text:s/></text:span><text:span text:style-name="T1607">'ERROR'</text:span><text:span text:style-name="T1608"><text:s/>message for inclomplete details</text:span></text:p>
      <text:p text:style-name="P1609"/>
      <text:p text:style-name="P1610"/>
      <text:p text:style-name="P1611"/>
      <text:p text:style-name="P1612"/>
      <text:p text:style-name="P1613">Test Case #18</text:p>
      <text:p text:style-name="P1614"><text:span text:style-name="T1615">Scenario:</text:span><text:span text:style-name="T1616"><text:s/>Get wishlist</text:span></text:p>
      <text:p text:style-name="P1617"><text:span text:style-name="T1618">Given</text:span><text:span text:style-name="T1619"><text:s/>wishlist ‘</text:span><text:span text:style-name="T1620">1</text:span><text:span text:style-name="T1621">’ are in a system</text:span></text:p>
      <text:p text:style-name="P1622"><text:span text:style-name="T1623">When<text:s/></text:span><text:span text:style-name="T1624">I retrieve the wishlist '</text:span><text:span text:style-name="T1625">1</text:span><text:span text:style-name="T1626">'</text:span></text:p>
      <text:p text:style-name="P1627"><text:span text:style-name="T1628">Then<text:s/></text:span><text:span text:style-name="T1629">I should have a status code response '</text:span><text:span text:style-name="T1630">200</text:span><text:span text:style-name="T1631">'<text:s/></text:span></text:p>
      <text:p text:style-name="P1632"><text:span text:style-name="T1633">And<text:s/></text:span><text:span text:style-name="T1634">the following wishlist details are returned:</text:span></text:p>
      <text:p text:style-name="P1635">| wishlist_id <text:s/>| wishlist_name |</text:p>
      <text:p text:style-name="P1636">| 1 <text:s text:c="2"/>| noob |</text:p>
      <text:p text:style-name="P1637"/>
      <text:p text:style-name="P1638">Test Case #18.1</text:p>
      <text:p text:style-name="P1639"><text:span text:style-name="T1640">Scenario:</text:span><text:span text:style-name="T1641"><text:s/>Get wishlist – No wishlist items</text:span></text:p>
      <text:p text:style-name="P1642"/>
      <text:soft-page-break/>
      <text:p text:style-name="P1643">Test Case #19</text:p>
      <text:p text:style-name="P1644"><text:span text:style-name="T1645">Scenario:<text:s/></text:span><text:span text:style-name="T1646">Delete wishlist</text:span></text:p>
      <text:p text:style-name="P1647"/>
      <text:p text:style-name="P1648">Test Case #20</text:p>
      <text:p text:style-name="P1649"><text:span text:style-name="T1650">Scenario:<text:s/></text:span><text:span text:style-name="T1651">Update wishlist</text:span></text:p>
      <text:p text:style-name="P1652"/>
      <text:p text:style-name="P1653">Test Case #21</text:p>
      <text:p text:style-name="P1654"><text:span text:style-name="T1655">Scenario:<text:s/></text:span><text:span text:style-name="T1656">Create wishlist detail</text:span></text:p>
      <text:p text:style-name="P1657"/>
      <text:p text:style-name="P1658">Test Case #22</text:p>
      <text:p text:style-name="P1659"><text:span text:style-name="T1660">Scenario:<text:s/></text:span><text:span text:style-name="T1661">Get wishlist detail</text:span></text:p>
      <text:p text:style-name="P1662"><text:span text:style-name="T1663">Given<text:s/></text:span><text:span text:style-name="T1664">some wishlist details are in a system</text:span></text:p>
      <text:p text:style-name="P1665"><text:span text:style-name="T1666">When<text:s/></text:span><text:span text:style-name="T1667">I retrieve the wishlist detail '</text:span><text:span text:style-name="T1668">1</text:span><text:span text:style-name="T1669">'</text:span></text:p>
      <text:p text:style-name="P1670"><text:span text:style-name="T1671">Then<text:s/></text:span><text:span text:style-name="T1672">I should get a '</text:span><text:span text:style-name="T1673">200</text:span><text:span text:style-name="T1674">' response</text:span></text:p>
      <text:p text:style-name="P1675"><text:span text:style-name="T1676">And<text:s/></text:span><text:span text:style-name="T1677">the following wishlist details are returned:</text:span></text:p>
      <text:p text:style-name="P1678">| id <text:s/>| wishlist_id | product_id| time_stamp <text:s text:c="18"/>| is_active|</text:p>
      <text:p text:style-name="P1679"><text:span text:style-name="T1680">| 1 <text:s text:c="2"/>| 1 <text:s text:c="16"/>| 1 <text:s text:c="16"/>|<text:s/></text:span><text:span text:style-name="T1681">2016-03-11<text:s/></text:span><text:span text:style-name="T1682">11:49:17 <text:s text:c="5"/>| True <text:s text:c="5"/>|</text:span></text:p>
      <text:p text:style-name="P16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PH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List4Level0" style:display-name="List4Level0" style:family="text">
      <style:text-properties style:text-underline-type="none" style:text-underline-color="font-color"/>
    </style:style>
    <style:style style:name="List4Level1" style:display-name="List4Level1" style:family="text">
      <style:text-properties style:text-underline-type="none" style:text-underline-color="font-color"/>
    </style:style>
    <style:style style:name="List4Level2" style:display-name="List4Level2" style:family="text">
      <style:text-properties style:text-underline-type="none" style:text-underline-color="font-color"/>
    </style:style>
    <style:style style:name="List4Level3" style:display-name="List4Level3" style:family="text">
      <style:text-properties style:text-underline-type="none" style:text-underline-color="font-color"/>
    </style:style>
    <style:style style:name="List4Level4" style:display-name="List4Level4" style:family="text">
      <style:text-properties style:text-underline-type="none" style:text-underline-color="font-color"/>
    </style:style>
    <style:style style:name="List4Level5" style:display-name="List4Level5" style:family="text">
      <style:text-properties style:text-underline-type="none" style:text-underline-color="font-color"/>
    </style:style>
    <style:style style:name="List4Level6" style:display-name="List4Level6" style:family="text">
      <style:text-properties style:text-underline-type="none" style:text-underline-color="font-color"/>
    </style:style>
    <style:style style:name="List4Level7" style:display-name="List4Level7" style:family="text">
      <style:text-properties style:text-underline-type="none" style:text-underline-color="font-color"/>
    </style:style>
    <style:style style:name="List4Level8" style:display-name="List4Level8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4" style:display-name="LS4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SIN</dc:creator>
    <meta:creation-date>2016-02-02T18:27:00Z</meta:creation-date>
    <dc:date>2016-04-12T11:31:00Z</dc:date>
    <meta:template xlink:href="Normal" xlink:type="simple"/>
    <meta:editing-cycles>36</meta:editing-cycles>
    <meta:editing-duration>PT44340S</meta:editing-duration>
    <meta:document-statistic meta:page-count="11" meta:paragraph-count="29" meta:word-count="2221" meta:character-count="14854" meta:row-count="105" meta:non-whitespace-character-count="12662"/>
  </office:meta>
</office:document-meta>
</file>